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="1pt solid #000001" style:writing-mode="lr-tb"/>
    </style:style>
    <style:style style:name="Tabela3.C5" style:family="table-cell">
      <style:table-cell-properties fo:padding="0.176cm" fo:border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="1pt solid #000001" style:writing-mode="lr-tb"/>
    </style:style>
    <style:style style:name="Tabela3.C11" style:family="table-cell">
      <style:table-cell-properties fo:padding="0.176cm" fo:border="1pt solid #000001" style:writing-mode="lr-tb"/>
    </style:style>
    <style:style style:name="Tabela3.B12" style:family="table-cell">
      <style:table-cell-properties fo:padding="0.176cm" fo:border="1pt solid #000001" style:writing-mode="lr-tb"/>
    </style:style>
    <style:style style:name="Tabela3.C12" style:family="table-cell">
      <style:table-cell-properties fo:padding="0.176cm" fo:border="1pt solid #000001" style:writing-mode="lr-tb"/>
    </style:style>
    <style:style style:name="Tabela3.13" style:family="table-row">
      <style:table-row-properties fo:keep-together="auto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="1pt solid #000001" style:writing-mode="lr-tb"/>
    </style:style>
    <style:style style:name="Tabela4.C9" style:family="table-cell">
      <style:table-cell-properties fo:padding="0.176cm" fo:border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3" style:family="table-cell">
      <style:table-cell-properties fo:padding="0.176cm" fo:border="1pt solid #000001" style:writing-mode="lr-tb"/>
    </style:style>
    <style:style style:name="Tabela4.C13" style:family="table-cell">
      <style:table-cell-properties fo:padding="0.176cm" fo:border="1pt solid #000001" style:writing-mode="lr-tb"/>
    </style:style>
    <style:style style:name="Tabela4.14" style:family="table-row">
      <style:table-row-properties fo:keep-together="auto"/>
    </style:style>
    <style:style style:name="Tabela4.B14" style:family="table-cell">
      <style:table-cell-properties fo:padding="0.176cm" fo:border="1pt solid #000001" style:writing-mode="lr-tb"/>
    </style:style>
    <style:style style:name="Tabela4.C14" style:family="table-cell">
      <style:table-cell-properties fo:padding="0.176cm" fo:border="1pt solid #000001" style:writing-mode="lr-tb"/>
    </style:style>
    <style:style style:name="Tabela4.B15" style:family="table-cell">
      <style:table-cell-properties fo:padding="0.176cm" fo:border="1pt solid #000001" style:writing-mode="lr-tb"/>
    </style:style>
    <style:style style:name="Tabela5" style:family="table">
      <style:table-properties style:width="16.828cm" fo:margin-left="-0.206cm" fo:margin-top="0cm" fo:margin-bottom="0cm" table:align="left" style:writing-mode="lr-tb"/>
    </style:style>
    <style:style style:name="Tabela5.A" style:family="table-column">
      <style:table-column-properties style:column-width="4.154cm"/>
    </style:style>
    <style:style style:name="Tabela5.B" style:family="table-column">
      <style:table-column-properties style:column-width="1.402cm"/>
    </style:style>
    <style:style style:name="Tabela5.C" style:family="table-column">
      <style:table-column-properties style:column-width="11.271cm"/>
    </style:style>
    <style:style style:name="Tabela5.1" style:family="table-row">
      <style:table-row-properties style:min-row-height="0.741cm" fo:keep-together="auto"/>
    </style:style>
    <style:style style:name="Tabela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5.B2" style:family="table-cell">
      <style:table-cell-properties fo:padding="0.176cm" fo:border="1pt solid #000001" style:writing-mode="lr-tb"/>
    </style:style>
    <style:style style:name="Tabela5.C2" style:family="table-cell">
      <style:table-cell-properties fo:padding="0.176cm" fo:border="1pt solid #000001" style:writing-mode="lr-tb"/>
    </style:style>
    <style:style style:name="Tabela5.3" style:family="table-row">
      <style:table-row-properties fo:keep-together="auto"/>
    </style:style>
    <style:style style:name="Tabela5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4" style:family="table-row">
      <style:table-row-properties style:min-row-height="0.953cm" fo:keep-together="auto"/>
    </style:style>
    <style:style style:name="Tabela5.B4" style:family="table-cell">
      <style:table-cell-properties fo:padding="0.176cm" fo:border="1pt solid #000001" style:writing-mode="lr-tb"/>
    </style:style>
    <style:style style:name="Tabela5.B5" style:family="table-cell">
      <style:table-cell-properties fo:padding="0.176cm" fo:border="1pt solid #000001" style:writing-mode="lr-tb"/>
    </style:style>
    <style:style style:name="Tabela5.C5" style:family="table-cell">
      <style:table-cell-properties fo:padding="0.176cm" fo:border="1pt solid #000001" style:writing-mode="lr-tb"/>
    </style:style>
    <style:style style:name="Tabela5.B6" style:family="table-cell">
      <style:table-cell-properties fo:padding="0.176cm" fo:border="1pt solid #000001" style:writing-mode="lr-tb"/>
    </style:style>
    <style:style style:name="Tabela5.C6" style:family="table-cell">
      <style:table-cell-properties fo:padding="0.176cm" fo:border="1pt solid #000001" style:writing-mode="lr-tb"/>
    </style:style>
    <style:style style:name="Tabela5.B7" style:family="table-cell">
      <style:table-cell-properties fo:padding="0.176cm" fo:border="1pt solid #000001" style:writing-mode="lr-tb"/>
    </style:style>
    <style:style style:name="Tabela5.C7" style:family="table-cell">
      <style:table-cell-properties fo:padding="0.176cm" fo:border="1pt solid #000001" style:writing-mode="lr-tb"/>
    </style:style>
    <style:style style:name="Tabela5.B8" style:family="table-cell">
      <style:table-cell-properties fo:padding="0.176cm" fo:border="1pt solid #000001" style:writing-mode="lr-tb"/>
    </style:style>
    <style:style style:name="Tabela5.C8" style:family="table-cell">
      <style:table-cell-properties fo:padding="0.176cm" fo:border="1pt solid #000001" style:writing-mode="lr-tb"/>
    </style:style>
    <style:style style:name="Tabela5.B9" style:family="table-cell">
      <style:table-cell-properties fo:padding="0.176cm" fo:border="1pt solid #000001" style:writing-mode="lr-tb"/>
    </style:style>
    <style:style style:name="Tabela5.C9" style:family="table-cell">
      <style:table-cell-properties fo:padding="0.176cm" fo:border="1pt solid #000001" style:writing-mode="lr-tb"/>
    </style:style>
    <style:style style:name="Tabela5.B10" style:family="table-cell">
      <style:table-cell-properties fo:padding="0.176cm" fo:border="1pt solid #000001" style:writing-mode="lr-tb"/>
    </style:style>
    <style:style style:name="Tabela5.C10" style:family="table-cell">
      <style:table-cell-properties fo:padding="0.176cm" fo:border="1pt solid #000001" style:writing-mode="lr-tb"/>
    </style:style>
    <style:style style:name="Tabela5.B11" style:family="table-cell">
      <style:table-cell-properties fo:padding="0.176cm" fo:border="1pt solid #000001" style:writing-mode="lr-tb"/>
    </style:style>
    <style:style style:name="Tabela5.C11" style:family="table-cell">
      <style:table-cell-properties fo:padding="0.176cm" fo:border="1pt solid #000001" style:writing-mode="lr-tb"/>
    </style:style>
    <style:style style:name="Tabela5.12" style:family="table-row">
      <style:table-row-properties fo:keep-together="auto"/>
    </style:style>
    <style:style style:name="Tabela5.B12" style:family="table-cell">
      <style:table-cell-properties fo:padding="0.176cm" fo:border="1pt solid #000001" style:writing-mode="lr-tb"/>
    </style:style>
    <style:style style:name="Tabela5.C12" style:family="table-cell">
      <style:table-cell-properties fo:padding="0.176cm" fo:border="1pt solid #000001" style:writing-mode="lr-tb"/>
    </style:style>
    <style:style style:name="Tabela5.B13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="1pt solid #000001" style:writing-mode="lr-tb"/>
    </style:style>
    <style:style style:name="Tabela7.C11" style:family="table-cell">
      <style:table-cell-properties fo:padding="0.176cm" fo:border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13" style:family="table-row">
      <style:table-row-properties fo:keep-together="auto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B14" style:family="table-cell">
      <style:table-cell-properties fo:padding="0.176cm" fo:border="1pt solid #000001" style:writing-mode="lr-tb"/>
    </style:style>
    <style:style style:name="Tabela8" style:family="table">
      <style:table-properties style:width="16.828cm" fo:margin-left="-0.206cm" fo:margin-top="0cm" fo:margin-bottom="0cm" table:align="left" style:writing-mode="lr-tb"/>
    </style:style>
    <style:style style:name="Tabela8.A" style:family="table-column">
      <style:table-column-properties style:column-width="4.154cm"/>
    </style:style>
    <style:style style:name="Tabela8.B" style:family="table-column">
      <style:table-column-properties style:column-width="1.402cm"/>
    </style:style>
    <style:style style:name="Tabela8.C" style:family="table-column">
      <style:table-column-properties style:column-width="11.271cm"/>
    </style:style>
    <style:style style:name="Tabela8.1" style:family="table-row">
      <style:table-row-properties style:min-row-height="0.741cm" fo:keep-together="auto"/>
    </style:style>
    <style:style style:name="Tabela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8.B2" style:family="table-cell">
      <style:table-cell-properties fo:padding="0.176cm" fo:border="1pt solid #000001" style:writing-mode="lr-tb"/>
    </style:style>
    <style:style style:name="Tabela8.C2" style:family="table-cell">
      <style:table-cell-properties fo:padding="0.176cm" fo:border="1pt solid #000001" style:writing-mode="lr-tb"/>
    </style:style>
    <style:style style:name="Tabela8.3" style:family="table-row">
      <style:table-row-properties fo:keep-together="auto"/>
    </style:style>
    <style:style style:name="Tabela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4" style:family="table-row">
      <style:table-row-properties style:min-row-height="0.953cm" fo:keep-together="auto"/>
    </style:style>
    <style:style style:name="Tabela8.B4" style:family="table-cell">
      <style:table-cell-properties fo:padding="0.176cm" fo:border="1pt solid #000001" style:writing-mode="lr-tb"/>
    </style:style>
    <style:style style:name="Tabela8.B5" style:family="table-cell">
      <style:table-cell-properties fo:padding="0.176cm" fo:border="1pt solid #000001" style:writing-mode="lr-tb"/>
    </style:style>
    <style:style style:name="Tabela8.C5" style:family="table-cell">
      <style:table-cell-properties fo:padding="0.176cm" fo:border="1pt solid #000001" style:writing-mode="lr-tb"/>
    </style:style>
    <style:style style:name="Tabela8.A6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8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B7" style:family="table-cell">
      <style:table-cell-properties fo:padding="0.176cm" fo:border="1pt solid #000001" style:writing-mode="lr-tb"/>
    </style:style>
    <style:style style:name="Tabela8.C7" style:family="table-cell">
      <style:table-cell-properties fo:padding="0.176cm" fo:border="1pt solid #000001" style:writing-mode="lr-tb"/>
    </style:style>
    <style:style style:name="Tabela8.B8" style:family="table-cell">
      <style:table-cell-properties fo:padding="0.176cm" fo:border="1pt solid #000001" style:writing-mode="lr-tb"/>
    </style:style>
    <style:style style:name="Tabela8.C8" style:family="table-cell">
      <style:table-cell-properties fo:padding="0.176cm" fo:border="1pt solid #000001" style:writing-mode="lr-tb"/>
    </style:style>
    <style:style style:name="Tabela8.B9" style:family="table-cell">
      <style:table-cell-properties fo:padding="0.176cm" fo:border="1pt solid #000001" style:writing-mode="lr-tb"/>
    </style:style>
    <style:style style:name="Tabela8.C9" style:family="table-cell">
      <style:table-cell-properties fo:padding="0.176cm" fo:border="1pt solid #000001" style:writing-mode="lr-tb"/>
    </style:style>
    <style:style style:name="Tabela8.B10" style:family="table-cell">
      <style:table-cell-properties fo:padding="0.176cm" fo:border="1pt solid #000001" style:writing-mode="lr-tb"/>
    </style:style>
    <style:style style:name="Tabela8.C10" style:family="table-cell">
      <style:table-cell-properties fo:padding="0.176cm" fo:border="1pt solid #000001" style:writing-mode="lr-tb"/>
    </style:style>
    <style:style style:name="Tabela8.B11" style:family="table-cell">
      <style:table-cell-properties fo:padding="0.176cm" fo:border="1pt solid #000001" style:writing-mode="lr-tb"/>
    </style:style>
    <style:style style:name="Tabela8.C11" style:family="table-cell">
      <style:table-cell-properties fo:padding="0.176cm" fo:border="1pt solid #000001" style:writing-mode="lr-tb"/>
    </style:style>
    <style:style style:name="Tabela8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B13" style:family="table-cell">
      <style:table-cell-properties fo:padding="0.176cm" fo:border="1pt solid #000001" style:writing-mode="lr-tb"/>
    </style:style>
    <style:style style:name="Tabela8.C13" style:family="table-cell">
      <style:table-cell-properties fo:padding="0.176cm" fo:border="1pt solid #000001" style:writing-mode="lr-tb"/>
    </style:style>
    <style:style style:name="Tabela8.14" style:family="table-row">
      <style:table-row-properties fo:keep-together="auto"/>
    </style:style>
    <style:style style:name="Tabela8.B14" style:family="table-cell">
      <style:table-cell-properties fo:padding="0.176cm" fo:border="1pt solid #000001" style:writing-mode="lr-tb"/>
    </style:style>
    <style:style style:name="Tabela8.C14" style:family="table-cell">
      <style:table-cell-properties fo:padding="0.176cm" fo:border="1pt solid #000001" style:writing-mode="lr-tb"/>
    </style:style>
    <style:style style:name="Tabela8.B15" style:family="table-cell">
      <style:table-cell-properties fo:padding="0.176cm" fo:border="1pt solid #000001" style:writing-mode="lr-tb"/>
    </style:style>
    <style:style style:name="Tabela9" style:family="table">
      <style:table-properties style:width="16.828cm" fo:margin-left="-0.206cm" fo:margin-top="0cm" fo:margin-bottom="0cm" table:align="left" style:writing-mode="lr-tb"/>
    </style:style>
    <style:style style:name="Tabela9.A" style:family="table-column">
      <style:table-column-properties style:column-width="4.154cm"/>
    </style:style>
    <style:style style:name="Tabela9.B" style:family="table-column">
      <style:table-column-properties style:column-width="1.402cm"/>
    </style:style>
    <style:style style:name="Tabela9.C" style:family="table-column">
      <style:table-column-properties style:column-width="11.271cm"/>
    </style:style>
    <style:style style:name="Tabela9.1" style:family="table-row">
      <style:table-row-properties style:min-row-height="0.741cm" fo:keep-together="auto"/>
    </style:style>
    <style:style style:name="Tabela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9.B2" style:family="table-cell">
      <style:table-cell-properties fo:padding="0.176cm" fo:border="1pt solid #000001" style:writing-mode="lr-tb"/>
    </style:style>
    <style:style style:name="Tabela9.C2" style:family="table-cell">
      <style:table-cell-properties fo:padding="0.176cm" fo:border="1pt solid #000001" style:writing-mode="lr-tb"/>
    </style:style>
    <style:style style:name="Tabela9.3" style:family="table-row">
      <style:table-row-properties fo:keep-together="auto"/>
    </style:style>
    <style:style style:name="Tabela9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9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9.4" style:family="table-row">
      <style:table-row-properties style:min-row-height="0.953cm" fo:keep-together="auto"/>
    </style:style>
    <style:style style:name="Tabela9.B4" style:family="table-cell">
      <style:table-cell-properties fo:padding="0.176cm" fo:border="1pt solid #000001" style:writing-mode="lr-tb"/>
    </style:style>
    <style:style style:name="Tabela9.B5" style:family="table-cell">
      <style:table-cell-properties fo:padding="0.176cm" fo:border="1pt solid #000001" style:writing-mode="lr-tb"/>
    </style:style>
    <style:style style:name="Tabela9.C5" style:family="table-cell">
      <style:table-cell-properties fo:padding="0.176cm" fo:border="1pt solid #000001" style:writing-mode="lr-tb"/>
    </style:style>
    <style:style style:name="Tabela9.B6" style:family="table-cell">
      <style:table-cell-properties fo:padding="0.176cm" fo:border="1pt solid #000001" style:writing-mode="lr-tb"/>
    </style:style>
    <style:style style:name="Tabela9.C6" style:family="table-cell">
      <style:table-cell-properties fo:padding="0.176cm" fo:border="1pt solid #000001" style:writing-mode="lr-tb"/>
    </style:style>
    <style:style style:name="Tabela9.B7" style:family="table-cell">
      <style:table-cell-properties fo:padding="0.176cm" fo:border="1pt solid #000001" style:writing-mode="lr-tb"/>
    </style:style>
    <style:style style:name="Tabela9.C7" style:family="table-cell">
      <style:table-cell-properties fo:padding="0.176cm" fo:border="1pt solid #000001" style:writing-mode="lr-tb"/>
    </style:style>
    <style:style style:name="Tabela9.B8" style:family="table-cell">
      <style:table-cell-properties fo:padding="0.176cm" fo:border="1pt solid #000001" style:writing-mode="lr-tb"/>
    </style:style>
    <style:style style:name="Tabela9.C8" style:family="table-cell">
      <style:table-cell-properties fo:padding="0.176cm" fo:border="1pt solid #000001" style:writing-mode="lr-tb"/>
    </style:style>
    <style:style style:name="Tabela9.B9" style:family="table-cell">
      <style:table-cell-properties fo:padding="0.176cm" fo:border="1pt solid #000001" style:writing-mode="lr-tb"/>
    </style:style>
    <style:style style:name="Tabela9.C9" style:family="table-cell">
      <style:table-cell-properties fo:padding="0.176cm" fo:border="1pt solid #000001" style:writing-mode="lr-tb"/>
    </style:style>
    <style:style style:name="Tabela9.B10" style:family="table-cell">
      <style:table-cell-properties fo:padding="0.176cm" fo:border="1pt solid #000001" style:writing-mode="lr-tb"/>
    </style:style>
    <style:style style:name="Tabela9.C10" style:family="table-cell">
      <style:table-cell-properties fo:padding="0.176cm" fo:border="1pt solid #000001" style:writing-mode="lr-tb"/>
    </style:style>
    <style:style style:name="Tabela9.B11" style:family="table-cell">
      <style:table-cell-properties fo:padding="0.176cm" fo:border="1pt solid #000001" style:writing-mode="lr-tb"/>
    </style:style>
    <style:style style:name="Tabela9.C11" style:family="table-cell">
      <style:table-cell-properties fo:padding="0.176cm" fo:border="1pt solid #000001" style:writing-mode="lr-tb"/>
    </style:style>
    <style:style style:name="Tabela9.12" style:family="table-row">
      <style:table-row-properties fo:keep-together="auto"/>
    </style:style>
    <style:style style:name="Tabela9.B12" style:family="table-cell">
      <style:table-cell-properties fo:padding="0.176cm" fo:border="1pt solid #000001" style:writing-mode="lr-tb"/>
    </style:style>
    <style:style style:name="Tabela9.C12" style:family="table-cell">
      <style:table-cell-properties fo:padding="0.176cm" fo:border="1pt solid #000001" style:writing-mode="lr-tb"/>
    </style:style>
    <style:style style:name="Tabela9.B13" style:family="table-cell">
      <style:table-cell-properties fo:padding="0.176cm" fo:border="1pt solid #000001" style:writing-mode="lr-tb"/>
    </style:style>
    <style:style style:name="Tabela10" style:family="table">
      <style:table-properties style:width="16.828cm" fo:margin-left="-0.206cm" fo:margin-top="0cm" fo:margin-bottom="0cm" table:align="left" style:writing-mode="lr-tb"/>
    </style:style>
    <style:style style:name="Tabela10.A" style:family="table-column">
      <style:table-column-properties style:column-width="4.154cm"/>
    </style:style>
    <style:style style:name="Tabela10.B" style:family="table-column">
      <style:table-column-properties style:column-width="1.402cm"/>
    </style:style>
    <style:style style:name="Tabela10.C" style:family="table-column">
      <style:table-column-properties style:column-width="11.271cm"/>
    </style:style>
    <style:style style:name="Tabela10.1" style:family="table-row">
      <style:table-row-properties style:min-row-height="0.741cm" fo:keep-together="auto"/>
    </style:style>
    <style:style style:name="Tabela1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0.B2" style:family="table-cell">
      <style:table-cell-properties fo:padding="0.176cm" fo:border="1pt solid #000001" style:writing-mode="lr-tb"/>
    </style:style>
    <style:style style:name="Tabela10.C2" style:family="table-cell">
      <style:table-cell-properties fo:padding="0.176cm" fo:border="1pt solid #000001" style:writing-mode="lr-tb"/>
    </style:style>
    <style:style style:name="Tabela10.3" style:family="table-row">
      <style:table-row-properties fo:keep-together="auto"/>
    </style:style>
    <style:style style:name="Tabela1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4" style:family="table-row">
      <style:table-row-properties style:min-row-height="0.953cm" fo:keep-together="auto"/>
    </style:style>
    <style:style style:name="Tabela10.B4" style:family="table-cell">
      <style:table-cell-properties fo:padding="0.176cm" fo:border="1pt solid #000001" style:writing-mode="lr-tb"/>
    </style:style>
    <style:style style:name="Tabela10.B5" style:family="table-cell">
      <style:table-cell-properties fo:padding="0.176cm" fo:border="1pt solid #000001" style:writing-mode="lr-tb"/>
    </style:style>
    <style:style style:name="Tabela10.C5" style:family="table-cell">
      <style:table-cell-properties fo:padding="0.176cm" fo:border="1pt solid #000001" style:writing-mode="lr-tb"/>
    </style:style>
    <style:style style:name="Tabela10.B6" style:family="table-cell">
      <style:table-cell-properties fo:padding="0.176cm" fo:border="1pt solid #000001" style:writing-mode="lr-tb"/>
    </style:style>
    <style:style style:name="Tabela10.C6" style:family="table-cell">
      <style:table-cell-properties fo:padding="0.176cm" fo:border="1pt solid #000001" style:writing-mode="lr-tb"/>
    </style:style>
    <style:style style:name="Tabela10.B7" style:family="table-cell">
      <style:table-cell-properties fo:padding="0.176cm" fo:border="1pt solid #000001" style:writing-mode="lr-tb"/>
    </style:style>
    <style:style style:name="Tabela10.C7" style:family="table-cell">
      <style:table-cell-properties fo:padding="0.176cm" fo:border="1pt solid #000001" style:writing-mode="lr-tb"/>
    </style:style>
    <style:style style:name="Tabela10.B8" style:family="table-cell">
      <style:table-cell-properties fo:padding="0.176cm" fo:border="1pt solid #000001" style:writing-mode="lr-tb"/>
    </style:style>
    <style:style style:name="Tabela10.C8" style:family="table-cell">
      <style:table-cell-properties fo:padding="0.176cm" fo:border="1pt solid #000001" style:writing-mode="lr-tb"/>
    </style:style>
    <style:style style:name="Tabela10.B9" style:family="table-cell">
      <style:table-cell-properties fo:padding="0.176cm" fo:border="1pt solid #000001" style:writing-mode="lr-tb"/>
    </style:style>
    <style:style style:name="Tabela10.C9" style:family="table-cell">
      <style:table-cell-properties fo:padding="0.176cm" fo:border="1pt solid #000001" style:writing-mode="lr-tb"/>
    </style:style>
    <style:style style:name="Tabela10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B11" style:family="table-cell">
      <style:table-cell-properties fo:padding="0.176cm" fo:border="1pt solid #000001" style:writing-mode="lr-tb"/>
    </style:style>
    <style:style style:name="Tabela10.C11" style:family="table-cell">
      <style:table-cell-properties fo:padding="0.176cm" fo:border="1pt solid #000001" style:writing-mode="lr-tb"/>
    </style:style>
    <style:style style:name="Tabela10.12" style:family="table-row">
      <style:table-row-properties fo:keep-together="auto"/>
    </style:style>
    <style:style style:name="Tabela10.B12" style:family="table-cell">
      <style:table-cell-properties fo:padding="0.176cm" fo:border="1pt solid #000001" style:writing-mode="lr-tb"/>
    </style:style>
    <style:style style:name="Tabela10.C12" style:family="table-cell">
      <style:table-cell-properties fo:padding="0.176cm" fo:border="1pt solid #000001" style:writing-mode="lr-tb"/>
    </style:style>
    <style:style style:name="Tabela10.B13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="1pt solid #000001" style:writing-mode="lr-tb"/>
    </style:style>
    <style:style style:name="Table4.C10" style:family="table-cell">
      <style:table-cell-properties fo:padding="0.176cm" fo:border="1pt solid #000001" style:writing-mode="lr-tb"/>
    </style:style>
    <style:style style:name="Table4.B11" style:family="table-cell">
      <style:table-cell-properties fo:padding="0.176cm" fo:border="1pt solid #000001" style:writing-mode="lr-tb"/>
    </style:style>
    <style:style style:name="Table4.C11" style:family="table-cell">
      <style:table-cell-properties fo:padding="0.176cm" fo:border="1pt solid #000001" style:writing-mode="lr-tb"/>
    </style:style>
    <style:style style:name="Table4.12" style:family="table-row">
      <style:table-row-properties fo:keep-together="auto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ela11" style:family="table">
      <style:table-properties style:width="16.828cm" fo:margin-left="-0.206cm" fo:margin-top="0cm" fo:margin-bottom="0cm" table:align="left" style:writing-mode="lr-tb"/>
    </style:style>
    <style:style style:name="Tabela11.A" style:family="table-column">
      <style:table-column-properties style:column-width="4.154cm"/>
    </style:style>
    <style:style style:name="Tabela11.B" style:family="table-column">
      <style:table-column-properties style:column-width="1.402cm"/>
    </style:style>
    <style:style style:name="Tabela11.C" style:family="table-column">
      <style:table-column-properties style:column-width="11.271cm"/>
    </style:style>
    <style:style style:name="Tabela11.1" style:family="table-row">
      <style:table-row-properties style:min-row-height="0.741cm" fo:keep-together="auto"/>
    </style:style>
    <style:style style:name="Tabela1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1.B2" style:family="table-cell">
      <style:table-cell-properties fo:padding="0.176cm" fo:border="1pt solid #000001" style:writing-mode="lr-tb"/>
    </style:style>
    <style:style style:name="Tabela11.C2" style:family="table-cell">
      <style:table-cell-properties fo:padding="0.176cm" fo:border="1pt solid #000001" style:writing-mode="lr-tb"/>
    </style:style>
    <style:style style:name="Tabela11.3" style:family="table-row">
      <style:table-row-properties fo:keep-together="auto"/>
    </style:style>
    <style:style style:name="Tabela11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4" style:family="table-row">
      <style:table-row-properties style:min-row-height="0.953cm" fo:keep-together="auto"/>
    </style:style>
    <style:style style:name="Tabela11.B4" style:family="table-cell">
      <style:table-cell-properties fo:padding="0.176cm" fo:border="1pt solid #000001" style:writing-mode="lr-tb"/>
    </style:style>
    <style:style style:name="Tabela11.B5" style:family="table-cell">
      <style:table-cell-properties fo:padding="0.176cm" fo:border="1pt solid #000001" style:writing-mode="lr-tb"/>
    </style:style>
    <style:style style:name="Tabela11.C5" style:family="table-cell">
      <style:table-cell-properties fo:padding="0.176cm" fo:border="1pt solid #000001" style:writing-mode="lr-tb"/>
    </style:style>
    <style:style style:name="Tabela11.B6" style:family="table-cell">
      <style:table-cell-properties fo:padding="0.176cm" fo:border="1pt solid #000001" style:writing-mode="lr-tb"/>
    </style:style>
    <style:style style:name="Tabela11.C6" style:family="table-cell">
      <style:table-cell-properties fo:padding="0.176cm" fo:border="1pt solid #000001" style:writing-mode="lr-tb"/>
    </style:style>
    <style:style style:name="Tabela11.B7" style:family="table-cell">
      <style:table-cell-properties fo:padding="0.176cm" fo:border="1pt solid #000001" style:writing-mode="lr-tb"/>
    </style:style>
    <style:style style:name="Tabela11.C7" style:family="table-cell">
      <style:table-cell-properties fo:padding="0.176cm" fo:border="1pt solid #000001" style:writing-mode="lr-tb"/>
    </style:style>
    <style:style style:name="Tabela11.B8" style:family="table-cell">
      <style:table-cell-properties fo:padding="0.176cm" fo:border="1pt solid #000001" style:writing-mode="lr-tb"/>
    </style:style>
    <style:style style:name="Tabela11.C8" style:family="table-cell">
      <style:table-cell-properties fo:padding="0.176cm" fo:border="1pt solid #000001" style:writing-mode="lr-tb"/>
    </style:style>
    <style:style style:name="Tabela11.B9" style:family="table-cell">
      <style:table-cell-properties fo:padding="0.176cm" fo:border="1pt solid #000001" style:writing-mode="lr-tb"/>
    </style:style>
    <style:style style:name="Tabela11.C9" style:family="table-cell">
      <style:table-cell-properties fo:padding="0.176cm" fo:border="1pt solid #000001" style:writing-mode="lr-tb"/>
    </style:style>
    <style:style style:name="Tabela11.B10" style:family="table-cell">
      <style:table-cell-properties fo:padding="0.176cm" fo:border="1pt solid #000001" style:writing-mode="lr-tb"/>
    </style:style>
    <style:style style:name="Tabela11.C10" style:family="table-cell">
      <style:table-cell-properties fo:padding="0.176cm" fo:border="1pt solid #000001" style:writing-mode="lr-tb"/>
    </style:style>
    <style:style style:name="Tabela11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B12" style:family="table-cell">
      <style:table-cell-properties fo:padding="0.176cm" fo:border="1pt solid #000001" style:writing-mode="lr-tb"/>
    </style:style>
    <style:style style:name="Tabela11.C12" style:family="table-cell">
      <style:table-cell-properties fo:padding="0.176cm" fo:border="1pt solid #000001" style:writing-mode="lr-tb"/>
    </style:style>
    <style:style style:name="Tabela11.13" style:family="table-row">
      <style:table-row-properties fo:keep-together="auto"/>
    </style:style>
    <style:style style:name="Tabela11.B13" style:family="table-cell">
      <style:table-cell-properties fo:padding="0.176cm" fo:border="1pt solid #000001" style:writing-mode="lr-tb"/>
    </style:style>
    <style:style style:name="Tabela11.C13" style:family="table-cell">
      <style:table-cell-properties fo:padding="0.176cm" fo:border="1pt solid #000001" style:writing-mode="lr-tb"/>
    </style:style>
    <style:style style:name="Tabela11.B14" style:family="table-cell">
      <style:table-cell-properties fo:padding="0.176cm" fo:border="1pt solid #000001" style:writing-mode="lr-tb"/>
    </style:style>
    <style:style style:name="Tabela12" style:family="table">
      <style:table-properties style:width="16.789cm" fo:margin-left="-0.206cm" fo:margin-top="0cm" fo:margin-bottom="0cm" table:align="left" style:writing-mode="lr-tb"/>
    </style:style>
    <style:style style:name="Tabela12.A" style:family="table-column">
      <style:table-column-properties style:column-width="4.154cm"/>
    </style:style>
    <style:style style:name="Tabela12.B" style:family="table-column">
      <style:table-column-properties style:column-width="1.402cm"/>
    </style:style>
    <style:style style:name="Tabela12.C" style:family="table-column">
      <style:table-column-properties style:column-width="11.232cm"/>
    </style:style>
    <style:style style:name="Tabela12.1" style:family="table-row">
      <style:table-row-properties style:min-row-height="0.741cm" fo:keep-together="auto"/>
    </style:style>
    <style:style style:name="Tabela1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2.B2" style:family="table-cell">
      <style:table-cell-properties fo:padding="0.176cm" fo:border="1pt solid #000001" style:writing-mode="lr-tb"/>
    </style:style>
    <style:style style:name="Tabela12.C2" style:family="table-cell">
      <style:table-cell-properties fo:padding="0.176cm" fo:border="1pt solid #000001" style:writing-mode="lr-tb"/>
    </style:style>
    <style:style style:name="Tabela12.3" style:family="table-row">
      <style:table-row-properties fo:keep-together="auto"/>
    </style:style>
    <style:style style:name="Tabela1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2.4" style:family="table-row">
      <style:table-row-properties style:min-row-height="0.953cm" fo:keep-together="auto"/>
    </style:style>
    <style:style style:name="Tabela12.B4" style:family="table-cell">
      <style:table-cell-properties fo:padding="0.176cm" fo:border="1pt solid #000001" style:writing-mode="lr-tb"/>
    </style:style>
    <style:style style:name="Tabela12.B5" style:family="table-cell">
      <style:table-cell-properties fo:padding="0.176cm" fo:border="1pt solid #000001" style:writing-mode="lr-tb"/>
    </style:style>
    <style:style style:name="Tabela12.C5" style:family="table-cell">
      <style:table-cell-properties fo:padding="0.176cm" fo:border="1pt solid #000001" style:writing-mode="lr-tb"/>
    </style:style>
    <style:style style:name="Tabela12.B6" style:family="table-cell">
      <style:table-cell-properties fo:padding="0.176cm" fo:border="1pt solid #000001" style:writing-mode="lr-tb"/>
    </style:style>
    <style:style style:name="Tabela12.C6" style:family="table-cell">
      <style:table-cell-properties fo:padding="0.176cm" fo:border="1pt solid #000001" style:writing-mode="lr-tb"/>
    </style:style>
    <style:style style:name="Tabela12.B7" style:family="table-cell">
      <style:table-cell-properties fo:padding="0.176cm" fo:border="1pt solid #000001" style:writing-mode="lr-tb"/>
    </style:style>
    <style:style style:name="Tabela12.C7" style:family="table-cell">
      <style:table-cell-properties fo:padding="0.176cm" fo:border="1pt solid #000001" style:writing-mode="lr-tb"/>
    </style:style>
    <style:style style:name="Tabela12.B8" style:family="table-cell">
      <style:table-cell-properties fo:padding="0.176cm" fo:border="1pt solid #000001" style:writing-mode="lr-tb"/>
    </style:style>
    <style:style style:name="Tabela12.C8" style:family="table-cell">
      <style:table-cell-properties fo:padding="0.176cm" fo:border="1pt solid #000001" style:writing-mode="lr-tb"/>
    </style:style>
    <style:style style:name="Tabela12.B9" style:family="table-cell">
      <style:table-cell-properties fo:padding="0.176cm" fo:border="1pt solid #000001" style:writing-mode="lr-tb"/>
    </style:style>
    <style:style style:name="Tabela12.C9" style:family="table-cell">
      <style:table-cell-properties fo:padding="0.176cm" fo:border="1pt solid #000001" style:writing-mode="lr-tb"/>
    </style:style>
    <style:style style:name="Tabela12.B10" style:family="table-cell">
      <style:table-cell-properties fo:padding="0.176cm" fo:border="1pt solid #000001" style:writing-mode="lr-tb"/>
    </style:style>
    <style:style style:name="Tabela12.C10" style:family="table-cell">
      <style:table-cell-properties fo:padding="0.176cm" fo:border="1pt solid #000001" style:writing-mode="lr-tb"/>
    </style:style>
    <style:style style:name="Tabela12.B11" style:family="table-cell">
      <style:table-cell-properties fo:padding="0.176cm" fo:border="1pt solid #000001" style:writing-mode="lr-tb"/>
    </style:style>
    <style:style style:name="Tabela12.C11" style:family="table-cell">
      <style:table-cell-properties fo:padding="0.176cm" fo:border="1pt solid #000001" style:writing-mode="lr-tb"/>
    </style:style>
    <style:style style:name="Tabela12.12" style:family="table-row">
      <style:table-row-properties fo:keep-together="auto"/>
    </style:style>
    <style:style style:name="Tabela12.B12" style:family="table-cell">
      <style:table-cell-properties fo:padding="0.176cm" fo:border="1pt solid #000001" style:writing-mode="lr-tb"/>
    </style:style>
    <style:style style:name="Tabela12.C12" style:family="table-cell">
      <style:table-cell-properties fo:padding="0.176cm" fo:border="1pt solid #000001" style:writing-mode="lr-tb"/>
    </style:style>
    <style:style style:name="Tabela12.B13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3" style:family="table-row">
      <style:table-row-properties style:min-row-height="0.953cm" fo:keep-together="auto"/>
    </style:style>
    <style:style style:name="Tabela14.B3" style:family="table-cell">
      <style:table-cell-properties fo:padding="0.176cm" fo:border="1pt solid #000001" style:writing-mode="lr-tb"/>
    </style:style>
    <style:style style:name="Tabela14.B4" style:family="table-cell">
      <style:table-cell-properties fo:padding="0.176cm" fo:border="1pt solid #000001" style:writing-mode="lr-tb"/>
    </style:style>
    <style:style style:name="Tabela14.C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A7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="1pt solid #000001" style:writing-mode="lr-tb"/>
    </style:style>
    <style:style style:name="Tabela14.C9" style:family="table-cell">
      <style:table-cell-properties fo:padding="0.176cm" fo:border="1pt solid #000001" style:writing-mode="lr-tb"/>
    </style:style>
    <style:style style:name="Tabela14.10" style:family="table-row">
      <style:table-row-properties fo:keep-together="auto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B11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="1pt solid #000001" style:writing-mode="lr-tb"/>
    </style:style>
    <style:style style:name="Tabela15.C14" style:family="table-cell">
      <style:table-cell-properties fo:padding="0.176cm" fo:border="1pt solid #000001" style:writing-mode="lr-tb"/>
    </style:style>
    <style:style style:name="Tabela15.15" style:family="table-row">
      <style:table-row-properties fo:keep-together="auto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B16" style:family="table-cell">
      <style:table-cell-properties fo:padding="0.176cm" fo:border="1pt solid #000001" style:writing-mode="lr-tb"/>
    </style:style>
    <style:style style:name="Tabela16" style:family="table">
      <style:table-properties style:width="16.828cm" fo:margin-left="-0.206cm" fo:margin-top="0cm" fo:margin-bottom="0cm" table:align="left" style:writing-mode="lr-tb"/>
    </style:style>
    <style:style style:name="Tabela16.A" style:family="table-column">
      <style:table-column-properties style:column-width="4.154cm"/>
    </style:style>
    <style:style style:name="Tabela16.B" style:family="table-column">
      <style:table-column-properties style:column-width="1.402cm"/>
    </style:style>
    <style:style style:name="Tabela16.C" style:family="table-column">
      <style:table-column-properties style:column-width="11.271cm"/>
    </style:style>
    <style:style style:name="Tabela16.1" style:family="table-row">
      <style:table-row-properties style:min-row-height="0.741cm" fo:keep-together="auto"/>
    </style:style>
    <style:style style:name="Tabela1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6.B2" style:family="table-cell">
      <style:table-cell-properties fo:padding="0.176cm" fo:border="1pt solid #000001" style:writing-mode="lr-tb"/>
    </style:style>
    <style:style style:name="Tabela16.C2" style:family="table-cell">
      <style:table-cell-properties fo:padding="0.176cm" fo:border="1pt solid #000001" style:writing-mode="lr-tb"/>
    </style:style>
    <style:style style:name="Tabela16.3" style:family="table-row">
      <style:table-row-properties fo:keep-together="auto"/>
    </style:style>
    <style:style style:name="Tabela1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4" style:family="table-row">
      <style:table-row-properties style:min-row-height="0.953cm" fo:keep-together="auto"/>
    </style:style>
    <style:style style:name="Tabela16.B4" style:family="table-cell">
      <style:table-cell-properties fo:padding="0.176cm" fo:border="1pt solid #000001" style:writing-mode="lr-tb"/>
    </style:style>
    <style:style style:name="Tabela16.B5" style:family="table-cell">
      <style:table-cell-properties fo:padding="0.176cm" fo:border="1pt solid #000001" style:writing-mode="lr-tb"/>
    </style:style>
    <style:style style:name="Tabela16.C5" style:family="table-cell">
      <style:table-cell-properties fo:padding="0.176cm" fo:border="1pt solid #000001" style:writing-mode="lr-tb"/>
    </style:style>
    <style:style style:name="Tabela16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B7" style:family="table-cell">
      <style:table-cell-properties fo:padding="0.176cm" fo:border="1pt solid #000001" style:writing-mode="lr-tb"/>
    </style:style>
    <style:style style:name="Tabela16.C7" style:family="table-cell">
      <style:table-cell-properties fo:padding="0.176cm" fo:border="1pt solid #000001" style:writing-mode="lr-tb"/>
    </style:style>
    <style:style style:name="Tabela16.B8" style:family="table-cell">
      <style:table-cell-properties fo:padding="0.176cm" fo:border="1pt solid #000001" style:writing-mode="lr-tb"/>
    </style:style>
    <style:style style:name="Tabela16.C8" style:family="table-cell">
      <style:table-cell-properties fo:padding="0.176cm" fo:border="1pt solid #000001" style:writing-mode="lr-tb"/>
    </style:style>
    <style:style style:name="Tabela16.B9" style:family="table-cell">
      <style:table-cell-properties fo:padding="0.176cm" fo:border="1pt solid #000001" style:writing-mode="lr-tb"/>
    </style:style>
    <style:style style:name="Tabela16.C9" style:family="table-cell">
      <style:table-cell-properties fo:padding="0.176cm" fo:border="1pt solid #000001" style:writing-mode="lr-tb"/>
    </style:style>
    <style:style style:name="Tabela16.B10" style:family="table-cell">
      <style:table-cell-properties fo:padding="0.176cm" fo:border="1pt solid #000001" style:writing-mode="lr-tb"/>
    </style:style>
    <style:style style:name="Tabela16.C10" style:family="table-cell">
      <style:table-cell-properties fo:padding="0.176cm" fo:border="1pt solid #000001" style:writing-mode="lr-tb"/>
    </style:style>
    <style:style style:name="Tabela16.B11" style:family="table-cell">
      <style:table-cell-properties fo:padding="0.176cm" fo:border="1pt solid #000001" style:writing-mode="lr-tb"/>
    </style:style>
    <style:style style:name="Tabela16.C11" style:family="table-cell">
      <style:table-cell-properties fo:padding="0.176cm" fo:border="1pt solid #000001" style:writing-mode="lr-tb"/>
    </style:style>
    <style:style style:name="Tabela16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B14" style:family="table-cell">
      <style:table-cell-properties fo:padding="0.176cm" fo:border="1pt solid #000001" style:writing-mode="lr-tb"/>
    </style:style>
    <style:style style:name="Tabela16.C14" style:family="table-cell">
      <style:table-cell-properties fo:padding="0.176cm" fo:border="1pt solid #000001" style:writing-mode="lr-tb"/>
    </style:style>
    <style:style style:name="Tabela16.15" style:family="table-row">
      <style:table-row-properties fo:keep-together="auto"/>
    </style:style>
    <style:style style:name="Tabela16.B15" style:family="table-cell">
      <style:table-cell-properties fo:padding="0.176cm" fo:border="1pt solid #000001" style:writing-mode="lr-tb"/>
    </style:style>
    <style:style style:name="Tabela16.C15" style:family="table-cell">
      <style:table-cell-properties fo:padding="0.176cm" fo:border="1pt solid #000001" style:writing-mode="lr-tb"/>
    </style:style>
    <style:style style:name="Tabela16.B16" style:family="table-cell">
      <style:table-cell-properties fo:padding="0.176cm" fo:border="1pt solid #000001" style:writing-mode="lr-tb"/>
    </style:style>
    <style:style style:name="Tabela17" style:family="table">
      <style:table-properties style:width="16.828cm" fo:margin-left="-0.206cm" fo:margin-top="0cm" fo:margin-bottom="0cm" table:align="left" style:writing-mode="lr-tb"/>
    </style:style>
    <style:style style:name="Tabela17.A" style:family="table-column">
      <style:table-column-properties style:column-width="4.154cm"/>
    </style:style>
    <style:style style:name="Tabela17.B" style:family="table-column">
      <style:table-column-properties style:column-width="1.402cm"/>
    </style:style>
    <style:style style:name="Tabela17.C" style:family="table-column">
      <style:table-column-properties style:column-width="11.271cm"/>
    </style:style>
    <style:style style:name="Tabela17.1" style:family="table-row">
      <style:table-row-properties style:min-row-height="0.741cm" fo:keep-together="auto"/>
    </style:style>
    <style:style style:name="Tabela1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7.B2" style:family="table-cell">
      <style:table-cell-properties fo:padding="0.176cm" fo:border="1pt solid #000001" style:writing-mode="lr-tb"/>
    </style:style>
    <style:style style:name="Tabela17.C2" style:family="table-cell">
      <style:table-cell-properties fo:padding="0.176cm" fo:border="1pt solid #000001" style:writing-mode="lr-tb"/>
    </style:style>
    <style:style style:name="Tabela17.3" style:family="table-row">
      <style:table-row-properties fo:keep-together="auto"/>
    </style:style>
    <style:style style:name="Tabela1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7.4" style:family="table-row">
      <style:table-row-properties style:min-row-height="0.953cm" fo:keep-together="auto"/>
    </style:style>
    <style:style style:name="Tabela17.B4" style:family="table-cell">
      <style:table-cell-properties fo:padding="0.176cm" fo:border="1pt solid #000001" style:writing-mode="lr-tb"/>
    </style:style>
    <style:style style:name="Tabela17.B5" style:family="table-cell">
      <style:table-cell-properties fo:padding="0.176cm" fo:border="1pt solid #000001" style:writing-mode="lr-tb"/>
    </style:style>
    <style:style style:name="Tabela17.C5" style:family="table-cell">
      <style:table-cell-properties fo:padding="0.176cm" fo:border="1pt solid #000001" style:writing-mode="lr-tb"/>
    </style:style>
    <style:style style:name="Tabela17.B6" style:family="table-cell">
      <style:table-cell-properties fo:padding="0.176cm" fo:border="1pt solid #000001" style:writing-mode="lr-tb"/>
    </style:style>
    <style:style style:name="Tabela17.C6" style:family="table-cell">
      <style:table-cell-properties fo:padding="0.176cm" fo:border="1pt solid #000001" style:writing-mode="lr-tb"/>
    </style:style>
    <style:style style:name="Tabela17.B7" style:family="table-cell">
      <style:table-cell-properties fo:padding="0.176cm" fo:border="1pt solid #000001" style:writing-mode="lr-tb"/>
    </style:style>
    <style:style style:name="Tabela17.C7" style:family="table-cell">
      <style:table-cell-properties fo:padding="0.176cm" fo:border="1pt solid #000001" style:writing-mode="lr-tb"/>
    </style:style>
    <style:style style:name="Tabela17.B8" style:family="table-cell">
      <style:table-cell-properties fo:padding="0.176cm" fo:border="1pt solid #000001" style:writing-mode="lr-tb"/>
    </style:style>
    <style:style style:name="Tabela17.C8" style:family="table-cell">
      <style:table-cell-properties fo:padding="0.176cm" fo:border="1pt solid #000001" style:writing-mode="lr-tb"/>
    </style:style>
    <style:style style:name="Tabela17.B9" style:family="table-cell">
      <style:table-cell-properties fo:padding="0.176cm" fo:border="1pt solid #000001" style:writing-mode="lr-tb"/>
    </style:style>
    <style:style style:name="Tabela17.C9" style:family="table-cell">
      <style:table-cell-properties fo:padding="0.176cm" fo:border="1pt solid #000001" style:writing-mode="lr-tb"/>
    </style:style>
    <style:style style:name="Tabela17.B10" style:family="table-cell">
      <style:table-cell-properties fo:padding="0.176cm" fo:border="1pt solid #000001" style:writing-mode="lr-tb"/>
    </style:style>
    <style:style style:name="Tabela17.C10" style:family="table-cell">
      <style:table-cell-properties fo:padding="0.176cm" fo:border="1pt solid #000001" style:writing-mode="lr-tb"/>
    </style:style>
    <style:style style:name="Tabela17.B11" style:family="table-cell">
      <style:table-cell-properties fo:padding="0.176cm" fo:border="1pt solid #000001" style:writing-mode="lr-tb"/>
    </style:style>
    <style:style style:name="Tabela17.C11" style:family="table-cell">
      <style:table-cell-properties fo:padding="0.176cm" fo:border="1pt solid #000001" style:writing-mode="lr-tb"/>
    </style:style>
    <style:style style:name="Tabela17.12" style:family="table-row">
      <style:table-row-properties fo:keep-together="auto"/>
    </style:style>
    <style:style style:name="Tabela17.B12" style:family="table-cell">
      <style:table-cell-properties fo:padding="0.176cm" fo:border="1pt solid #000001" style:writing-mode="lr-tb"/>
    </style:style>
    <style:style style:name="Tabela17.C12" style:family="table-cell">
      <style:table-cell-properties fo:padding="0.176cm" fo:border="1pt solid #000001" style:writing-mode="lr-tb"/>
    </style:style>
    <style:style style:name="Tabela17.B13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="1pt solid #000001" style:writing-mode="lr-tb"/>
    </style:style>
    <style:style style:name="Tabela19.C6" style:family="table-cell">
      <style:table-cell-properties fo:padding="0.176cm" fo:border="1pt solid #000001" style:writing-mode="lr-tb"/>
    </style:style>
    <style:style style:name="Tabela19.B7" style:family="table-cell">
      <style:table-cell-properties fo:padding="0.176cm" fo:border="1pt solid #000001" style:writing-mode="lr-tb"/>
    </style:style>
    <style:style style:name="Tabela19.C7" style:family="table-cell">
      <style:table-cell-properties fo:padding="0.176cm" fo:border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12" style:family="table-row">
      <style:table-row-properties fo:keep-together="auto"/>
    </style:style>
    <style:style style:name="Tabela19.B12" style:family="table-cell">
      <style:table-cell-properties fo:padding="0.176cm" fo:border="1pt solid #000001" style:writing-mode="lr-tb"/>
    </style:style>
    <style:style style:name="Tabela19.C12" style:family="table-cell">
      <style:table-cell-properties fo:padding="0.176cm" fo:border="1pt solid #000001" style:writing-mode="lr-tb"/>
    </style:style>
    <style:style style:name="Tabela19.B13" style:family="table-cell">
      <style:table-cell-properties fo:padding="0.176cm" fo:border="1pt solid #000001" style:writing-mode="lr-tb"/>
    </style:style>
    <style:style style:name="Tabela20" style:family="table">
      <style:table-properties style:width="16.828cm" fo:margin-left="-0.206cm" fo:margin-top="0cm" fo:margin-bottom="0cm" table:align="left" style:writing-mode="lr-tb"/>
    </style:style>
    <style:style style:name="Tabela20.A" style:family="table-column">
      <style:table-column-properties style:column-width="4.154cm"/>
    </style:style>
    <style:style style:name="Tabela20.B" style:family="table-column">
      <style:table-column-properties style:column-width="1.402cm"/>
    </style:style>
    <style:style style:name="Tabela20.C" style:family="table-column">
      <style:table-column-properties style:column-width="11.271cm"/>
    </style:style>
    <style:style style:name="Tabela20.1" style:family="table-row">
      <style:table-row-properties style:min-row-height="0.741cm" fo:keep-together="auto"/>
    </style:style>
    <style:style style:name="Tabela2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0.B2" style:family="table-cell">
      <style:table-cell-properties fo:padding="0.176cm" fo:border="1pt solid #000001" style:writing-mode="lr-tb"/>
    </style:style>
    <style:style style:name="Tabela20.C2" style:family="table-cell">
      <style:table-cell-properties fo:padding="0.176cm" fo:border="1pt solid #000001" style:writing-mode="lr-tb"/>
    </style:style>
    <style:style style:name="Tabela20.3" style:family="table-row">
      <style:table-row-properties fo:keep-together="auto"/>
    </style:style>
    <style:style style:name="Tabela2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0.4" style:family="table-row">
      <style:table-row-properties style:min-row-height="0.953cm" fo:keep-together="auto"/>
    </style:style>
    <style:style style:name="Tabela20.B4" style:family="table-cell">
      <style:table-cell-properties fo:padding="0.176cm" fo:border="1pt solid #000001" style:writing-mode="lr-tb"/>
    </style:style>
    <style:style style:name="Tabela20.B5" style:family="table-cell">
      <style:table-cell-properties fo:padding="0.176cm" fo:border="1pt solid #000001" style:writing-mode="lr-tb"/>
    </style:style>
    <style:style style:name="Tabela20.C5" style:family="table-cell">
      <style:table-cell-properties fo:padding="0.176cm" fo:border="1pt solid #000001" style:writing-mode="lr-tb"/>
    </style:style>
    <style:style style:name="Tabela20.B6" style:family="table-cell">
      <style:table-cell-properties fo:padding="0.176cm" fo:border="1pt solid #000001" style:writing-mode="lr-tb"/>
    </style:style>
    <style:style style:name="Tabela20.C6" style:family="table-cell">
      <style:table-cell-properties fo:padding="0.176cm" fo:border="1pt solid #000001" style:writing-mode="lr-tb"/>
    </style:style>
    <style:style style:name="Tabela20.B7" style:family="table-cell">
      <style:table-cell-properties fo:padding="0.176cm" fo:border="1pt solid #000001" style:writing-mode="lr-tb"/>
    </style:style>
    <style:style style:name="Tabela20.C7" style:family="table-cell">
      <style:table-cell-properties fo:padding="0.176cm" fo:border="1pt solid #000001" style:writing-mode="lr-tb"/>
    </style:style>
    <style:style style:name="Tabela20.B8" style:family="table-cell">
      <style:table-cell-properties fo:padding="0.176cm" fo:border="1pt solid #000001" style:writing-mode="lr-tb"/>
    </style:style>
    <style:style style:name="Tabela20.C8" style:family="table-cell">
      <style:table-cell-properties fo:padding="0.176cm" fo:border="1pt solid #000001" style:writing-mode="lr-tb"/>
    </style:style>
    <style:style style:name="Tabela20.B9" style:family="table-cell">
      <style:table-cell-properties fo:padding="0.176cm" fo:border="1pt solid #000001" style:writing-mode="lr-tb"/>
    </style:style>
    <style:style style:name="Tabela20.C9" style:family="table-cell">
      <style:table-cell-properties fo:padding="0.176cm" fo:border="1pt solid #000001" style:writing-mode="lr-tb"/>
    </style:style>
    <style:style style:name="Tabela20.B10" style:family="table-cell">
      <style:table-cell-properties fo:padding="0.176cm" fo:border="1pt solid #000001" style:writing-mode="lr-tb"/>
    </style:style>
    <style:style style:name="Tabela20.C10" style:family="table-cell">
      <style:table-cell-properties fo:padding="0.176cm" fo:border="1pt solid #000001" style:writing-mode="lr-tb"/>
    </style:style>
    <style:style style:name="Tabela2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0.B12" style:family="table-cell">
      <style:table-cell-properties fo:padding="0.176cm" fo:border="1pt solid #000001" style:writing-mode="lr-tb"/>
    </style:style>
    <style:style style:name="Tabela20.C12" style:family="table-cell">
      <style:table-cell-properties fo:padding="0.176cm" fo:border="1pt solid #000001" style:writing-mode="lr-tb"/>
    </style:style>
    <style:style style:name="Tabela20.13" style:family="table-row">
      <style:table-row-properties fo:keep-together="auto"/>
    </style:style>
    <style:style style:name="Tabela20.B13" style:family="table-cell">
      <style:table-cell-properties fo:padding="0.176cm" fo:border="1pt solid #000001" style:writing-mode="lr-tb"/>
    </style:style>
    <style:style style:name="Tabela20.C13" style:family="table-cell">
      <style:table-cell-properties fo:padding="0.176cm" fo:border="1pt solid #000001" style:writing-mode="lr-tb"/>
    </style:style>
    <style:style style:name="Tabela20.B14" style:family="table-cell">
      <style:table-cell-properties fo:padding="0.176cm" fo:border="1pt solid #000001" style:writing-mode="lr-tb"/>
    </style:style>
    <style:style style:name="Tabela21" style:family="table">
      <style:table-properties style:width="16.828cm" fo:margin-left="-0.206cm" fo:margin-top="0cm" fo:margin-bottom="0cm" table:align="left" style:writing-mode="lr-tb"/>
    </style:style>
    <style:style style:name="Tabela21.A" style:family="table-column">
      <style:table-column-properties style:column-width="4.154cm"/>
    </style:style>
    <style:style style:name="Tabela21.B" style:family="table-column">
      <style:table-column-properties style:column-width="1.402cm"/>
    </style:style>
    <style:style style:name="Tabela21.C" style:family="table-column">
      <style:table-column-properties style:column-width="11.271cm"/>
    </style:style>
    <style:style style:name="Tabela21.1" style:family="table-row">
      <style:table-row-properties style:min-row-height="0.741cm" fo:keep-together="auto"/>
    </style:style>
    <style:style style:name="Tabela2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1.B2" style:family="table-cell">
      <style:table-cell-properties fo:padding="0.176cm" fo:border="1pt solid #000001" style:writing-mode="lr-tb"/>
    </style:style>
    <style:style style:name="Tabela21.C2" style:family="table-cell">
      <style:table-cell-properties fo:padding="0.176cm" fo:border="1pt solid #000001" style:writing-mode="lr-tb"/>
    </style:style>
    <style:style style:name="Tabela21.3" style:family="table-row">
      <style:table-row-properties fo:keep-together="auto"/>
    </style:style>
    <style:style style:name="Tabela21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1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1.4" style:family="table-row">
      <style:table-row-properties style:min-row-height="0.953cm" fo:keep-together="auto"/>
    </style:style>
    <style:style style:name="Tabela21.B4" style:family="table-cell">
      <style:table-cell-properties fo:padding="0.176cm" fo:border="1pt solid #000001" style:writing-mode="lr-tb"/>
    </style:style>
    <style:style style:name="Tabela21.B5" style:family="table-cell">
      <style:table-cell-properties fo:padding="0.176cm" fo:border="1pt solid #000001" style:writing-mode="lr-tb"/>
    </style:style>
    <style:style style:name="Tabela21.C5" style:family="table-cell">
      <style:table-cell-properties fo:padding="0.176cm" fo:border="1pt solid #000001" style:writing-mode="lr-tb"/>
    </style:style>
    <style:style style:name="Tabela21.B6" style:family="table-cell">
      <style:table-cell-properties fo:padding="0.176cm" fo:border="1pt solid #000001" style:writing-mode="lr-tb"/>
    </style:style>
    <style:style style:name="Tabela21.C6" style:family="table-cell">
      <style:table-cell-properties fo:padding="0.176cm" fo:border="1pt solid #000001" style:writing-mode="lr-tb"/>
    </style:style>
    <style:style style:name="Tabela21.B7" style:family="table-cell">
      <style:table-cell-properties fo:padding="0.176cm" fo:border="1pt solid #000001" style:writing-mode="lr-tb"/>
    </style:style>
    <style:style style:name="Tabela21.C7" style:family="table-cell">
      <style:table-cell-properties fo:padding="0.176cm" fo:border="1pt solid #000001" style:writing-mode="lr-tb"/>
    </style:style>
    <style:style style:name="Tabela21.B8" style:family="table-cell">
      <style:table-cell-properties fo:padding="0.176cm" fo:border="1pt solid #000001" style:writing-mode="lr-tb"/>
    </style:style>
    <style:style style:name="Tabela21.C8" style:family="table-cell">
      <style:table-cell-properties fo:padding="0.176cm" fo:border="1pt solid #000001" style:writing-mode="lr-tb"/>
    </style:style>
    <style:style style:name="Tabela21.B9" style:family="table-cell">
      <style:table-cell-properties fo:padding="0.176cm" fo:border="1pt solid #000001" style:writing-mode="lr-tb"/>
    </style:style>
    <style:style style:name="Tabela21.C9" style:family="table-cell">
      <style:table-cell-properties fo:padding="0.176cm" fo:border="1pt solid #000001" style:writing-mode="lr-tb"/>
    </style:style>
    <style:style style:name="Tabela21.B10" style:family="table-cell">
      <style:table-cell-properties fo:padding="0.176cm" fo:border="1pt solid #000001" style:writing-mode="lr-tb"/>
    </style:style>
    <style:style style:name="Tabela21.C10" style:family="table-cell">
      <style:table-cell-properties fo:padding="0.176cm" fo:border="1pt solid #000001" style:writing-mode="lr-tb"/>
    </style:style>
    <style:style style:name="Tabela21.B11" style:family="table-cell">
      <style:table-cell-properties fo:padding="0.176cm" fo:border="1pt solid #000001" style:writing-mode="lr-tb"/>
    </style:style>
    <style:style style:name="Tabela21.C11" style:family="table-cell">
      <style:table-cell-properties fo:padding="0.176cm" fo:border="1pt solid #000001" style:writing-mode="lr-tb"/>
    </style:style>
    <style:style style:name="Tabela21.12" style:family="table-row">
      <style:table-row-properties fo:keep-together="auto"/>
    </style:style>
    <style:style style:name="Tabela21.B12" style:family="table-cell">
      <style:table-cell-properties fo:padding="0.176cm" fo:border="1pt solid #000001" style:writing-mode="lr-tb"/>
    </style:style>
    <style:style style:name="Tabela21.C12" style:family="table-cell">
      <style:table-cell-properties fo:padding="0.176cm" fo:border="1pt solid #000001" style:writing-mode="lr-tb"/>
    </style:style>
    <style:style style:name="Tabela21.B13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4" style:family="table">
      <style:table-properties style:width="16.828cm" fo:margin-left="-0.206cm" fo:margin-top="0cm" fo:margin-bottom="0cm" table:align="left" style:writing-mode="lr-tb"/>
    </style:style>
    <style:style style:name="Tabela24.A" style:family="table-column">
      <style:table-column-properties style:column-width="4.154cm"/>
    </style:style>
    <style:style style:name="Tabela24.B" style:family="table-column">
      <style:table-column-properties style:column-width="1.402cm"/>
    </style:style>
    <style:style style:name="Tabela24.C" style:family="table-column">
      <style:table-column-properties style:column-width="11.271cm"/>
    </style:style>
    <style:style style:name="Tabela24.1" style:family="table-row">
      <style:table-row-properties style:min-row-height="0.741cm" fo:keep-together="auto"/>
    </style:style>
    <style:style style:name="Tabela2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4.B2" style:family="table-cell">
      <style:table-cell-properties fo:padding="0.176cm" fo:border="1pt solid #000001" style:writing-mode="lr-tb"/>
    </style:style>
    <style:style style:name="Tabela24.C2" style:family="table-cell">
      <style:table-cell-properties fo:padding="0.176cm" fo:border="1pt solid #000001" style:writing-mode="lr-tb"/>
    </style:style>
    <style:style style:name="Tabela24.3" style:family="table-row">
      <style:table-row-properties fo:keep-together="auto"/>
    </style:style>
    <style:style style:name="Tabela2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4.4" style:family="table-row">
      <style:table-row-properties style:min-row-height="0.953cm" fo:keep-together="auto"/>
    </style:style>
    <style:style style:name="Tabela24.B4" style:family="table-cell">
      <style:table-cell-properties fo:padding="0.176cm" fo:border="1pt solid #000001" style:writing-mode="lr-tb"/>
    </style:style>
    <style:style style:name="Tabela24.B5" style:family="table-cell">
      <style:table-cell-properties fo:padding="0.176cm" fo:border="1pt solid #000001" style:writing-mode="lr-tb"/>
    </style:style>
    <style:style style:name="Tabela24.C5" style:family="table-cell">
      <style:table-cell-properties fo:padding="0.176cm" fo:border="1pt solid #000001" style:writing-mode="lr-tb"/>
    </style:style>
    <style:style style:name="Tabela24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4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4.B7" style:family="table-cell">
      <style:table-cell-properties fo:padding="0.176cm" fo:border="1pt solid #000001" style:writing-mode="lr-tb"/>
    </style:style>
    <style:style style:name="Tabela24.C7" style:family="table-cell">
      <style:table-cell-properties fo:padding="0.176cm" fo:border="1pt solid #000001" style:writing-mode="lr-tb"/>
    </style:style>
    <style:style style:name="Tabela24.B8" style:family="table-cell">
      <style:table-cell-properties fo:padding="0.176cm" fo:border="1pt solid #000001" style:writing-mode="lr-tb"/>
    </style:style>
    <style:style style:name="Tabela24.C8" style:family="table-cell">
      <style:table-cell-properties fo:padding="0.176cm" fo:border="1pt solid #000001" style:writing-mode="lr-tb"/>
    </style:style>
    <style:style style:name="Tabela24.B9" style:family="table-cell">
      <style:table-cell-properties fo:padding="0.176cm" fo:border="1pt solid #000001" style:writing-mode="lr-tb"/>
    </style:style>
    <style:style style:name="Tabela24.C9" style:family="table-cell">
      <style:table-cell-properties fo:padding="0.176cm" fo:border="1pt solid #000001" style:writing-mode="lr-tb"/>
    </style:style>
    <style:style style:name="Tabela24.B10" style:family="table-cell">
      <style:table-cell-properties fo:padding="0.176cm" fo:border="1pt solid #000001" style:writing-mode="lr-tb"/>
    </style:style>
    <style:style style:name="Tabela24.C10" style:family="table-cell">
      <style:table-cell-properties fo:padding="0.176cm" fo:border="1pt solid #000001" style:writing-mode="lr-tb"/>
    </style:style>
    <style:style style:name="Tabela24.B11" style:family="table-cell">
      <style:table-cell-properties fo:padding="0.176cm" fo:border="1pt solid #000001" style:writing-mode="lr-tb"/>
    </style:style>
    <style:style style:name="Tabela24.C11" style:family="table-cell">
      <style:table-cell-properties fo:padding="0.176cm" fo:border="1pt solid #000001" style:writing-mode="lr-tb"/>
    </style:style>
    <style:style style:name="Tabela24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4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4.B13" style:family="table-cell">
      <style:table-cell-properties fo:padding="0.176cm" fo:border="1pt solid #000001" style:writing-mode="lr-tb"/>
    </style:style>
    <style:style style:name="Tabela24.C13" style:family="table-cell">
      <style:table-cell-properties fo:padding="0.176cm" fo:border="1pt solid #000001" style:writing-mode="lr-tb"/>
    </style:style>
    <style:style style:name="Tabela24.14" style:family="table-row">
      <style:table-row-properties fo:keep-together="auto"/>
    </style:style>
    <style:style style:name="Tabela24.B14" style:family="table-cell">
      <style:table-cell-properties fo:padding="0.176cm" fo:border="1pt solid #000001" style:writing-mode="lr-tb"/>
    </style:style>
    <style:style style:name="Tabela24.C14" style:family="table-cell">
      <style:table-cell-properties fo:padding="0.176cm" fo:border="1pt solid #000001" style:writing-mode="lr-tb"/>
    </style:style>
    <style:style style:name="Tabela24.B15" style:family="table-cell">
      <style:table-cell-properties fo:padding="0.176cm" fo:border="1pt solid #000001" style:writing-mode="lr-tb"/>
    </style:style>
    <style:style style:name="Tabela25" style:family="table">
      <style:table-properties style:width="16.828cm" fo:margin-left="-0.206cm" fo:margin-top="0cm" fo:margin-bottom="0cm" table:align="left" style:writing-mode="lr-tb"/>
    </style:style>
    <style:style style:name="Tabela25.A" style:family="table-column">
      <style:table-column-properties style:column-width="4.154cm"/>
    </style:style>
    <style:style style:name="Tabela25.B" style:family="table-column">
      <style:table-column-properties style:column-width="1.402cm"/>
    </style:style>
    <style:style style:name="Tabela25.C" style:family="table-column">
      <style:table-column-properties style:column-width="11.271cm"/>
    </style:style>
    <style:style style:name="Tabela25.1" style:family="table-row">
      <style:table-row-properties style:min-row-height="0.741cm" fo:keep-together="auto"/>
    </style:style>
    <style:style style:name="Tabela2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5.B2" style:family="table-cell">
      <style:table-cell-properties fo:padding="0.176cm" fo:border="1pt solid #000001" style:writing-mode="lr-tb"/>
    </style:style>
    <style:style style:name="Tabela25.C2" style:family="table-cell">
      <style:table-cell-properties fo:padding="0.176cm" fo:border="1pt solid #000001" style:writing-mode="lr-tb"/>
    </style:style>
    <style:style style:name="Tabela25.3" style:family="table-row">
      <style:table-row-properties fo:keep-together="auto"/>
    </style:style>
    <style:style style:name="Tabela25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5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5.4" style:family="table-row">
      <style:table-row-properties style:min-row-height="0.953cm" fo:keep-together="auto"/>
    </style:style>
    <style:style style:name="Tabela25.B4" style:family="table-cell">
      <style:table-cell-properties fo:padding="0.176cm" fo:border="1pt solid #000001" style:writing-mode="lr-tb"/>
    </style:style>
    <style:style style:name="Tabela25.B5" style:family="table-cell">
      <style:table-cell-properties fo:padding="0.176cm" fo:border="1pt solid #000001" style:writing-mode="lr-tb"/>
    </style:style>
    <style:style style:name="Tabela25.C5" style:family="table-cell">
      <style:table-cell-properties fo:padding="0.176cm" fo:border="1pt solid #000001" style:writing-mode="lr-tb"/>
    </style:style>
    <style:style style:name="Tabela25.B6" style:family="table-cell">
      <style:table-cell-properties fo:padding="0.176cm" fo:border="1pt solid #000001" style:writing-mode="lr-tb"/>
    </style:style>
    <style:style style:name="Tabela25.C6" style:family="table-cell">
      <style:table-cell-properties fo:padding="0.176cm" fo:border="1pt solid #000001" style:writing-mode="lr-tb"/>
    </style:style>
    <style:style style:name="Tabela25.B7" style:family="table-cell">
      <style:table-cell-properties fo:padding="0.176cm" fo:border="1pt solid #000001" style:writing-mode="lr-tb"/>
    </style:style>
    <style:style style:name="Tabela25.C7" style:family="table-cell">
      <style:table-cell-properties fo:padding="0.176cm" fo:border="1pt solid #000001" style:writing-mode="lr-tb"/>
    </style:style>
    <style:style style:name="Tabela25.B8" style:family="table-cell">
      <style:table-cell-properties fo:padding="0.176cm" fo:border="1pt solid #000001" style:writing-mode="lr-tb"/>
    </style:style>
    <style:style style:name="Tabela25.C8" style:family="table-cell">
      <style:table-cell-properties fo:padding="0.176cm" fo:border="1pt solid #000001" style:writing-mode="lr-tb"/>
    </style:style>
    <style:style style:name="Tabela25.B9" style:family="table-cell">
      <style:table-cell-properties fo:padding="0.176cm" fo:border="1pt solid #000001" style:writing-mode="lr-tb"/>
    </style:style>
    <style:style style:name="Tabela25.C9" style:family="table-cell">
      <style:table-cell-properties fo:padding="0.176cm" fo:border="1pt solid #000001" style:writing-mode="lr-tb"/>
    </style:style>
    <style:style style:name="Tabela25.B10" style:family="table-cell">
      <style:table-cell-properties fo:padding="0.176cm" fo:border="1pt solid #000001" style:writing-mode="lr-tb"/>
    </style:style>
    <style:style style:name="Tabela25.C10" style:family="table-cell">
      <style:table-cell-properties fo:padding="0.176cm" fo:border="1pt solid #000001" style:writing-mode="lr-tb"/>
    </style:style>
    <style:style style:name="Tabela25.11" style:family="table-row">
      <style:table-row-properties style:min-row-height="1.422cm" fo:keep-together="auto"/>
    </style:style>
    <style:style style:name="Tabela25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5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5.B12" style:family="table-cell">
      <style:table-cell-properties fo:padding="0.176cm" fo:border="1pt solid #000001" style:writing-mode="lr-tb"/>
    </style:style>
    <style:style style:name="Tabela25.C12" style:family="table-cell">
      <style:table-cell-properties fo:padding="0.176cm" fo:border="1pt solid #000001" style:writing-mode="lr-tb"/>
    </style:style>
    <style:style style:name="Tabela25.13" style:family="table-row">
      <style:table-row-properties fo:keep-together="auto"/>
    </style:style>
    <style:style style:name="Tabela25.B13" style:family="table-cell">
      <style:table-cell-properties fo:padding="0.176cm" fo:border="1pt solid #000001" style:writing-mode="lr-tb"/>
    </style:style>
    <style:style style:name="Tabela25.C13" style:family="table-cell">
      <style:table-cell-properties fo:padding="0.176cm" fo:border="1pt solid #000001" style:writing-mode="lr-tb"/>
    </style:style>
    <style:style style:name="Tabela25.B14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="1pt solid #000001" style:writing-mode="lr-tb"/>
    </style:style>
    <style:style style:name="Tabela27.C11" style:family="table-cell">
      <style:table-cell-properties fo:padding="0.176cm" fo:border="1pt solid #000001" style:writing-mode="lr-tb"/>
    </style:style>
    <style:style style:name="Tabela27.12" style:family="table-row">
      <style:table-row-properties fo:keep-together="auto"/>
    </style:style>
    <style:style style:name="Tabela27.B12" style:family="table-cell">
      <style:table-cell-properties fo:padding="0.176cm" fo:border="1pt solid #000001" style:writing-mode="lr-tb"/>
    </style:style>
    <style:style style:name="Tabela27.C12" style:family="table-cell">
      <style:table-cell-properties fo:padding="0.176cm" fo:border="1pt solid #000001" style:writing-mode="lr-tb"/>
    </style:style>
    <style:style style:name="Tabela27.13" style:family="table-row">
      <style:table-row-properties fo:keep-together="auto"/>
    </style:style>
    <style:style style:name="Tabela27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4" style:family="table-cell">
      <style:table-cell-properties fo:padding="0.176cm" fo:border="1pt solid #000001" style:writing-mode="lr-tb"/>
    </style:style>
    <style:style style:name="Tabela28" style:family="table">
      <style:table-properties style:width="16.828cm" fo:margin-left="-0.206cm" fo:margin-top="0cm" fo:margin-bottom="0cm" table:align="left" style:writing-mode="lr-tb"/>
    </style:style>
    <style:style style:name="Tabela28.A" style:family="table-column">
      <style:table-column-properties style:column-width="4.154cm"/>
    </style:style>
    <style:style style:name="Tabela28.B" style:family="table-column">
      <style:table-column-properties style:column-width="1.402cm"/>
    </style:style>
    <style:style style:name="Tabela28.C" style:family="table-column">
      <style:table-column-properties style:column-width="11.271cm"/>
    </style:style>
    <style:style style:name="Tabela28.1" style:family="table-row">
      <style:table-row-properties style:min-row-height="0.741cm" fo:keep-together="auto"/>
    </style:style>
    <style:style style:name="Tabela2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8.B2" style:family="table-cell">
      <style:table-cell-properties fo:padding="0.176cm" fo:border="1pt solid #000001" style:writing-mode="lr-tb"/>
    </style:style>
    <style:style style:name="Tabela28.C2" style:family="table-cell">
      <style:table-cell-properties fo:padding="0.176cm" fo:border="1pt solid #000001" style:writing-mode="lr-tb"/>
    </style:style>
    <style:style style:name="Tabela28.3" style:family="table-row">
      <style:table-row-properties fo:keep-together="auto"/>
    </style:style>
    <style:style style:name="Tabela2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4" style:family="table-row">
      <style:table-row-properties style:min-row-height="0.953cm" fo:keep-together="auto"/>
    </style:style>
    <style:style style:name="Tabela28.B4" style:family="table-cell">
      <style:table-cell-properties fo:padding="0.176cm" fo:border="1pt solid #000001" style:writing-mode="lr-tb"/>
    </style:style>
    <style:style style:name="Tabela28.B5" style:family="table-cell">
      <style:table-cell-properties fo:padding="0.176cm" fo:border="1pt solid #000001" style:writing-mode="lr-tb"/>
    </style:style>
    <style:style style:name="Tabela28.C5" style:family="table-cell">
      <style:table-cell-properties fo:padding="0.176cm" fo:border="1pt solid #000001" style:writing-mode="lr-tb"/>
    </style:style>
    <style:style style:name="Tabela28.B6" style:family="table-cell">
      <style:table-cell-properties fo:padding="0.176cm" fo:border="1pt solid #000001" style:writing-mode="lr-tb"/>
    </style:style>
    <style:style style:name="Tabela28.C6" style:family="table-cell">
      <style:table-cell-properties fo:padding="0.176cm" fo:border="1pt solid #000001" style:writing-mode="lr-tb"/>
    </style:style>
    <style:style style:name="Tabela28.B7" style:family="table-cell">
      <style:table-cell-properties fo:padding="0.176cm" fo:border="1pt solid #000001" style:writing-mode="lr-tb"/>
    </style:style>
    <style:style style:name="Tabela28.C7" style:family="table-cell">
      <style:table-cell-properties fo:padding="0.176cm" fo:border="1pt solid #000001" style:writing-mode="lr-tb"/>
    </style:style>
    <style:style style:name="Tabela28.B8" style:family="table-cell">
      <style:table-cell-properties fo:padding="0.176cm" fo:border="1pt solid #000001" style:writing-mode="lr-tb"/>
    </style:style>
    <style:style style:name="Tabela28.C8" style:family="table-cell">
      <style:table-cell-properties fo:padding="0.176cm" fo:border="1pt solid #000001" style:writing-mode="lr-tb"/>
    </style:style>
    <style:style style:name="Tabela28.B9" style:family="table-cell">
      <style:table-cell-properties fo:padding="0.176cm" fo:border="1pt solid #000001" style:writing-mode="lr-tb"/>
    </style:style>
    <style:style style:name="Tabela28.C9" style:family="table-cell">
      <style:table-cell-properties fo:padding="0.176cm" fo:border="1pt solid #000001" style:writing-mode="lr-tb"/>
    </style:style>
    <style:style style:name="Tabela28.B10" style:family="table-cell">
      <style:table-cell-properties fo:padding="0.176cm" fo:border="1pt solid #000001" style:writing-mode="lr-tb"/>
    </style:style>
    <style:style style:name="Tabela28.C10" style:family="table-cell">
      <style:table-cell-properties fo:padding="0.176cm" fo:border="1pt solid #000001" style:writing-mode="lr-tb"/>
    </style:style>
    <style:style style:name="Tabela2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B12" style:family="table-cell">
      <style:table-cell-properties fo:padding="0.176cm" fo:border="1pt solid #000001" style:writing-mode="lr-tb"/>
    </style:style>
    <style:style style:name="Tabela28.C12" style:family="table-cell">
      <style:table-cell-properties fo:padding="0.176cm" fo:border="1pt solid #000001" style:writing-mode="lr-tb"/>
    </style:style>
    <style:style style:name="Tabela28.13" style:family="table-row">
      <style:table-row-properties fo:keep-together="auto"/>
    </style:style>
    <style:style style:name="Tabela28.B13" style:family="table-cell">
      <style:table-cell-properties fo:padding="0.176cm" fo:border="1pt solid #000001" style:writing-mode="lr-tb"/>
    </style:style>
    <style:style style:name="Tabela28.C13" style:family="table-cell">
      <style:table-cell-properties fo:padding="0.176cm" fo:border="1pt solid #000001" style:writing-mode="lr-tb"/>
    </style:style>
    <style:style style:name="Tabela28.B14" style:family="table-cell">
      <style:table-cell-properties fo:padding="0.176cm" fo:border="1pt solid #000001" style:writing-mode="lr-tb"/>
    </style:style>
    <style:style style:name="Tabela29" style:family="table">
      <style:table-properties style:width="16.828cm" fo:margin-left="-0.206cm" fo:margin-top="0cm" fo:margin-bottom="0cm" table:align="left" style:writing-mode="lr-tb"/>
    </style:style>
    <style:style style:name="Tabela29.A" style:family="table-column">
      <style:table-column-properties style:column-width="4.154cm"/>
    </style:style>
    <style:style style:name="Tabela29.B" style:family="table-column">
      <style:table-column-properties style:column-width="1.402cm"/>
    </style:style>
    <style:style style:name="Tabela29.C" style:family="table-column">
      <style:table-column-properties style:column-width="11.271cm"/>
    </style:style>
    <style:style style:name="Tabela29.1" style:family="table-row">
      <style:table-row-properties style:min-row-height="0.741cm" fo:keep-together="auto"/>
    </style:style>
    <style:style style:name="Tabela2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9.B2" style:family="table-cell">
      <style:table-cell-properties fo:padding="0.176cm" fo:border="1pt solid #000001" style:writing-mode="lr-tb"/>
    </style:style>
    <style:style style:name="Tabela29.C2" style:family="table-cell">
      <style:table-cell-properties fo:padding="0.176cm" fo:border="1pt solid #000001" style:writing-mode="lr-tb"/>
    </style:style>
    <style:style style:name="Tabela29.3" style:family="table-row">
      <style:table-row-properties fo:keep-together="auto"/>
    </style:style>
    <style:style style:name="Tabela29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4" style:family="table-row">
      <style:table-row-properties style:min-row-height="0.953cm" fo:keep-together="auto"/>
    </style:style>
    <style:style style:name="Tabela29.B4" style:family="table-cell">
      <style:table-cell-properties fo:padding="0.176cm" fo:border="1pt solid #000001" style:writing-mode="lr-tb"/>
    </style:style>
    <style:style style:name="Tabela29.B5" style:family="table-cell">
      <style:table-cell-properties fo:padding="0.176cm" fo:border="1pt solid #000001" style:writing-mode="lr-tb"/>
    </style:style>
    <style:style style:name="Tabela29.C5" style:family="table-cell">
      <style:table-cell-properties fo:padding="0.176cm" fo:border="1pt solid #000001" style:writing-mode="lr-tb"/>
    </style:style>
    <style:style style:name="Tabela29.B6" style:family="table-cell">
      <style:table-cell-properties fo:padding="0.176cm" fo:border="1pt solid #000001" style:writing-mode="lr-tb"/>
    </style:style>
    <style:style style:name="Tabela29.C6" style:family="table-cell">
      <style:table-cell-properties fo:padding="0.176cm" fo:border="1pt solid #000001" style:writing-mode="lr-tb"/>
    </style:style>
    <style:style style:name="Tabela29.B7" style:family="table-cell">
      <style:table-cell-properties fo:padding="0.176cm" fo:border="1pt solid #000001" style:writing-mode="lr-tb"/>
    </style:style>
    <style:style style:name="Tabela29.C7" style:family="table-cell">
      <style:table-cell-properties fo:padding="0.176cm" fo:border="1pt solid #000001" style:writing-mode="lr-tb"/>
    </style:style>
    <style:style style:name="Tabela29.B8" style:family="table-cell">
      <style:table-cell-properties fo:padding="0.176cm" fo:border="1pt solid #000001" style:writing-mode="lr-tb"/>
    </style:style>
    <style:style style:name="Tabela29.C8" style:family="table-cell">
      <style:table-cell-properties fo:padding="0.176cm" fo:border="1pt solid #000001" style:writing-mode="lr-tb"/>
    </style:style>
    <style:style style:name="Tabela29.B9" style:family="table-cell">
      <style:table-cell-properties fo:padding="0.176cm" fo:border="1pt solid #000001" style:writing-mode="lr-tb"/>
    </style:style>
    <style:style style:name="Tabela29.C9" style:family="table-cell">
      <style:table-cell-properties fo:padding="0.176cm" fo:border="1pt solid #000001" style:writing-mode="lr-tb"/>
    </style:style>
    <style:style style:name="Tabela29.B10" style:family="table-cell">
      <style:table-cell-properties fo:padding="0.176cm" fo:border="1pt solid #000001" style:writing-mode="lr-tb"/>
    </style:style>
    <style:style style:name="Tabela29.C10" style:family="table-cell">
      <style:table-cell-properties fo:padding="0.176cm" fo:border="1pt solid #000001" style:writing-mode="lr-tb"/>
    </style:style>
    <style:style style:name="Tabela29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B12" style:family="table-cell">
      <style:table-cell-properties fo:padding="0.176cm" fo:border="1pt solid #000001" style:writing-mode="lr-tb"/>
    </style:style>
    <style:style style:name="Tabela29.C12" style:family="table-cell">
      <style:table-cell-properties fo:padding="0.176cm" fo:border="1pt solid #000001" style:writing-mode="lr-tb"/>
    </style:style>
    <style:style style:name="Tabela29.13" style:family="table-row">
      <style:table-row-properties fo:keep-together="auto"/>
    </style:style>
    <style:style style:name="Tabela29.B13" style:family="table-cell">
      <style:table-cell-properties fo:padding="0.176cm" fo:border="1pt solid #000001" style:writing-mode="lr-tb"/>
    </style:style>
    <style:style style:name="Tabela29.C13" style:family="table-cell">
      <style:table-cell-properties fo:padding="0.176cm" fo:border="1pt solid #000001" style:writing-mode="lr-tb"/>
    </style:style>
    <style:style style:name="Tabela29.B14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="1pt solid #000001" style:writing-mode="lr-tb"/>
    </style:style>
    <style:style style:name="Tabela31.C6" style:family="table-cell">
      <style:table-cell-properties fo:padding="0.176cm" fo:border="1pt solid #000001" style:writing-mode="lr-tb"/>
    </style:style>
    <style:style style:name="Tabela31.7" style:family="table-row">
      <style:table-row-properties fo:keep-together="auto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B8" style:family="table-cell">
      <style:table-cell-properties fo:padding="0.176cm" fo:border="1pt solid #000001" style:writing-mode="lr-tb"/>
    </style:style>
    <style:style style:name="Tabela32" style:family="table">
      <style:table-properties style:width="16.828cm" fo:margin-left="-0.206cm" fo:margin-top="0cm" fo:margin-bottom="0cm" table:align="left" style:writing-mode="lr-tb"/>
    </style:style>
    <style:style style:name="Tabela32.A" style:family="table-column">
      <style:table-column-properties style:column-width="4.154cm"/>
    </style:style>
    <style:style style:name="Tabela32.B" style:family="table-column">
      <style:table-column-properties style:column-width="1.402cm"/>
    </style:style>
    <style:style style:name="Tabela32.C" style:family="table-column">
      <style:table-column-properties style:column-width="11.271cm"/>
    </style:style>
    <style:style style:name="Tabela32.1" style:family="table-row">
      <style:table-row-properties style:min-row-height="0.741cm" fo:keep-together="auto"/>
    </style:style>
    <style:style style:name="Tabela3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2.B2" style:family="table-cell">
      <style:table-cell-properties fo:padding="0.176cm" fo:border="1pt solid #000001" style:writing-mode="lr-tb"/>
    </style:style>
    <style:style style:name="Tabela32.C2" style:family="table-cell">
      <style:table-cell-properties fo:padding="0.176cm" fo:border="1pt solid #000001" style:writing-mode="lr-tb"/>
    </style:style>
    <style:style style:name="Tabela32.3" style:family="table-row">
      <style:table-row-properties fo:keep-together="auto"/>
    </style:style>
    <style:style style:name="Tabela3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2.4" style:family="table-row">
      <style:table-row-properties style:min-row-height="0.953cm" fo:keep-together="auto"/>
    </style:style>
    <style:style style:name="Tabela32.B4" style:family="table-cell">
      <style:table-cell-properties fo:padding="0.176cm" fo:border="1pt solid #000001" style:writing-mode="lr-tb"/>
    </style:style>
    <style:style style:name="Tabela32.B5" style:family="table-cell">
      <style:table-cell-properties fo:padding="0.176cm" fo:border="1pt solid #000001" style:writing-mode="lr-tb"/>
    </style:style>
    <style:style style:name="Tabela32.C5" style:family="table-cell">
      <style:table-cell-properties fo:padding="0.176cm" fo:border="1pt solid #000001" style:writing-mode="lr-tb"/>
    </style:style>
    <style:style style:name="Tabela32.B6" style:family="table-cell">
      <style:table-cell-properties fo:padding="0.176cm" fo:border="1pt solid #000001" style:writing-mode="lr-tb"/>
    </style:style>
    <style:style style:name="Tabela32.C6" style:family="table-cell">
      <style:table-cell-properties fo:padding="0.176cm" fo:border="1pt solid #000001" style:writing-mode="lr-tb"/>
    </style:style>
    <style:style style:name="Tabela32.B7" style:family="table-cell">
      <style:table-cell-properties fo:padding="0.176cm" fo:border="1pt solid #000001" style:writing-mode="lr-tb"/>
    </style:style>
    <style:style style:name="Tabela32.C7" style:family="table-cell">
      <style:table-cell-properties fo:padding="0.176cm" fo:border="1pt solid #000001" style:writing-mode="lr-tb"/>
    </style:style>
    <style:style style:name="Tabela32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2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2.B9" style:family="table-cell">
      <style:table-cell-properties fo:padding="0.176cm" fo:border="1pt solid #000001" style:writing-mode="lr-tb"/>
    </style:style>
    <style:style style:name="Tabela32.C9" style:family="table-cell">
      <style:table-cell-properties fo:padding="0.176cm" fo:border="1pt solid #000001" style:writing-mode="lr-tb"/>
    </style:style>
    <style:style style:name="Tabela32.10" style:family="table-row">
      <style:table-row-properties fo:keep-together="auto"/>
    </style:style>
    <style:style style:name="Tabela32.B10" style:family="table-cell">
      <style:table-cell-properties fo:padding="0.176cm" fo:border="1pt solid #000001" style:writing-mode="lr-tb"/>
    </style:style>
    <style:style style:name="Tabela32.C10" style:family="table-cell">
      <style:table-cell-properties fo:padding="0.176cm" fo:border="1pt solid #000001" style:writing-mode="lr-tb"/>
    </style:style>
    <style:style style:name="Tabela32.B11" style:family="table-cell">
      <style:table-cell-properties fo:padding="0.176cm" fo:border="1pt solid #000001" style:writing-mode="lr-tb"/>
    </style:style>
    <style:style style:name="Tabela33" style:family="table">
      <style:table-properties style:width="16.828cm" fo:margin-left="-0.206cm" fo:margin-top="0cm" fo:margin-bottom="0cm" table:align="left" style:writing-mode="lr-tb"/>
    </style:style>
    <style:style style:name="Tabela33.A" style:family="table-column">
      <style:table-column-properties style:column-width="4.154cm"/>
    </style:style>
    <style:style style:name="Tabela33.B" style:family="table-column">
      <style:table-column-properties style:column-width="1.402cm"/>
    </style:style>
    <style:style style:name="Tabela33.C" style:family="table-column">
      <style:table-column-properties style:column-width="11.271cm"/>
    </style:style>
    <style:style style:name="Tabela33.1" style:family="table-row">
      <style:table-row-properties style:min-row-height="0.741cm" fo:keep-together="auto"/>
    </style:style>
    <style:style style:name="Tabela3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3.B2" style:family="table-cell">
      <style:table-cell-properties fo:padding="0.176cm" fo:border="1pt solid #000001" style:writing-mode="lr-tb"/>
    </style:style>
    <style:style style:name="Tabela33.C2" style:family="table-cell">
      <style:table-cell-properties fo:padding="0.176cm" fo:border="1pt solid #000001" style:writing-mode="lr-tb"/>
    </style:style>
    <style:style style:name="Tabela3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3.4" style:family="table-row">
      <style:table-row-properties fo:keep-together="auto"/>
    </style:style>
    <style:style style:name="Tabela33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3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3.5" style:family="table-row">
      <style:table-row-properties style:min-row-height="0.953cm" fo:keep-together="auto"/>
    </style:style>
    <style:style style:name="Tabela33.B5" style:family="table-cell">
      <style:table-cell-properties fo:padding="0.176cm" fo:border="1pt solid #000001" style:writing-mode="lr-tb"/>
    </style:style>
    <style:style style:name="Tabela33.B6" style:family="table-cell">
      <style:table-cell-properties fo:padding="0.176cm" fo:border="1pt solid #000001" style:writing-mode="lr-tb"/>
    </style:style>
    <style:style style:name="Tabela33.C6" style:family="table-cell">
      <style:table-cell-properties fo:padding="0.176cm" fo:border="1pt solid #000001" style:writing-mode="lr-tb"/>
    </style:style>
    <style:style style:name="Tabela33.B7" style:family="table-cell">
      <style:table-cell-properties fo:padding="0.176cm" fo:border="1pt solid #000001" style:writing-mode="lr-tb"/>
    </style:style>
    <style:style style:name="Tabela33.C7" style:family="table-cell">
      <style:table-cell-properties fo:padding="0.176cm" fo:border="1pt solid #000001" style:writing-mode="lr-tb"/>
    </style:style>
    <style:style style:name="Tabela33.B8" style:family="table-cell">
      <style:table-cell-properties fo:padding="0.176cm" fo:border="1pt solid #000001" style:writing-mode="lr-tb"/>
    </style:style>
    <style:style style:name="Tabela33.C8" style:family="table-cell">
      <style:table-cell-properties fo:padding="0.176cm" fo:border="1pt solid #000001" style:writing-mode="lr-tb"/>
    </style:style>
    <style:style style:name="Tabela33.9" style:family="table-row">
      <style:table-row-properties fo:keep-together="auto"/>
    </style:style>
    <style:style style:name="Tabela33.B9" style:family="table-cell">
      <style:table-cell-properties fo:padding="0.176cm" fo:border="1pt solid #000001" style:writing-mode="lr-tb"/>
    </style:style>
    <style:style style:name="Tabela33.C9" style:family="table-cell">
      <style:table-cell-properties fo:padding="0.176cm" fo:border="1pt solid #000001" style:writing-mode="lr-tb"/>
    </style:style>
    <style:style style:name="Tabela33.B10" style:family="table-cell">
      <style:table-cell-properties fo:padding="0.176cm" fo:border="1pt solid #000001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69279" style:font-weight-asian="bold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c4bb5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bef2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2d369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2f15c0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31bef2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200543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3629e0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c4bb5" officeooo:paragraph-rsid="002c4bb5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c4bb5" officeooo:paragraph-rsid="0031bef2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c4bb5" officeooo:paragraph-rsid="0032d369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c4bb5" officeooo:paragraph-rsid="003629e0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c4bb5" officeooo:paragraph-rsid="003a699f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c4bb5" officeooo:paragraph-rsid="003f4571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1" fo:font-weight="bold" officeooo:rsid="002c4bb5" officeooo:paragraph-rsid="004190b8" style:font-weight-asian="bold" style:font-weight-complex="bold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Arial1" fo:font-weight="bold" officeooo:rsid="002c4bb5" officeooo:paragraph-rsid="00448fc6" style:font-weight-asian="bold" style:font-weight-complex="bold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a824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43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a699f" style:font-weight-asian="bold" style:font-weight-complex="bold"/>
    </style:style>
    <style:style style:name="P45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46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47" style:family="paragraph" style:parent-style-name="Standard">
      <style:paragraph-properties fo:line-height="115%" fo:text-align="justify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48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49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50" style:family="paragraph" style:parent-style-name="Standard">
      <style:paragraph-properties fo:line-height="115%" fo:text-align="justify" style:justify-single-word="false"/>
      <style:text-properties style:font-name="Arial1" officeooo:rsid="00783ff6" officeooo:paragraph-rsid="00783ff6"/>
    </style:style>
    <style:style style:name="P51" style:family="paragraph" style:parent-style-name="Standard">
      <style:paragraph-properties fo:line-height="115%" fo:text-align="justify" style:justify-single-word="false"/>
      <style:text-properties officeooo:rsid="00269279" officeooo:paragraph-rsid="00269279"/>
    </style:style>
    <style:style style:name="P52" style:family="paragraph" style:parent-style-name="Standard">
      <style:paragraph-properties fo:line-height="115%" fo:text-align="justify" style:justify-single-word="false"/>
      <style:text-properties officeooo:rsid="00269279" officeooo:paragraph-rsid="002c4bb5"/>
    </style:style>
    <style:style style:name="P53" style:family="paragraph" style:parent-style-name="Standard">
      <style:paragraph-properties fo:line-height="115%" fo:text-align="justify" style:justify-single-word="false"/>
      <style:text-properties officeooo:rsid="00269279" officeooo:paragraph-rsid="0031bef2"/>
    </style:style>
    <style:style style:name="P54" style:family="paragraph" style:parent-style-name="Standard">
      <style:paragraph-properties fo:line-height="115%" fo:text-align="justify" style:justify-single-word="false"/>
      <style:text-properties officeooo:rsid="00269279" officeooo:paragraph-rsid="0032d369"/>
    </style:style>
    <style:style style:name="P55" style:family="paragraph" style:parent-style-name="Standard">
      <style:paragraph-properties fo:line-height="115%" fo:text-align="justify" style:justify-single-word="false"/>
      <style:text-properties officeooo:rsid="00269279" officeooo:paragraph-rsid="003629e0"/>
    </style:style>
    <style:style style:name="P56" style:family="paragraph" style:parent-style-name="Standard">
      <style:paragraph-properties fo:line-height="115%" fo:text-align="justify" style:justify-single-word="false"/>
      <style:text-properties officeooo:rsid="00269279" officeooo:paragraph-rsid="003a699f"/>
    </style:style>
    <style:style style:name="P57" style:family="paragraph" style:parent-style-name="Standard">
      <style:paragraph-properties fo:line-height="115%" fo:text-align="justify" style:justify-single-word="false"/>
      <style:text-properties officeooo:rsid="00269279" officeooo:paragraph-rsid="003f4571"/>
    </style:style>
    <style:style style:name="P58" style:family="paragraph" style:parent-style-name="Standard">
      <style:paragraph-properties fo:line-height="115%" fo:text-align="justify" style:justify-single-word="false"/>
      <style:text-properties officeooo:rsid="00269279" officeooo:paragraph-rsid="004190b8"/>
    </style:style>
    <style:style style:name="P59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60" style:family="paragraph" style:parent-style-name="Standard">
      <style:paragraph-properties fo:line-height="115%" fo:text-align="justify" style:justify-single-word="false"/>
      <style:text-properties officeooo:rsid="00269279" officeooo:paragraph-rsid="00448fc6"/>
    </style:style>
    <style:style style:name="P61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62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63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64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65" style:family="paragraph" style:parent-style-name="Standard">
      <style:paragraph-properties fo:line-height="115%" fo:text-align="justify" style:justify-single-word="false"/>
      <style:text-properties officeooo:rsid="002ff77c" officeooo:paragraph-rsid="003a699f"/>
    </style:style>
    <style:style style:name="P66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67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68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69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70" style:family="paragraph" style:parent-style-name="Standard">
      <style:paragraph-properties fo:line-height="115%" fo:text-align="justify" style:justify-single-word="false"/>
      <style:text-properties officeooo:rsid="00720ad1" officeooo:paragraph-rsid="00720ad1"/>
    </style:style>
    <style:style style:name="P71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72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73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74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75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76" style:family="paragraph" style:parent-style-name="Table_20_Contents">
      <style:paragraph-properties fo:line-height="115%" fo:text-align="justify" style:justify-single-word="false"/>
      <style:text-properties style:font-name="Arial1" officeooo:rsid="001e9ddb" officeooo:paragraph-rsid="001e9ddb"/>
    </style:style>
    <style:style style:name="P77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4fa37" officeooo:paragraph-rsid="0074fa37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69279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c4bb5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a699f"/>
    </style:style>
    <style:style style:name="P9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9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9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9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9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9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af2b" officeooo:paragraph-rsid="004eaf2b"/>
    </style:style>
    <style:style style:name="P9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06559" officeooo:paragraph-rsid="00506559"/>
    </style:style>
    <style:style style:name="P9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18825" officeooo:paragraph-rsid="00518825"/>
    </style:style>
    <style:style style:name="P10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1e7fd" officeooo:paragraph-rsid="0051e7fd"/>
    </style:style>
    <style:style style:name="P10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3b59b" officeooo:paragraph-rsid="0053b59b"/>
    </style:style>
    <style:style style:name="P10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2d13" officeooo:paragraph-rsid="00552d13"/>
    </style:style>
    <style:style style:name="P10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10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e80ef" officeooo:paragraph-rsid="005e80ef"/>
    </style:style>
    <style:style style:name="P10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3840" officeooo:paragraph-rsid="00603840"/>
    </style:style>
    <style:style style:name="P10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10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10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69279"/>
    </style:style>
    <style:style style:name="P10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c4bb5"/>
    </style:style>
    <style:style style:name="P11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11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11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11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11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11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11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11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a699f"/>
    </style:style>
    <style:style style:name="P11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11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12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12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69279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c4bb5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af2b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efc4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28350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48fc6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69279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32d369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69279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c4bb5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28350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48fc6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e7fd" officeooo:paragraph-rsid="0051e7fd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3b59b" officeooo:paragraph-rsid="0053b59b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2d13" officeooo:paragraph-rsid="00552d13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98b2" officeooo:paragraph-rsid="005d98b2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e80ef" officeooo:paragraph-rsid="005e80ef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3840" officeooo:paragraph-rsid="00603840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6caf9" officeooo:paragraph-rsid="0066caf9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2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2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2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2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2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2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b0d48" officeooo:paragraph-rsid="006b0d48"/>
    </style:style>
    <style:style style:name="P2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2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21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21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21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21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21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2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2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2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20ad1" officeooo:paragraph-rsid="00720ad1"/>
    </style:style>
    <style:style style:name="P2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389ac" officeooo:paragraph-rsid="007389ac"/>
    </style:style>
    <style:style style:name="P2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2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69279"/>
    </style:style>
    <style:style style:name="P2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2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c4bb5"/>
    </style:style>
    <style:style style:name="P2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2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2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2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2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2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2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2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2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2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2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2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2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2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2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238" style:family="paragraph" style:parent-style-name="Standard">
      <style:paragraph-properties fo:margin-left="0cm" fo:margin-right="0cm" fo:margin-top="0.101cm" fo:margin-bottom="0.101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c4bb5"/>
    </style:style>
    <style:style style:name="P239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240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41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42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43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44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45" style:family="paragraph" style:parent-style-name="Standard">
      <style:paragraph-properties fo:line-height="115%" fo:text-align="center" style:justify-single-word="false"/>
      <style:text-properties style:font-name="Arial1" officeooo:paragraph-rsid="00783ff6"/>
    </style:style>
    <style:style style:name="P246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24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48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24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250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251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252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253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54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P255" style:family="paragraph" style:parent-style-name="Footer">
      <style:paragraph-properties fo:text-align="end" style:justify-single-word="false"/>
    </style:style>
    <style:style style:name="P256" style:family="paragraph" style:parent-style-name="Footer">
      <style:paragraph-properties fo:text-align="center" style:justify-single-word="false"/>
    </style:style>
    <style:style style:name="P257" style:family="paragraph" style:parent-style-name="Contents_20_3">
      <style:paragraph-properties>
        <style:tab-stops>
          <style:tab-stop style:position="14.496cm" style:type="right" style:leader-style="dotted" style:leader-text="."/>
        </style:tab-stops>
      </style:paragraph-properties>
    </style:style>
    <style:style style:name="P258" style:family="paragraph" style:parent-style-name="Contents_20_Heading" style:master-page-name="Index">
      <style:paragraph-properties style:page-number="auto"/>
    </style:style>
    <style:style style:name="P259" style:family="paragraph" style:parent-style-name="Contents_20_1">
      <style:paragraph-properties>
        <style:tab-stops>
          <style:tab-stop style:position="15.494cm" style:type="right" style:leader-style="dotted" style:leader-text="."/>
        </style:tab-stops>
      </style:paragraph-properties>
    </style:style>
    <style:style style:name="P260" style:family="paragraph" style:parent-style-name="Contents_20_2">
      <style:paragraph-properties>
        <style:tab-stops>
          <style:tab-stop style:position="14.995cm" style:type="right" style:leader-style="dotted" style:leader-text="."/>
        </style:tab-stops>
      </style:paragraph-properties>
    </style:style>
    <style:style style:name="P261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c4bb5"/>
    </style:style>
    <style:style style:name="T16" style:family="text">
      <style:text-properties officeooo:rsid="002da71d"/>
    </style:style>
    <style:style style:name="T17" style:family="text">
      <style:text-properties officeooo:rsid="002f15c0"/>
    </style:style>
    <style:style style:name="T18" style:family="text">
      <style:text-properties officeooo:rsid="002ff77c"/>
    </style:style>
    <style:style style:name="T19" style:family="text">
      <style:text-properties officeooo:rsid="00316409"/>
    </style:style>
    <style:style style:name="T20" style:family="text">
      <style:text-properties officeooo:rsid="0031a824"/>
    </style:style>
    <style:style style:name="T21" style:family="text">
      <style:text-properties officeooo:rsid="0031bef2"/>
    </style:style>
    <style:style style:name="T22" style:family="text">
      <style:text-properties officeooo:rsid="0032d369"/>
    </style:style>
    <style:style style:name="T23" style:family="text">
      <style:text-properties officeooo:rsid="00342c6e"/>
    </style:style>
    <style:style style:name="T24" style:family="text">
      <style:text-properties officeooo:rsid="0034ff46"/>
    </style:style>
    <style:style style:name="T25" style:family="text">
      <style:text-properties officeooo:rsid="003629e0"/>
    </style:style>
    <style:style style:name="T26" style:family="text">
      <style:text-properties officeooo:rsid="003759bd"/>
    </style:style>
    <style:style style:name="T27" style:family="text">
      <style:text-properties officeooo:rsid="0037fbf8"/>
    </style:style>
    <style:style style:name="T28" style:family="text">
      <style:text-properties officeooo:rsid="003948f9"/>
    </style:style>
    <style:style style:name="T29" style:family="text">
      <style:text-properties officeooo:rsid="003a699f"/>
    </style:style>
    <style:style style:name="T30" style:family="text">
      <style:text-properties officeooo:rsid="003aefc4"/>
    </style:style>
    <style:style style:name="T31" style:family="text">
      <style:text-properties officeooo:rsid="003c9488"/>
    </style:style>
    <style:style style:name="T32" style:family="text">
      <style:text-properties officeooo:rsid="003e3a02"/>
    </style:style>
    <style:style style:name="T33" style:family="text">
      <style:text-properties officeooo:rsid="003f4571"/>
    </style:style>
    <style:style style:name="T34" style:family="text">
      <style:text-properties officeooo:rsid="0040d6eb"/>
    </style:style>
    <style:style style:name="T35" style:family="text">
      <style:text-properties officeooo:rsid="00428350"/>
    </style:style>
    <style:style style:name="T36" style:family="text">
      <style:text-properties officeooo:rsid="0042d003"/>
    </style:style>
    <style:style style:name="T37" style:family="text">
      <style:text-properties officeooo:rsid="00439de3"/>
    </style:style>
    <style:style style:name="T38" style:family="text">
      <style:text-properties officeooo:rsid="00467d28"/>
    </style:style>
    <style:style style:name="T39" style:family="text">
      <style:text-properties officeooo:rsid="00486a70"/>
    </style:style>
    <style:style style:name="T40" style:family="text">
      <style:text-properties officeooo:rsid="004e2a16"/>
    </style:style>
    <style:style style:name="T41" style:family="text">
      <style:text-properties officeooo:rsid="004eaf2b"/>
    </style:style>
    <style:style style:name="T42" style:family="text">
      <style:text-properties officeooo:rsid="00518825"/>
    </style:style>
    <style:style style:name="T43" style:family="text">
      <style:text-properties officeooo:rsid="0053b59b"/>
    </style:style>
    <style:style style:name="T44" style:family="text">
      <style:text-properties officeooo:rsid="00552d13"/>
    </style:style>
    <style:style style:name="T45" style:family="text">
      <style:text-properties officeooo:rsid="0058289f"/>
    </style:style>
    <style:style style:name="T46" style:family="text">
      <style:text-properties officeooo:rsid="005a1a19"/>
    </style:style>
    <style:style style:name="T47" style:family="text">
      <style:text-properties officeooo:rsid="005c7f0f"/>
    </style:style>
    <style:style style:name="T48" style:family="text">
      <style:text-properties officeooo:rsid="005e2300"/>
    </style:style>
    <style:style style:name="T49" style:family="text">
      <style:text-properties officeooo:rsid="00607d6c"/>
    </style:style>
    <style:style style:name="T50" style:family="text">
      <style:text-properties officeooo:rsid="00623558"/>
    </style:style>
    <style:style style:name="T51" style:family="text">
      <style:text-properties officeooo:rsid="0066caf9"/>
    </style:style>
    <style:style style:name="T52" style:family="text">
      <style:text-properties officeooo:rsid="00693eec"/>
    </style:style>
    <style:style style:name="T53" style:family="text">
      <style:text-properties officeooo:rsid="006a0ed2"/>
    </style:style>
    <style:style style:name="T54" style:family="text">
      <style:text-properties officeooo:rsid="006c1937"/>
    </style:style>
    <style:style style:name="T55" style:family="text">
      <style:text-properties officeooo:rsid="006ea15b"/>
    </style:style>
    <style:style style:name="T56" style:family="text">
      <style:text-properties officeooo:rsid="006f1079"/>
    </style:style>
    <style:style style:name="T57" style:family="text">
      <style:text-properties officeooo:rsid="007062d9"/>
    </style:style>
    <style:style style:name="T58" style:family="text">
      <style:text-properties officeooo:rsid="00718d09"/>
    </style:style>
    <style:style style:name="T59" style:family="text">
      <style:text-properties officeooo:rsid="00720ad1"/>
    </style:style>
    <style:style style:name="T60" style:family="text">
      <style:text-properties officeooo:rsid="0074029e"/>
    </style:style>
    <style:style style:name="T61" style:family="text">
      <style:text-properties officeooo:rsid="0074fa37"/>
    </style:style>
    <style:style style:name="T62" style:family="text">
      <style:text-properties officeooo:rsid="0076ca25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770269" style:font-weight-asian="normal" style:font-weight-complex="normal"/>
    </style:style>
    <style:style style:name="T65" style:family="text">
      <style:text-properties fo:font-weight="normal" officeooo:rsid="00783ff6" style:font-weight-asian="normal" style:font-weight-complex="normal"/>
    </style:style>
    <style:style style:name="T66" style:family="text">
      <style:text-properties officeooo:rsid="00783ff6"/>
    </style:style>
    <style:style style:name="T67" style:family="text">
      <style:text-properties officeooo:rsid="00786c57"/>
    </style:style>
    <style:style style:name="T68" style:family="text">
      <style:text-properties officeooo:rsid="008afdf2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3">INSTITUTO FEDERAL DO NORTE DE MINAS GERAIS CAMPUS JANUÁRIA</text:p>
      <text:p text:style-name="P1">TECNOLOGIA EM ANÁLISE E DESENVOLVIMENTO DE SISTEM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Sistema de Gerenciamento de Oficina de Motos</text:p>
      <text:p text:style-name="P4">PROPOSTA DE ESPECIFICAÇÃO DE SOFTWARE</text:p>
      <text:p text:style-name="P1"/>
      <text:p text:style-name="P1"/>
      <text:p text:style-name="P1"/>
      <text:p text:style-name="P1"/>
      <text:p text:style-name="P1"/>
      <text:p text:style-name="P1"/>
      <text:p text:style-name="P4">Acadêmicos: Evânio Gabriel, Rodrigo Marqu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ANUÁRIA – MINAS GERAIS<text:line-break/>2017</text:p>
      <text:p text:style-name="P254">Evânio Gabriel, Rodrigo Marques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5">PROPOSTA DE <text:span text:style-name="T66">ESPECIFICAÇÕES DE </text:span>SOFTWARE:</text:p>
      <text:p text:style-name="P46">Sistema gerenciador de Oficina de Motos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243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44"/>
      <text:p text:style-name="P244"/>
      <text:p text:style-name="P242"><text:span text:style-name="T64">P</text:span><text:span text:style-name="T63">rofessor: </text:span><text:span text:style-name="T65">Msc. Petrônio Cândido de Lima e Silva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250">Januária</text:p>
      <text:p text:style-name="P245"><text:span text:style-name="T66">2017</text:span>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P258">Sumário</text:p>
          </text:index-title>
          <text:p text:style-name="P259"><text:a xlink:type="simple" xlink:href="#__RefHeading___Toc5574_94557391" text:style-name="Index_20_Link" text:visited-style-name="Index_20_Link">1. Minimundo: Software para oficina de Motos<text:tab/>4</text:a></text:p>
          <text:p text:style-name="P259"><text:a xlink:type="simple" xlink:href="#__RefHeading___Toc5576_94557391" text:style-name="Index_20_Link" text:visited-style-name="Index_20_Link">2. Lista de Requisitos<text:tab/>5</text:a></text:p>
          <text:p text:style-name="P259"><text:a xlink:type="simple" xlink:href="#__RefHeading___Toc5578_94557391" text:style-name="Index_20_Link" text:visited-style-name="Index_20_Link">3. Atores<text:tab/>6</text:a></text:p>
          <text:p text:style-name="P259"><text:a xlink:type="simple" xlink:href="#__RefHeading___Toc5580_94557391" text:style-name="Index_20_Link" text:visited-style-name="Index_20_Link">4. Descrição Casos de Uso<text:tab/>6</text:a></text:p>
          <text:p text:style-name="P260"><text:a xlink:type="simple" xlink:href="#__RefHeading___Toc5582_94557391" text:style-name="Index_20_Link" text:visited-style-name="Index_20_Link">4.1 UC1.0 Gerenciar Pessoas<text:tab/>6</text:a></text:p>
          <text:p text:style-name="P257"><text:a xlink:type="simple" xlink:href="#__RefHeading___Toc5584_94557391" text:style-name="Index_20_Link" text:visited-style-name="Index_20_Link">4.1.1 UC1.1 Cadastrar Clientes<text:tab/>6</text:a></text:p>
          <text:p text:style-name="P257"><text:a xlink:type="simple" xlink:href="#__RefHeading___Toc5586_94557391" text:style-name="Index_20_Link" text:visited-style-name="Index_20_Link">4.1.2 UC1.2 Alterar Clientes<text:tab/>7</text:a></text:p>
          <text:p text:style-name="P257"><text:a xlink:type="simple" xlink:href="#__RefHeading___Toc5588_94557391" text:style-name="Index_20_Link" text:visited-style-name="Index_20_Link">4.1.3 UC1.3 Excluir Clientes<text:tab/>8</text:a></text:p>
          <text:p text:style-name="P257"><text:a xlink:type="simple" xlink:href="#__RefHeading___Toc5590_94557391" text:style-name="Index_20_Link" text:visited-style-name="Index_20_Link">4.1.4 UC1.4 Buscar Clientes<text:tab/>9</text:a></text:p>
          <text:p text:style-name="P257"><text:a xlink:type="simple" xlink:href="#__RefHeading___Toc5592_94557391" text:style-name="Index_20_Link" text:visited-style-name="Index_20_Link">4.1.5 UC1.5 Cadastrar Fornecedores<text:tab/>9</text:a></text:p>
          <text:p text:style-name="P257"><text:a xlink:type="simple" xlink:href="#__RefHeading___Toc5594_94557391" text:style-name="Index_20_Link" text:visited-style-name="Index_20_Link">4.1.6 UC1.6 Alterar Fornecedores<text:tab/>10</text:a></text:p>
          <text:p text:style-name="P257"><text:a xlink:type="simple" xlink:href="#__RefHeading___Toc5596_94557391" text:style-name="Index_20_Link" text:visited-style-name="Index_20_Link">4.1.7 UC1.7 Excluir Fornecedores<text:tab/>11</text:a></text:p>
          <text:p text:style-name="P257"><text:a xlink:type="simple" xlink:href="#__RefHeading___Toc5598_94557391" text:style-name="Index_20_Link" text:visited-style-name="Index_20_Link">4.1.8 UC 1.8 Buscar Fornecedores<text:tab/>12</text:a></text:p>
          <text:p text:style-name="P257"><text:a xlink:type="simple" xlink:href="#__RefHeading___Toc5600_94557391" text:style-name="Index_20_Link" text:visited-style-name="Index_20_Link">4.1.9 UC1.9 Cadastrar Usuários<text:tab/>13</text:a></text:p>
          <text:p text:style-name="P257"><text:a xlink:type="simple" xlink:href="#__RefHeading___Toc5602_94557391" text:style-name="Index_20_Link" text:visited-style-name="Index_20_Link">4.1.10 UC1.10 Alterar Usuários<text:tab/>13</text:a></text:p>
          <text:p text:style-name="P257"><text:a xlink:type="simple" xlink:href="#__RefHeading___Toc5604_94557391" text:style-name="Index_20_Link" text:visited-style-name="Index_20_Link">4.1.11 UC1.11 Excluir Usuários<text:tab/>14</text:a></text:p>
          <text:p text:style-name="P257"><text:a xlink:type="simple" xlink:href="#__RefHeading___Toc5606_94557391" text:style-name="Index_20_Link" text:visited-style-name="Index_20_Link">4.1.12 UC 1.12 Buscar Usuários<text:tab/>15</text:a></text:p>
          <text:p text:style-name="P257"><text:a xlink:type="simple" xlink:href="#__RefHeading___Toc5608_94557391" text:style-name="Index_20_Link" text:visited-style-name="Index_20_Link">4.1.13 UC 1.13 Login<text:tab/>16</text:a></text:p>
          <text:p text:style-name="P260"><text:a xlink:type="simple" xlink:href="#__RefHeading___Toc5610_94557391" text:style-name="Index_20_Link" text:visited-style-name="Index_20_Link">4.2 Gerenciar Estoque<text:tab/>16</text:a></text:p>
          <text:p text:style-name="P257"><text:a xlink:type="simple" xlink:href="#__RefHeading___Toc5612_94557391" text:style-name="Index_20_Link" text:visited-style-name="Index_20_Link">4.2.1 UC2.1 Cadastrar Peça<text:tab/>16</text:a></text:p>
          <text:p text:style-name="P257"><text:a xlink:type="simple" xlink:href="#__RefHeading___Toc5614_94557391" text:style-name="Index_20_Link" text:visited-style-name="Index_20_Link">4.2.2 UC2.2 Alterar Peça<text:tab/>17</text:a></text:p>
          <text:p text:style-name="P257"><text:a xlink:type="simple" xlink:href="#__RefHeading___Toc5616_94557391" text:style-name="Index_20_Link" text:visited-style-name="Index_20_Link">4.2.3 UC2.3 Excluir Peças<text:tab/>18</text:a></text:p>
          <text:p text:style-name="P257"><text:a xlink:type="simple" xlink:href="#__RefHeading___Toc5618_94557391" text:style-name="Index_20_Link" text:visited-style-name="Index_20_Link">4.2.4 UC 2.4 Buscar Peças<text:tab/>19</text:a></text:p>
          <text:p text:style-name="P260"><text:a xlink:type="simple" xlink:href="#__RefHeading___Toc5620_94557391" text:style-name="Index_20_Link" text:visited-style-name="Index_20_Link">4.3 UC3.0 Gerenciar Motos<text:tab/>20</text:a></text:p>
          <text:p text:style-name="P257"><text:a xlink:type="simple" xlink:href="#__RefHeading___Toc5622_94557391" text:style-name="Index_20_Link" text:visited-style-name="Index_20_Link">4.3.1 UC3.1 Cadastrar Moto<text:tab/>20</text:a></text:p>
          <text:p text:style-name="P257"><text:a xlink:type="simple" xlink:href="#__RefHeading___Toc5624_94557391" text:style-name="Index_20_Link" text:visited-style-name="Index_20_Link">4.3.2 UC3.2 Alterar Motos<text:tab/>21</text:a></text:p>
          <text:p text:style-name="P257"><text:a xlink:type="simple" xlink:href="#__RefHeading___Toc5626_94557391" text:style-name="Index_20_Link" text:visited-style-name="Index_20_Link">4.3.3 UC3.3 Excluir Motos<text:tab/>21</text:a></text:p>
          <text:p text:style-name="P257"><text:a xlink:type="simple" xlink:href="#__RefHeading___Toc5628_94557391" text:style-name="Index_20_Link" text:visited-style-name="Index_20_Link">4.3.4 UC 3.4 Buscar Motos<text:tab/>22</text:a></text:p>
          <text:p text:style-name="P260"><text:a xlink:type="simple" xlink:href="#__RefHeading___Toc5630_94557391" text:style-name="Index_20_Link" text:visited-style-name="Index_20_Link">4.4 UC4.0 Gerenciar Serviços<text:tab/>23</text:a></text:p>
          <text:p text:style-name="P257"><text:a xlink:type="simple" xlink:href="#__RefHeading___Toc5632_94557391" text:style-name="Index_20_Link" text:visited-style-name="Index_20_Link">4.4.1 UC4.1 Cadastrar Serviço<text:tab/>23</text:a></text:p>
          <text:p text:style-name="P257"><text:a xlink:type="simple" xlink:href="#__RefHeading___Toc5634_94557391" text:style-name="Index_20_Link" text:visited-style-name="Index_20_Link">4.4.2 UC4.2 Alterar Serviços<text:tab/>24</text:a></text:p>
          <text:p text:style-name="P257"><text:a xlink:type="simple" xlink:href="#__RefHeading___Toc5636_94557391" text:style-name="Index_20_Link" text:visited-style-name="Index_20_Link">4.4.3 UC4.3 Excluir Serviços<text:tab/>25</text:a></text:p>
          <text:p text:style-name="P257"><text:a xlink:type="simple" xlink:href="#__RefHeading___Toc5638_94557391" text:style-name="Index_20_Link" text:visited-style-name="Index_20_Link">4.4.4 UC 4.4 Buscar Serviços<text:tab/>25</text:a></text:p>
          <text:p text:style-name="P260"><text:a xlink:type="simple" xlink:href="#__RefHeading___Toc5640_94557391" text:style-name="Index_20_Link" text:visited-style-name="Index_20_Link">4.5 UC5.0 Gerenciar Transações Financeiras<text:tab/>26</text:a></text:p>
          <text:p text:style-name="P260"><text:a xlink:type="simple" xlink:href="#__RefHeading___Toc5642_94557391" text:style-name="Index_20_Link" text:visited-style-name="Index_20_Link">4.5.1 UC5.1 Cadastrar Transação Financeira<text:tab/>26</text:a></text:p>
          <text:p text:style-name="P257"><text:a xlink:type="simple" xlink:href="#__RefHeading___Toc5644_94557391" text:style-name="Index_20_Link" text:visited-style-name="Index_20_Link">4.5.2 UC5.2 Alterar Transação Financeira<text:tab/>27</text:a></text:p>
          <text:p text:style-name="P257"><text:a xlink:type="simple" xlink:href="#__RefHeading___Toc5646_94557391" text:style-name="Index_20_Link" text:visited-style-name="Index_20_Link">4.5.3 UC5.3 Excluir Transação Financeira<text:tab/>28</text:a></text:p>
          <text:p text:style-name="P257"><text:a xlink:type="simple" xlink:href="#__RefHeading___Toc5648_94557391" text:style-name="Index_20_Link" text:visited-style-name="Index_20_Link">4.5.4 UC 5.4 Buscar Transação Financeira<text:tab/>29</text:a></text:p>
          <text:p text:style-name="P257"><text:a xlink:type="simple" xlink:href="#__RefHeading___Toc5650_94557391" text:style-name="Index_20_Link" text:visited-style-name="Index_20_Link">4.5.5 UC5.5 Pagamentos<text:tab/>30</text:a></text:p>
          <text:p text:style-name="P260"><text:a xlink:type="simple" xlink:href="#__RefHeading___Toc5652_94557391" text:style-name="Index_20_Link" text:visited-style-name="Index_20_Link">4.5 UC6.0 Gerenciar Relatórios<text:tab/>31</text:a></text:p>
          <text:p text:style-name="P257"><text:a xlink:type="simple" xlink:href="#__RefHeading___Toc5654_94557391" text:style-name="Index_20_Link" text:visited-style-name="Index_20_Link">4.6.1 UC6.1 Gerar Relatório<text:tab/>31</text:a></text:p>
          <text:p text:style-name="P257"><text:a xlink:type="simple" xlink:href="#__RefHeading___Toc5656_94557391" text:style-name="Index_20_Link" text:visited-style-name="Index_20_Link">4.6.2 UC6.2 Buscar Relatórios<text:tab/>31</text:a></text:p>
          <text:p text:style-name="P257"><text:a xlink:type="simple" xlink:href="#__RefHeading___Toc5658_94557391" text:style-name="Index_20_Link" text:visited-style-name="Index_20_Link">4.6.3 UC6.3 Imprimir Relatório<text:tab/>32</text:a></text:p>
        </text:index-body>
      </text:table-of-content>
      <text:p text:style-name="P50"/>
      <text:p text:style-name="P48"/>
      <text:p text:style-name="P48"/>
      <text:h text:style-name="P261" text:outline-level="1"><text:bookmark-start text:name="__RefHeading___Toc5574_94557391"/>1. Minimundo: Software para oficina de Motos<text:bookmark-end text:name="__RefHeading___Toc5574_94557391"/></text:h>
      <text:p text:style-name="P239"/>
      <text:p text:style-name="P240">Na oficina JR Moto peças, situada na rua Teodoro Amorim, número 10, em Campo Alegre de Minas, Minas Gerais, Brasil todo o gerenciamento da oficina ainda é feita em <text:span text:style-name="T67">papéis</text:span>, maneira considerada arcaica para os dias de hoje. Jânio Marques Campos, o atual dono da empresa, procura uma forma mais rápida e <text:span text:style-name="T67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40"><text:tab/>No dia a dia da oficina são encontrados diversos problemas e dificuldades, mas a maior delas é o controle de estoque, por mais que seja feito o <text:span text:style-name="T68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41">A oficina atende tanto clientes físicos quanto jurídicos. Deve-se considerar que cada cliente pode possuir mais de uma moto. Os clientes podem optar por fazer o pagamento a vista ou prazo. <text:tab/></text:p>
      <text:p text:style-name="P241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7"/>
      <text:h text:style-name="Heading_20_1" text:outline-level="1"><text:bookmark-start text:name="__RefHeading___Toc5576_94557391"/>2. Lista de Requisitos<text:bookmark-end text:name="__RefHeading___Toc5576_94557391"/></text:h>
      <text:p text:style-name="P1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2">Requisito</text:p>
          </table:table-cell>
          <table:table-cell table:style-name="Tabela1.B1" office:value-type="string">
            <text:p text:style-name="P72">Descrição</text:p>
          </table:table-cell>
        </table:table-row>
        <table:table-row>
          <table:table-cell table:style-name="Tabela1.A2" office:value-type="string">
            <text:p text:style-name="P74">UC1.0</text:p>
          </table:table-cell>
          <table:table-cell table:style-name="Tabela1.B2" office:value-type="string">
            <text:p text:style-name="P74">Gestão de Pessoas</text:p>
          </table:table-cell>
        </table:table-row>
        <table:table-row>
          <table:table-cell table:style-name="Tabela1.A2" office:value-type="string">
            <text:p text:style-name="P74">UC2.0</text:p>
          </table:table-cell>
          <table:table-cell table:style-name="Tabela1.B2" office:value-type="string">
            <text:p text:style-name="P74">Gestão de Estoque</text:p>
          </table:table-cell>
        </table:table-row>
        <table:table-row>
          <table:table-cell table:style-name="Tabela1.A2" office:value-type="string">
            <text:p text:style-name="P74">UC3.0</text:p>
          </table:table-cell>
          <table:table-cell table:style-name="Tabela1.B2" office:value-type="string">
            <text:p text:style-name="P74">Gestão de Motos</text:p>
          </table:table-cell>
        </table:table-row>
        <text:soft-page-break/>
        <table:table-row>
          <table:table-cell table:style-name="Tabela1.A2" office:value-type="string">
            <text:p text:style-name="P74">UC4.0</text:p>
          </table:table-cell>
          <table:table-cell table:style-name="Tabela1.B2" office:value-type="string">
            <text:p text:style-name="P74">Gestão de Serviços</text:p>
          </table:table-cell>
        </table:table-row>
        <table:table-row>
          <table:table-cell table:style-name="Tabela1.A2" office:value-type="string">
            <text:p text:style-name="P74">UC5.0</text:p>
          </table:table-cell>
          <table:table-cell table:style-name="Tabela1.B2" office:value-type="string">
            <text:p text:style-name="P74">Gestão de Transações Financeiras</text:p>
          </table:table-cell>
        </table:table-row>
        <table:table-row>
          <table:table-cell table:style-name="Tabela1.A2" office:value-type="string">
            <text:p text:style-name="P74">UC6.0</text:p>
          </table:table-cell>
          <table:table-cell table:style-name="Tabela1.B2" office:value-type="string">
            <text:p text:style-name="P74">Gestão de Relatórios</text:p>
          </table:table-cell>
        </table:table-row>
        <table:table-row>
          <table:table-cell table:style-name="Tabela1.A2" office:value-type="string">
            <text:p text:style-name="P74"/>
          </table:table-cell>
          <table:table-cell table:style-name="Tabela1.B2" office:value-type="string">
            <text:p text:style-name="P74"/>
          </table:table-cell>
        </table:table-row>
      </table:table>
      <text:p text:style-name="P47"/>
      <text:p text:style-name="P17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3">Atores</text:p>
          </table:table-cell>
          <table:table-cell table:style-name="Tabela2.B1" office:value-type="string">
            <text:p text:style-name="P74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71">Administrador</text:p>
          </table:table-cell>
          <table:table-cell table:style-name="Tabela2.B2" office:value-type="string">
            <text:p text:style-name="P75">O Administrador possui acesso a todas as funcionalidades do software, inclusive a cadastro de usuários[UC1.9], alteração de usuário<text:span text:style-name="T46">s</text:span>[UC1.10], <text:span text:style-name="T60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76">Usuário</text:p>
          </table:table-cell>
          <table:table-cell table:style-name="Tabela2.B3" office:value-type="string">
            <text:p text:style-name="P77">O Usuário possui acesso a todas as funcionalidades do software, exceto cadastro de usuários[UC1.9], exclu<text:span text:style-name="T46">são de</text:span> usuários[UC1.11] e busca <text:span text:style-name="T46">de</text:span> usuários[UC1.12]</text:p>
          </table:table-cell>
        </table:table-row>
      </table:table>
      <text:p text:style-name="P18"/>
      <text:p text:style-name="P18"/>
      <text:h text:style-name="Heading_20_1" text:outline-level="1"><text:bookmark-start text:name="__RefHeading___Toc5580_94557391"/>4. <text:span text:style-name="T66">Descrição </text:span>Casos de Uso<text:bookmark-end text:name="__RefHeading___Toc5580_94557391"/></text:h>
      <text:h text:style-name="Heading_20_2" text:outline-level="2"><text:bookmark-start text:name="__RefHeading___Toc5582_94557391"/>4.1 UC1.0 Gerenciar <text:span text:style-name="T20">Pessoas</text:span><text:bookmark-end text:name="__RefHeading___Toc5582_94557391"/></text:h>
      <text:h text:style-name="Heading_20_3" text:outline-level="3"><text:bookmark-start text:name="__RefHeading___Toc5584_94557391"/>4.1.<text:span text:style-name="T11">1</text:span> UC1.1 <text:span text:style-name="T10">Cadastrar Clientes</text:span><text:bookmark-end text:name="__RefHeading___Toc5584_94557391"/></text:h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219">UC<text:span text:style-name="T8">1</text:span>.<text:span text:style-name="T9">1</text:span> – <text:span text:style-name="T2">Cadastr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219">Pré - Condições</text:p>
          </table:table-cell>
          <table:table-cell table:style-name="Tabela3.B2" office:value-type="string">
            <text:p text:style-name="P219">PC1</text:p>
          </table:table-cell>
          <table:table-cell table:style-name="Tabela3.C2" office:value-type="string">
            <text:p text:style-name="P219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219">Atores Envolvidos</text:p>
          </table:table-cell>
          <table:table-cell table:style-name="Tabela3.B3" table:number-columns-spanned="2" office:value-type="string">
            <text:p text:style-name="P81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5" office:value-type="string">
            <text:p text:style-name="P219">Fluxo Principal</text:p>
          </table:table-cell>
          <table:table-cell table:style-name="Tabela3.B4" office:value-type="string">
            <text:p text:style-name="P219">FP1</text:p>
          </table:table-cell>
          <table:table-cell table:style-name="Tabela3.C4" office:value-type="string">
            <text:p text:style-name="P128">O <text:span text:style-name="T7">Administrador</text:span> preencherá os campos: nome, <text:span text:style-name="T40">tipo_pessoa,</text:span> <text:span text:style-name="T6">telefone, endereço e CPF ou CNPJ(de acordo com o tipo de cliente)</text:span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219">FP2</text:p>
          </table:table-cell>
          <table:table-cell table:style-name="Tabela3.C5" office:value-type="string">
            <text:p text:style-name="P128">Para salvar <text:span text:style-name="T6">o Cliente</text:span>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219">FP3</text:p>
          </table:table-cell>
          <table:table-cell table:style-name="Tabela3.C6" office:value-type="string">
            <text:p text:style-name="P128">O sistema emitirá uma mensagem de confirmação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219">FP4</text:p>
          </table:table-cell>
          <table:table-cell table:style-name="Tabela3.C7" office:value-type="string">
            <text:p text:style-name="P128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219">FP5</text:p>
          </table:table-cell>
          <table:table-cell table:style-name="Tabela3.C8" office:value-type="string">
            <text:p text:style-name="P219">O sistema <text:span text:style-name="T3">emitirá</text:span> a mensagem “<text:span text:style-name="T9">Cliente salvo</text:span>” </text:p>
          </table:table-cell>
        </table:table-row>
        <table:table-row table:style-name="Tabela3.1">
          <table:table-cell table:style-name="Tabela3.A1" table:number-rows-spanned="2" office:value-type="string">
            <text:p text:style-name="P219">Fluxos Alternativos</text:p>
          </table:table-cell>
          <table:table-cell table:style-name="Tabela3.B9" office:value-type="string">
            <text:p text:style-name="P219">FA1</text:p>
          </table:table-cell>
          <table:table-cell table:style-name="Tabela3.C9" office:value-type="string">
            <text:p text:style-name="P129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0" office:value-type="string">
            <text:p text:style-name="P219">FA2</text:p>
          </table:table-cell>
          <table:table-cell table:style-name="Tabela3.C10" office:value-type="string">
            <text:p text:style-name="P128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219">Regras de Negócio</text:p>
          </table:table-cell>
          <table:table-cell table:style-name="Tabela3.B11" office:value-type="string">
            <text:p text:style-name="P219">RN1</text:p>
          </table:table-cell>
          <table:table-cell table:style-name="Tabela3.C11" office:value-type="string">
            <text:p text:style-name="P145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49">RN2</text:p>
          </table:table-cell>
          <table:table-cell table:style-name="Tabela3.C12" office:value-type="string">
            <text:p text:style-name="P149">Todos os campos são de preenchimento obrigatório</text:p>
          </table:table-cell>
        </table:table-row>
        <table:table-row table:style-name="Tabela3.13">
          <table:table-cell table:style-name="Tabela3.A1" office:value-type="string">
            <text:p text:style-name="P107">Pós Condições</text:p>
          </table:table-cell>
          <table:table-cell table:style-name="Tabela3.B13" office:value-type="string">
            <text:p text:style-name="P219">PC1</text:p>
          </table:table-cell>
          <table:table-cell table:style-name="Tabela3.C13" office:value-type="string">
            <text:p text:style-name="P219"><text:span text:style-name="T6">O Cliente</text:span> deverá <text:span text:style-name="T4">estar</text:span> salv<text:span text:style-name="T7">o</text:span> no banco de dados</text:p>
          </table:table-cell>
        </table:table-row>
        <table:table-row table:style-name="Tabela3.1">
          <table:table-cell table:style-name="Tabela3.A1" office:value-type="string">
            <text:p text:style-name="P107">Casos de Uso Afetados</text:p>
          </table:table-cell>
          <table:table-cell table:style-name="Tabela3.B14" table:number-columns-spanned="2" office:value-type="string">
            <text:p text:style-name="P96">UC1.2, UC1.3, UC1.4</text:p>
          </table:table-cell>
          <table:covered-table-cell/>
        </table:table-row>
      </table:table>
      <text:p text:style-name="P5"/>
      <text:h text:style-name="Heading_20_3" text:outline-level="3"><text:bookmark-start text:name="__RefHeading___Toc5586_94557391"/>4.1.2 UC1.2 Alterar Clientes<text:bookmark-end text:name="__RefHeading___Toc5586_94557391"/></text:h>
      <text:p text:style-name="P6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220">UC<text:span text:style-name="T8">1</text:span>.<text:span text:style-name="T11">2</text:span> – <text:span text:style-name="T11">Alterar Client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220">Pré - Condições</text:p>
          </table:table-cell>
          <table:table-cell table:style-name="Tabela4.B2" office:value-type="string">
            <text:p text:style-name="P220">PC1</text:p>
          </table:table-cell>
          <table:table-cell table:style-name="Tabela4.C2" office:value-type="string">
            <text:p text:style-name="P220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51">PC2</text:p>
          </table:table-cell>
          <table:table-cell table:style-name="Tabela4.C3" office:value-type="string">
            <text:p text:style-name="P150">O Cliente deve estar cadastrado no sistema</text:p>
          </table:table-cell>
        </table:table-row>
        <table:table-row table:style-name="Tabela4.4">
          <table:table-cell table:style-name="Tabela4.A1" office:value-type="string">
            <text:p text:style-name="P220">Atores Envolvidos</text:p>
          </table:table-cell>
          <table:table-cell table:style-name="Tabela4.B4" table:number-columns-spanned="2" office:value-type="string">
            <text:p text:style-name="P82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6" office:value-type="string">
            <text:p text:style-name="P220">Fluxo Principal</text:p>
          </table:table-cell>
          <table:table-cell table:style-name="Tabela4.B5" office:value-type="string">
            <text:p text:style-name="P220">FP1</text:p>
          </table:table-cell>
          <table:table-cell table:style-name="Tabela4.C5" office:value-type="string">
            <text:p text:style-name="P149">O <text:s/><text:span text:style-name="T7">Administrador ou Usuário </text:span>realizará uma busca pelo cliente e selecionará o cliente a ser alterado, <text:span text:style-name="T46">após selecioná-lo deve clicar no botão “Alterar”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49">FP2</text:p>
          </table:table-cell>
          <table:table-cell table:style-name="Tabela4.C6" office:value-type="string">
            <text:p text:style-name="P129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nome <text:span text:style-name="T12">e/ou</text:span> <text:span text:style-name="T6">telefone e/ou endereço e/ou CPF/CNPJ e tipo_pessoa</text:span>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220">FP<text:span text:style-name="T40">3</text:span></text:p>
          </table:table-cell>
          <table:table-cell table:style-name="Tabela4.C7" office:value-type="string">
            <text:p text:style-name="P122">Para salvar <text:span text:style-name="T12">as alterações do Cliente</text:span> o <text:span text:style-name="T6">Administrador ou Usuário </text:span>deverá clicar no botão Salvar</text:p>
          </table:table-cell>
        </table:table-row>
        <table:table-row table:style-name="Tabela4.1">
          <table:covered-table-cell/>
          <table:table-cell table:style-name="Tabela4.B8" office:value-type="string">
            <text:p text:style-name="P220">FP<text:span text:style-name="T40">4</text:span></text:p>
          </table:table-cell>
          <table:table-cell table:style-name="Tabela4.C8" office:value-type="string">
            <text:p text:style-name="P122">O sistema emitirá uma mensagem de confirmação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220">FP<text:span text:style-name="T40">5</text:span></text:p>
          </table:table-cell>
          <table:table-cell table:style-name="Tabela4.C9" office:value-type="string">
            <text:p text:style-name="P122">Caso o <text:span text:style-name="T10">U</text:span>suário confirme a mensagem, clicando no botão OK, o sistema salvará <text:span text:style-name="T12">as alterações do Cliente</text:span> no banco de dados</text:p>
          </table:table-cell>
        </table:table-row>
        <table:table-row table:style-name="Tabela4.1">
          <table:covered-table-cell/>
          <table:table-cell table:style-name="Tabela4.B10" office:value-type="string">
            <text:p text:style-name="P220">FP<text:span text:style-name="T40">6</text:span></text:p>
          </table:table-cell>
          <table:table-cell table:style-name="Tabela4.C10" office:value-type="string">
            <text:p text:style-name="P220">O sistema <text:span text:style-name="T3">emitirá</text:span> a mensagem “<text:span text:style-name="T14">Alterações Salvas</text:span>” </text:p>
          </table:table-cell>
        </table:table-row>
        <table:table-row table:style-name="Tabela4.1">
          <table:table-cell table:style-name="Tabela4.A1" table:number-rows-spanned="2" office:value-type="string">
            <text:p text:style-name="P221">Fluxos Alternativos</text:p>
          </table:table-cell>
          <table:table-cell table:style-name="Tabela4.B11" office:value-type="string">
            <text:p text:style-name="P220">FA<text:span text:style-name="T13">1</text:span></text:p>
          </table:table-cell>
          <table:table-cell table:style-name="Tabela4.C11" office:value-type="string">
            <text:p text:style-name="P122">Se o <text:span text:style-name="T6">Administrador ou Usuário</text:span> clicar no botão Cancelar todas <text:soft-page-break/>as alterações não salvas serão descartadas.</text:p>
          </table:table-cell>
        </table:table-row>
        <table:table-row table:style-name="Tabela4.1">
          <table:covered-table-cell/>
          <table:table-cell table:style-name="Tabela4.B12" office:value-type="string">
            <text:p text:style-name="P122">FA<text:span text:style-name="T14">2</text:span></text:p>
          </table:table-cell>
          <table:table-cell table:style-name="Tabela4.C12" office:value-type="string">
            <text:p text:style-name="P122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4.1">
          <table:table-cell table:style-name="Tabela4.A1" office:value-type="string">
            <text:p text:style-name="P220">Regras de Negócio</text:p>
          </table:table-cell>
          <table:table-cell table:style-name="Tabela4.B13" office:value-type="string">
            <text:p text:style-name="P220">RN1</text:p>
          </table:table-cell>
          <table:table-cell table:style-name="Tabela4.C13" office:value-type="string">
            <text:p text:style-name="P144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4.14">
          <table:table-cell table:style-name="Tabela4.A1" office:value-type="string">
            <text:p text:style-name="P108">Pós Condições</text:p>
          </table:table-cell>
          <table:table-cell table:style-name="Tabela4.B14" office:value-type="string">
            <text:p text:style-name="P220">PC1</text:p>
          </table:table-cell>
          <table:table-cell table:style-name="Tabela4.C14" office:value-type="string">
            <text:p text:style-name="P220"><text:span text:style-name="T6">O Cliente</text:span> deverá <text:span text:style-name="T4">estar</text:span> <text:span text:style-name="T14">alterado</text:span> no banco de dados</text:p>
          </table:table-cell>
        </table:table-row>
        <table:table-row table:style-name="Tabela4.1">
          <table:table-cell table:style-name="Tabela4.A1" office:value-type="string">
            <text:p text:style-name="P108">Casos de Uso Afetados</text:p>
          </table:table-cell>
          <table:table-cell table:style-name="Tabela4.B15" table:number-columns-spanned="2" office:value-type="string">
            <text:p text:style-name="P96">UC1.1, UC1.3, UC1.4</text:p>
          </table:table-cell>
          <table:covered-table-cell/>
        </table:table-row>
      </table:table>
      <text:p text:style-name="P6"/>
      <text:h text:style-name="Heading_20_3" text:outline-level="3"><text:bookmark-start text:name="__RefHeading___Toc5588_94557391"/>4.1.3 UC1.3 Excluir Clientes<text:bookmark-end text:name="__RefHeading___Toc5588_94557391"/></text:h>
      <text:p text:style-name="P23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222">UC<text:span text:style-name="T8">1</text:span>.<text:span text:style-name="T15">3</text:span> – <text:span text:style-name="T15">Excluir Clientes</text:span></text:p>
          </table:table-cell>
          <table:covered-table-cell/>
          <table:covered-table-cell/>
        </table:table-row>
        <table:table-row table:style-name="Tabela5.1">
          <table:table-cell table:style-name="Tabela5.A1" table:number-rows-spanned="2" office:value-type="string">
            <text:p text:style-name="P222">Pré - Condições</text:p>
          </table:table-cell>
          <table:table-cell table:style-name="Tabela5.B2" office:value-type="string">
            <text:p text:style-name="P222">PC1</text:p>
          </table:table-cell>
          <table:table-cell table:style-name="Tabela5.C2" office:value-type="string">
            <text:p text:style-name="P222">O <text:span text:style-name="T5">Administrador ou Usuário</text:span> deve estar logado no sistema </text:p>
          </table:table-cell>
        </table:table-row>
        <table:table-row table:style-name="Tabela5.3">
          <table:covered-table-cell/>
          <table:table-cell table:style-name="Tabela5.B3" office:value-type="string">
            <text:p text:style-name="P52">PC2</text:p>
          </table:table-cell>
          <table:table-cell table:style-name="Tabela5.C3" office:value-type="string">
            <text:p text:style-name="P151">O Cliente deve estar cadastrado no sistema</text:p>
          </table:table-cell>
        </table:table-row>
        <table:table-row table:style-name="Tabela5.4">
          <table:table-cell table:style-name="Tabela5.A1" office:value-type="string">
            <text:p text:style-name="P222">Atores Envolvidos</text:p>
          </table:table-cell>
          <table:table-cell table:style-name="Tabela5.B4" table:number-columns-spanned="2" office:value-type="string">
            <text:p text:style-name="P83">Administrador <text:span text:style-name="T9">e Usuário</text:span></text:p>
          </table:table-cell>
          <table:covered-table-cell/>
        </table:table-row>
        <table:table-row table:style-name="Tabela5.1">
          <table:table-cell table:style-name="Tabela5.A1" table:number-rows-spanned="5" office:value-type="string">
            <text:p text:style-name="P238">Fluxo Principal</text:p>
          </table:table-cell>
          <table:table-cell table:style-name="Tabela5.B5" office:value-type="string">
            <text:p text:style-name="P222">FP1</text:p>
          </table:table-cell>
          <table:table-cell table:style-name="Tabela5.C5" office:value-type="string">
            <text:p text:style-name="P130">O <text:span text:style-name="T7">Administrador</text:span> <text:span text:style-name="T11">ou Usuário realizara uma busca e selecionará o Cliente a ser excluído</text:span></text:p>
          </table:table-cell>
        </table:table-row>
        <table:table-row table:style-name="Tabela5.1">
          <table:covered-table-cell/>
          <table:table-cell table:style-name="Tabela5.B6" office:value-type="string">
            <text:p text:style-name="P222">FP2</text:p>
          </table:table-cell>
          <table:table-cell table:style-name="Tabela5.C6" office:value-type="string">
            <text:p text:style-name="P130">Para <text:span text:style-name="T15">excluir o Cliente,</text:span> o <text:span text:style-name="T6">Administrador ou Usuário </text:span>deverá clicar no botão <text:span text:style-name="T15">Excluir</text:span></text:p>
          </table:table-cell>
        </table:table-row>
        <table:table-row table:style-name="Tabela5.1">
          <table:covered-table-cell/>
          <table:table-cell table:style-name="Tabela5.B7" office:value-type="string">
            <text:p text:style-name="P222">FP3</text:p>
          </table:table-cell>
          <table:table-cell table:style-name="Tabela5.C7" office:value-type="string">
            <text:p text:style-name="P130">O sistema emitirá uma mensagem de confirmação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222">FP4</text:p>
          </table:table-cell>
          <table:table-cell table:style-name="Tabela5.C8" office:value-type="string">
            <text:p text:style-name="P131">Caso o <text:span text:style-name="T10">U</text:span>suário confirme a mensagem, clicando no botão <text:span text:style-name="T15">OK</text:span>, o sistema <text:span text:style-name="T15">excluirá o Cliente</text:span> <text:span text:style-name="T41">e todas as motos pertencentes a ele do</text:span> banco de dados </text:p>
          </table:table-cell>
        </table:table-row>
        <table:table-row table:style-name="Tabela5.1">
          <table:covered-table-cell/>
          <table:table-cell table:style-name="Tabela5.B9" office:value-type="string">
            <text:p text:style-name="P222">FP5</text:p>
          </table:table-cell>
          <table:table-cell table:style-name="Tabela5.C9" office:value-type="string">
            <text:p text:style-name="P222">O sistema <text:span text:style-name="T3">emitirá</text:span> a mensagem “<text:span text:style-name="T15">Cliente excluído</text:span>” </text:p>
          </table:table-cell>
        </table:table-row>
        <table:table-row table:style-name="Tabela5.1">
          <table:table-cell table:style-name="Tabela5.A1" office:value-type="string">
            <text:p text:style-name="P221">Fluxos Alternativos</text:p>
          </table:table-cell>
          <table:table-cell table:style-name="Tabela5.B10" office:value-type="string">
            <text:p text:style-name="P222">FA<text:span text:style-name="T13">1</text:span></text:p>
          </table:table-cell>
          <table:table-cell table:style-name="Tabela5.C10" office:value-type="string">
            <text:p text:style-name="P130">Se o <text:span text:style-name="T6">Administrador ou Usuário</text:span> clicar no botão Cancelar <text:span text:style-name="T16">o cliente não será excluído.</text:span></text:p>
          </table:table-cell>
        </table:table-row>
        <table:table-row table:style-name="Tabela5.1">
          <table:table-cell table:style-name="Tabela5.A1" office:value-type="string">
            <text:p text:style-name="P222">Regras de Negócio</text:p>
          </table:table-cell>
          <table:table-cell table:style-name="Tabela5.B11" office:value-type="string">
            <text:p text:style-name="P222">RN1</text:p>
          </table:table-cell>
          <table:table-cell table:style-name="Tabela5.C11" office:value-type="string">
            <text:p text:style-name="P162">As vendas realizada para o cliente a ser excluído devem permanecer salvas no sistema</text:p>
          </table:table-cell>
        </table:table-row>
        <table:table-row table:style-name="Tabela5.12">
          <table:table-cell table:style-name="Tabela5.A1" office:value-type="string">
            <text:p text:style-name="P109">Pós Condições</text:p>
          </table:table-cell>
          <table:table-cell table:style-name="Tabela5.B12" office:value-type="string">
            <text:p text:style-name="P222">PC1</text:p>
          </table:table-cell>
          <table:table-cell table:style-name="Tabela5.C12" office:value-type="string">
            <text:p text:style-name="P222"><text:span text:style-name="T6">O Cliente</text:span> deverá <text:span text:style-name="T4">estar</text:span> <text:span text:style-name="T17">excluído</text:span> <text:span text:style-name="T17">d</text:span>o banco de dados</text:p>
          </table:table-cell>
        </table:table-row>
        <text:soft-page-break/>
        <table:table-row table:style-name="Tabela5.1">
          <table:table-cell table:style-name="Tabela5.A1" office:value-type="string">
            <text:p text:style-name="P109">Casos de Uso Afetados</text:p>
          </table:table-cell>
          <table:table-cell table:style-name="Tabela5.B13" table:number-columns-spanned="2" office:value-type="string">
            <text:p text:style-name="P97">UC1.2 e UC1.4</text:p>
          </table:table-cell>
          <table:covered-table-cell/>
        </table:table-row>
      </table:table>
      <text:p text:style-name="P7"/>
      <text:p text:style-name="P5"/>
      <text:h text:style-name="Heading_20_3" text:outline-level="3"><text:bookmark-start text:name="__RefHeading___Toc5590_94557391"/>4.1.4 UC1.4 <text:span text:style-name="T18">Buscar Clientes</text:span><text:bookmark-end text:name="__RefHeading___Toc5590_94557391"/></text:h>
      <text:p text:style-name="P31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223">UC<text:span text:style-name="T8">1</text:span>.<text:span text:style-name="T18">4</text:span> – <text:span text:style-name="T18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223">Pré - Condições</text:p>
          </table:table-cell>
          <table:table-cell table:style-name="Tabela6.B2" office:value-type="string">
            <text:p text:style-name="P223">PC1</text:p>
          </table:table-cell>
          <table:table-cell table:style-name="Tabela6.C2" office:value-type="string">
            <text:p text:style-name="P223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61">PC2</text:p>
          </table:table-cell>
          <table:table-cell table:style-name="Tabela6.C3" office:value-type="string">
            <text:p text:style-name="P152">O <text:span text:style-name="T5">Administrador ou Usuário</text:span> deve estar <text:span text:style-name="T18">na tela de busca</text:span></text:p>
          </table:table-cell>
        </table:table-row>
        <table:table-row table:style-name="Tabela6.4">
          <table:table-cell table:style-name="Tabela6.A1" office:value-type="string">
            <text:p text:style-name="P223">Atores Envolvidos</text:p>
          </table:table-cell>
          <table:table-cell table:style-name="Tabela6.B4" table:number-columns-spanned="2" office:value-type="string">
            <text:p text:style-name="P84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223">Fluxo Principal</text:p>
          </table:table-cell>
          <table:table-cell table:style-name="Tabela6.B5" office:value-type="string">
            <text:p text:style-name="P223">FP1</text:p>
          </table:table-cell>
          <table:table-cell table:style-name="Tabela6.C5" office:value-type="string">
            <text:p text:style-name="P123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223">FP2</text:p>
          </table:table-cell>
          <table:table-cell table:style-name="Tabela6.C6" office:value-type="string">
            <text:p text:style-name="P164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223">FP3</text:p>
          </table:table-cell>
          <table:table-cell table:style-name="Tabela6.C7" office:value-type="string">
            <text:p text:style-name="P171">O sistema retornara uma lista com todos os clientes de acordo com o <text:span text:style-name="T19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223">FP4</text:p>
          </table:table-cell>
          <table:table-cell table:style-name="Tabela6.C8" office:value-type="string">
            <text:p text:style-name="P162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221">Fluxos Alternativos</text:p>
          </table:table-cell>
          <table:table-cell table:style-name="Tabela6.B9" office:value-type="string">
            <text:p text:style-name="P223">FA<text:span text:style-name="T13">1</text:span></text:p>
          </table:table-cell>
          <table:table-cell table:style-name="Tabela6.C9" office:value-type="string">
            <text:p text:style-name="P123">Se o <text:span text:style-name="T6">Administrador ou Usuário</text:span> <text:span text:style-name="T19">não preencher o formulário e clicar no botão “Buscar” o sistema emitirá a seguinte mensagem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123">FA<text:span text:style-name="T14">2</text:span></text:p>
          </table:table-cell>
          <table:table-cell table:style-name="Tabela6.C10" office:value-type="string">
            <text:p text:style-name="P164">Se o sistema não encontrar nenhum cliente correspondente ao da busca no banco de dados será emitido a seguinte mensagem “Cliente não encontrado no banco de dados, verifique o nome inserido”</text:p>
          </table:table-cell>
        </table:table-row>
        <table:table-row table:style-name="Tabela6.1">
          <table:table-cell table:style-name="Tabela6.A1" office:value-type="string">
            <text:p text:style-name="P223">Regras de Negócio</text:p>
          </table:table-cell>
          <table:table-cell table:style-name="Tabela6.B11" office:value-type="string">
            <text:p text:style-name="P223">RN1</text:p>
          </table:table-cell>
          <table:table-cell table:style-name="Tabela6.C11" office:value-type="string">
            <text:p text:style-name="P164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110">Pós Condições</text:p>
          </table:table-cell>
          <table:table-cell table:style-name="Tabela6.B12" office:value-type="string">
            <text:p text:style-name="P223">PC1</text:p>
          </table:table-cell>
          <table:table-cell table:style-name="Tabela6.C12" office:value-type="string">
            <text:p text:style-name="P178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110">Casos de Uso Afetados</text:p>
          </table:table-cell>
          <table:table-cell table:style-name="Tabela6.B13" table:number-columns-spanned="2" office:value-type="string">
            <text:p text:style-name="P98">UC1.2 e UC1.3 </text:p>
          </table:table-cell>
          <table:covered-table-cell/>
        </table:table-row>
      </table:table>
      <text:p text:style-name="P32"/>
      <text:p text:style-name="P32"/>
      <text:p text:style-name="P32"/>
      <text:p text:style-name="P19"/>
      <text:h text:style-name="Heading_20_3" text:outline-level="3"><text:bookmark-start text:name="__RefHeading___Toc5592_94557391"/><text:soft-page-break/>4.1.<text:span text:style-name="T25">5</text:span> UC1.<text:span text:style-name="T21">5</text:span> <text:span text:style-name="T10">Cadastr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224">UC<text:span text:style-name="T8">1</text:span>.<text:span text:style-name="T21">5</text:span> – <text:span text:style-name="T2">Cadastr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224">Pré - Condições</text:p>
          </table:table-cell>
          <table:table-cell table:style-name="Tabela7.B2" office:value-type="string">
            <text:p text:style-name="P224">PC1</text:p>
          </table:table-cell>
          <table:table-cell table:style-name="Tabela7.C2" office:value-type="string">
            <text:p text:style-name="P224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224">Atores Envolvidos</text:p>
          </table:table-cell>
          <table:table-cell table:style-name="Tabela7.B3" table:number-columns-spanned="2" office:value-type="string">
            <text:p text:style-name="P85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224">Fluxo Principal</text:p>
          </table:table-cell>
          <table:table-cell table:style-name="Tabela7.B4" office:value-type="string">
            <text:p text:style-name="P224">FP1</text:p>
          </table:table-cell>
          <table:table-cell table:style-name="Tabela7.C4" office:value-type="string">
            <text:p text:style-name="P132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224">FP2</text:p>
          </table:table-cell>
          <table:table-cell table:style-name="Tabela7.C5" office:value-type="string">
            <text:p text:style-name="P132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224">FP3</text:p>
          </table:table-cell>
          <table:table-cell table:style-name="Tabela7.C6" office:value-type="string">
            <text:p text:style-name="P132">O sistema emitirá uma mensagem de confirmação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224">FP4</text:p>
          </table:table-cell>
          <table:table-cell table:style-name="Tabela7.C7" office:value-type="string">
            <text:p text:style-name="P132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224">FP5</text:p>
          </table:table-cell>
          <table:table-cell table:style-name="Tabela7.C8" office:value-type="string">
            <text:p text:style-name="P224">O sistema <text:span text:style-name="T3">emitirá</text:span> a mensagem “<text:span text:style-name="T20">Fornecedor salvo</text:span>” </text:p>
          </table:table-cell>
        </table:table-row>
        <table:table-row table:style-name="Tabela7.1">
          <table:table-cell table:style-name="Tabela7.A1" table:number-rows-spanned="3" office:value-type="string">
            <text:p text:style-name="P224">Fluxos Alternativos</text:p>
          </table:table-cell>
          <table:table-cell table:style-name="Tabela7.B9" office:value-type="string">
            <text:p text:style-name="P224">FA<text:span text:style-name="T42">1</text:span></text:p>
          </table:table-cell>
          <table:table-cell table:style-name="Tabela7.C9" office:value-type="string">
            <text:p text:style-name="P132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224">FA<text:span text:style-name="T42">2</text:span></text:p>
          </table:table-cell>
          <table:table-cell table:style-name="Tabela7.C10" office:value-type="string">
            <text:p text:style-name="P132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32">FA4</text:p>
          </table:table-cell>
          <table:table-cell table:style-name="Tabela7.C11" office:value-type="string">
            <text:p text:style-name="P132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224">Regras de Negócio</text:p>
          </table:table-cell>
          <table:table-cell table:style-name="Tabela7.B12" office:value-type="string">
            <text:p text:style-name="P224">RN1</text:p>
          </table:table-cell>
          <table:table-cell table:style-name="Tabela7.C12" office:value-type="string">
            <text:p text:style-name="P186">Todos os campos são de preenchimento obrigatório</text:p>
          </table:table-cell>
        </table:table-row>
        <table:table-row table:style-name="Tabela7.13">
          <table:table-cell table:style-name="Tabela7.A1" office:value-type="string">
            <text:p text:style-name="P111">Pós Condições</text:p>
          </table:table-cell>
          <table:table-cell table:style-name="Tabela7.B13" office:value-type="string">
            <text:p text:style-name="P224">PC1</text:p>
          </table:table-cell>
          <table:table-cell table:style-name="Tabela7.C13" office:value-type="string">
            <text:p text:style-name="P224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111">Casos de Uso Afetados</text:p>
          </table:table-cell>
          <table:table-cell table:style-name="Tabela7.B14" table:number-columns-spanned="2" office:value-type="string">
            <text:p text:style-name="P99">UC1.6, UC1.7, UC1.8</text:p>
          </table:table-cell>
          <table:covered-table-cell/>
        </table:table-row>
      </table:table>
      <text:p text:style-name="P33"/>
      <text:p text:style-name="P33"/>
      <text:p text:style-name="P33"/>
      <text:h text:style-name="Heading_20_3" text:outline-level="3"><text:bookmark-start text:name="__RefHeading___Toc5594_94557391"/>4.1.<text:span text:style-name="T25">6</text:span> UC1.<text:span text:style-name="T21">6</text:span> Alterar <text:span text:style-name="T21">Fornecedores</text:span><text:bookmark-end text:name="__RefHeading___Toc5594_94557391"/></text:h>
      <text:p text:style-name="P9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225">UC<text:span text:style-name="T8">1</text:span>.<text:span text:style-name="T21">6</text:span> – <text:span text:style-name="T11">Alterar Fornecedores</text:span></text:p>
          </table:table-cell>
          <table:covered-table-cell/>
          <table:covered-table-cell/>
        </table:table-row>
        <table:table-row table:style-name="Tabela8.1">
          <table:table-cell table:style-name="Tabela8.A1" table:number-rows-spanned="2" office:value-type="string">
            <text:p text:style-name="P225">Pré - Condições</text:p>
          </table:table-cell>
          <table:table-cell table:style-name="Tabela8.B2" office:value-type="string">
            <text:p text:style-name="P225">PC1</text:p>
          </table:table-cell>
          <table:table-cell table:style-name="Tabela8.C2" office:value-type="string">
            <text:p text:style-name="P225">O <text:span text:style-name="T5">Administrador ou Usuário</text:span> deve estar logado no sistema </text:p>
          </table:table-cell>
        </table:table-row>
        <table:table-row table:style-name="Tabela8.3">
          <table:covered-table-cell/>
          <table:table-cell table:style-name="Tabela8.B3" office:value-type="string">
            <text:p text:style-name="P53">PC2</text:p>
          </table:table-cell>
          <table:table-cell table:style-name="Tabela8.C3" office:value-type="string">
            <text:p text:style-name="P153">O <text:span text:style-name="T21">Fornecedor </text:span>deve estar cadastrado no sistema</text:p>
          </table:table-cell>
        </table:table-row>
        <text:soft-page-break/>
        <table:table-row table:style-name="Tabela8.4">
          <table:table-cell table:style-name="Tabela8.A1" office:value-type="string">
            <text:p text:style-name="P225">Atores Envolvidos</text:p>
          </table:table-cell>
          <table:table-cell table:style-name="Tabela8.B4" table:number-columns-spanned="2" office:value-type="string">
            <text:p text:style-name="P86">Administrador <text:span text:style-name="T9">e Usuário</text:span></text:p>
          </table:table-cell>
          <table:covered-table-cell/>
        </table:table-row>
        <table:table-row table:style-name="Tabela8.1">
          <table:table-cell table:style-name="Tabela8.A1" office:value-type="string">
            <text:p text:style-name="P225"/>
          </table:table-cell>
          <table:table-cell table:style-name="Tabela8.B5" office:value-type="string">
            <text:p text:style-name="P186">FP1</text:p>
          </table:table-cell>
          <table:table-cell table:style-name="Tabela8.C5" office:value-type="string">
            <text:p text:style-name="P186">O Administrador deve realizar uma busca e selecionar o fornecedor a ser alterado</text:p>
          </table:table-cell>
        </table:table-row>
        <table:table-row table:style-name="Tabela8.1">
          <table:table-cell table:style-name="Tabela8.A6" table:number-rows-spanned="5" office:value-type="string">
            <text:p text:style-name="P225">Fluxo Principal</text:p>
          </table:table-cell>
          <table:table-cell table:style-name="Tabela8.B6" office:value-type="string">
            <text:p text:style-name="P225">FP1</text:p>
          </table:table-cell>
          <table:table-cell table:style-name="Tabela8.C6" office:value-type="string">
            <text:p text:style-name="P124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nome,<text:span text:style-name="T6"> CNPJ e telefone</text:span></text:p>
          </table:table-cell>
        </table:table-row>
        <table:table-row table:style-name="Tabela8.1">
          <table:covered-table-cell/>
          <table:table-cell table:style-name="Tabela8.B7" office:value-type="string">
            <text:p text:style-name="P225">FP2</text:p>
          </table:table-cell>
          <table:table-cell table:style-name="Tabela8.C7" office:value-type="string">
            <text:p text:style-name="P124">Para salvar <text:span text:style-name="T12">as alterações do Fornecedor </text:span>o <text:span text:style-name="T6">Administrador ou Usuário </text:span>deverá clicar no botão Salvar</text:p>
          </table:table-cell>
        </table:table-row>
        <table:table-row table:style-name="Tabela8.1">
          <table:covered-table-cell/>
          <table:table-cell table:style-name="Tabela8.B8" office:value-type="string">
            <text:p text:style-name="P225">FP3</text:p>
          </table:table-cell>
          <table:table-cell table:style-name="Tabela8.C8" office:value-type="string">
            <text:p text:style-name="P124">O sistema emitirá uma mensagem de confirmação</text:p>
          </table:table-cell>
        </table:table-row>
        <table:table-row table:style-name="Tabela8.1">
          <table:covered-table-cell/>
          <table:table-cell table:style-name="Tabela8.B9" office:value-type="string">
            <text:p text:style-name="P225">FP4</text:p>
          </table:table-cell>
          <table:table-cell table:style-name="Tabela8.C9" office:value-type="string">
            <text:p text:style-name="P124">Caso o <text:span text:style-name="T10">U</text:span>suário confirme a mensagem, clicando no botão OK, o sistema salvará <text:span text:style-name="T12">as alterações do Fornecedor </text:span>no banco de dados;</text:p>
          </table:table-cell>
        </table:table-row>
        <table:table-row table:style-name="Tabela8.1">
          <table:covered-table-cell/>
          <table:table-cell table:style-name="Tabela8.B10" office:value-type="string">
            <text:p text:style-name="P225">FP5</text:p>
          </table:table-cell>
          <table:table-cell table:style-name="Tabela8.C10" office:value-type="string">
            <text:p text:style-name="P225">O sistema <text:span text:style-name="T3">emitirá</text:span> a mensagem “<text:span text:style-name="T14">Alterações Salvas</text:span>” </text:p>
          </table:table-cell>
        </table:table-row>
        <table:table-row table:style-name="Tabela8.1">
          <table:table-cell table:style-name="Tabela8.A1" table:number-rows-spanned="2" office:value-type="string">
            <text:p text:style-name="P225">Fluxos Alternativos</text:p>
          </table:table-cell>
          <table:table-cell table:style-name="Tabela8.B11" office:value-type="string">
            <text:p text:style-name="P225">FA<text:span text:style-name="T13">1</text:span></text:p>
          </table:table-cell>
          <table:table-cell table:style-name="Tabela8.C11" office:value-type="string">
            <text:p text:style-name="P124">Se o <text:span text:style-name="T6">Administrador ou Usuário</text:span> clicar no botão Cancelar todas as alterações não salvas serão descartadas.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124">FA<text:span text:style-name="T14">2</text:span></text:p>
          </table:table-cell>
          <table:table-cell table:style-name="Tabela8.C12" office:value-type="string">
            <text:p text:style-name="P124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8.1">
          <table:table-cell table:style-name="Tabela8.A1" office:value-type="string">
            <text:p text:style-name="P225">Regras de Negócio</text:p>
          </table:table-cell>
          <table:table-cell table:style-name="Tabela8.B13" office:value-type="string">
            <text:p text:style-name="P225">RN1</text:p>
          </table:table-cell>
          <table:table-cell table:style-name="Tabela8.C13" office:value-type="string">
            <text:p text:style-name="P187">Nenhum dos campos pode ficar vazio</text:p>
          </table:table-cell>
        </table:table-row>
        <table:table-row table:style-name="Tabela8.14">
          <table:table-cell table:style-name="Tabela8.A1" office:value-type="string">
            <text:p text:style-name="P112">Pós Condições</text:p>
          </table:table-cell>
          <table:table-cell table:style-name="Tabela8.B14" office:value-type="string">
            <text:p text:style-name="P225">PC1</text:p>
          </table:table-cell>
          <table:table-cell table:style-name="Tabela8.C14" office:value-type="string">
            <text:p text:style-name="P225"><text:span text:style-name="T6">O Fornecedor</text:span> deverá <text:span text:style-name="T4">estar</text:span> <text:span text:style-name="T14">alterado</text:span> no banco de dados</text:p>
          </table:table-cell>
        </table:table-row>
        <table:table-row table:style-name="Tabela8.1">
          <table:table-cell table:style-name="Tabela8.A1" office:value-type="string">
            <text:p text:style-name="P112">Casos de Uso Afetados</text:p>
          </table:table-cell>
          <table:table-cell table:style-name="Tabela8.B15" table:number-columns-spanned="2" office:value-type="string">
            <text:p text:style-name="P100">UC1.6 e UC1.7</text:p>
          </table:table-cell>
          <table:covered-table-cell/>
        </table:table-row>
      </table:table>
      <text:p text:style-name="P9"/>
      <text:h text:style-name="Heading_20_3" text:outline-level="3"><text:bookmark-start text:name="__RefHeading___Toc5596_94557391"/>4.1.<text:span text:style-name="T25">7</text:span> UC1.<text:span text:style-name="T22">7</text:span> Excluir <text:span text:style-name="T22">Fornecedores</text:span><text:bookmark-end text:name="__RefHeading___Toc5596_94557391"/></text:h>
      <text:p text:style-name="P24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table:number-columns-spanned="3" office:value-type="string">
            <text:p text:style-name="P225">UC<text:span text:style-name="T8">1</text:span>.<text:span text:style-name="T61">7</text:span> – <text:span text:style-name="T15">Excluir Fornecedores</text:span></text:p>
          </table:table-cell>
          <table:covered-table-cell/>
          <table:covered-table-cell/>
        </table:table-row>
        <table:table-row table:style-name="Tabela9.1">
          <table:table-cell table:style-name="Tabela9.A1" table:number-rows-spanned="2" office:value-type="string">
            <text:p text:style-name="P225">Pré - Condições</text:p>
          </table:table-cell>
          <table:table-cell table:style-name="Tabela9.B2" office:value-type="string">
            <text:p text:style-name="P225">PC1</text:p>
          </table:table-cell>
          <table:table-cell table:style-name="Tabela9.C2" office:value-type="string">
            <text:p text:style-name="P225">O <text:span text:style-name="T5">Administrador ou Usuário</text:span> deve estar logado no sistema </text:p>
          </table:table-cell>
        </table:table-row>
        <table:table-row table:style-name="Tabela9.3">
          <table:covered-table-cell/>
          <table:table-cell table:style-name="Tabela9.B3" office:value-type="string">
            <text:p text:style-name="P53">PC2</text:p>
          </table:table-cell>
          <table:table-cell table:style-name="Tabela9.C3" office:value-type="string">
            <text:p text:style-name="P153">O <text:span text:style-name="T21">Fornecedor </text:span>deve estar cadastrado no sistema</text:p>
          </table:table-cell>
        </table:table-row>
        <table:table-row table:style-name="Tabela9.4">
          <table:table-cell table:style-name="Tabela9.A1" office:value-type="string">
            <text:p text:style-name="P225">Atores Envolvidos</text:p>
          </table:table-cell>
          <table:table-cell table:style-name="Tabela9.B4" table:number-columns-spanned="2" office:value-type="string">
            <text:p text:style-name="P86">Administrador <text:span text:style-name="T9">e Usuário</text:span></text:p>
          </table:table-cell>
          <table:covered-table-cell/>
        </table:table-row>
        <table:table-row table:style-name="Tabela9.1">
          <table:table-cell table:style-name="Tabela9.A1" table:number-rows-spanned="5" office:value-type="string">
            <text:p text:style-name="P225">Fluxo Principal</text:p>
          </table:table-cell>
          <table:table-cell table:style-name="Tabela9.B5" office:value-type="string">
            <text:p text:style-name="P225">FP1</text:p>
          </table:table-cell>
          <table:table-cell table:style-name="Tabela9.C5" office:value-type="string">
            <text:p text:style-name="P124">O <text:span text:style-name="T7">Administrador</text:span> <text:span text:style-name="T11">ou Usuário buscará e selecionará o Fornecedor a ser excluído.</text:span></text:p>
          </table:table-cell>
        </table:table-row>
        <table:table-row table:style-name="Tabela9.1">
          <table:covered-table-cell/>
          <table:table-cell table:style-name="Tabela9.B6" office:value-type="string">
            <text:p text:style-name="P225">FP2</text:p>
          </table:table-cell>
          <table:table-cell table:style-name="Tabela9.C6" office:value-type="string">
            <text:p text:style-name="P124">Para <text:span text:style-name="T15">excluir o Fornecedor,</text:span> o <text:span text:style-name="T6">Administrador ou Usuário </text:span>deverá <text:soft-page-break/>clicar no botão <text:span text:style-name="T15">Excluir</text:span></text:p>
          </table:table-cell>
        </table:table-row>
        <table:table-row table:style-name="Tabela9.1">
          <table:covered-table-cell/>
          <table:table-cell table:style-name="Tabela9.B7" office:value-type="string">
            <text:p text:style-name="P225">FP3</text:p>
          </table:table-cell>
          <table:table-cell table:style-name="Tabela9.C7" office:value-type="string">
            <text:p text:style-name="P124">O sistema emitirá uma mensagem de confirmação</text:p>
          </table:table-cell>
        </table:table-row>
        <table:table-row table:style-name="Tabela9.1">
          <table:covered-table-cell/>
          <table:table-cell table:style-name="Tabela9.B8" office:value-type="string">
            <text:p text:style-name="P225">FP4</text:p>
          </table:table-cell>
          <table:table-cell table:style-name="Tabela9.C8" office:value-type="string">
            <text:p text:style-name="P124">Caso o <text:span text:style-name="T10">U</text:span>suário confirme a mensagem, clicando no botão <text:span text:style-name="T15">OK</text:span>, o sistema <text:span text:style-name="T15">excluirá o Fornecedor do</text:span> banco de dados</text:p>
          </table:table-cell>
        </table:table-row>
        <table:table-row table:style-name="Tabela9.1">
          <table:covered-table-cell/>
          <table:table-cell table:style-name="Tabela9.B9" office:value-type="string">
            <text:p text:style-name="P225">FP5</text:p>
          </table:table-cell>
          <table:table-cell table:style-name="Tabela9.C9" office:value-type="string">
            <text:p text:style-name="P225">O sistema <text:span text:style-name="T3">emitirá</text:span> a mensagem “<text:span text:style-name="T21">Fornecedor excluído</text:span>” </text:p>
          </table:table-cell>
        </table:table-row>
        <table:table-row table:style-name="Tabela9.1">
          <table:table-cell table:style-name="Tabela9.A1" office:value-type="string">
            <text:p text:style-name="P225">Fluxos Alternativos</text:p>
          </table:table-cell>
          <table:table-cell table:style-name="Tabela9.B10" office:value-type="string">
            <text:p text:style-name="P225">FA<text:span text:style-name="T13">1</text:span></text:p>
          </table:table-cell>
          <table:table-cell table:style-name="Tabela9.C10" office:value-type="string">
            <text:p text:style-name="P124">Se o <text:span text:style-name="T6">Administrador ou Usuário</text:span> clicar no botão Cancelar <text:span text:style-name="T16">o Fornecedor não será excluído.</text:span></text:p>
          </table:table-cell>
        </table:table-row>
        <table:table-row table:style-name="Tabela9.1">
          <table:table-cell table:style-name="Tabela9.A1" office:value-type="string">
            <text:p text:style-name="P225">Regras de Negócio</text:p>
          </table:table-cell>
          <table:table-cell table:style-name="Tabela9.B11" office:value-type="string">
            <text:p text:style-name="P225">RN1</text:p>
          </table:table-cell>
          <table:table-cell table:style-name="Tabela9.C11" office:value-type="string">
            <text:p text:style-name="P187">Mesmo com a exclusão do fornecedor as compras relacionadas a ele devem continuar salvas no banco de dados</text:p>
          </table:table-cell>
        </table:table-row>
        <table:table-row table:style-name="Tabela9.12">
          <table:table-cell table:style-name="Tabela9.A1" office:value-type="string">
            <text:p text:style-name="P112">Pós Condições</text:p>
          </table:table-cell>
          <table:table-cell table:style-name="Tabela9.B12" office:value-type="string">
            <text:p text:style-name="P225">PC1</text:p>
          </table:table-cell>
          <table:table-cell table:style-name="Tabela9.C12" office:value-type="string">
            <text:p text:style-name="P225"><text:span text:style-name="T6">O Fornecedor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9.1">
          <table:table-cell table:style-name="Tabela9.A1" office:value-type="string">
            <text:p text:style-name="P112">Casos de Uso Afetados</text:p>
          </table:table-cell>
          <table:table-cell table:style-name="Tabela9.B13" table:number-columns-spanned="2" office:value-type="string">
            <text:p text:style-name="P100">UC1.6, UC1.8</text:p>
          </table:table-cell>
          <table:covered-table-cell/>
        </table:table-row>
      </table:table>
      <text:p text:style-name="P9"/>
      <text:p text:style-name="P9"/>
      <text:h text:style-name="Heading_20_3" text:outline-level="3"><text:bookmark-start text:name="__RefHeading___Toc5598_94557391"/>4.1.<text:span text:style-name="T25">8</text:span> UC 1.<text:span text:style-name="T22">8</text:span> <text:span text:style-name="T18">Buscar Fornecedores</text:span><text:bookmark-end text:name="__RefHeading___Toc5598_94557391"/></text:h>
      <text:p text:style-name="P34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columns-spanned="3" office:value-type="string">
            <text:p text:style-name="P225">UC<text:span text:style-name="T8">1</text:span>.<text:span text:style-name="T61">8</text:span> – <text:span text:style-name="T18">Buscar Fornecedores</text:span></text:p>
          </table:table-cell>
          <table:covered-table-cell/>
          <table:covered-table-cell/>
        </table:table-row>
        <table:table-row table:style-name="Tabela10.1">
          <table:table-cell table:style-name="Tabela10.A1" table:number-rows-spanned="2" office:value-type="string">
            <text:p text:style-name="P225">Pré - Condições</text:p>
          </table:table-cell>
          <table:table-cell table:style-name="Tabela10.B2" office:value-type="string">
            <text:p text:style-name="P225">PC1</text:p>
          </table:table-cell>
          <table:table-cell table:style-name="Tabela10.C2" office:value-type="string">
            <text:p text:style-name="P225">O <text:span text:style-name="T5">Administrador ou Usuário</text:span> deve estar logado no sistema </text:p>
          </table:table-cell>
        </table:table-row>
        <table:table-row table:style-name="Tabela10.3">
          <table:covered-table-cell/>
          <table:table-cell table:style-name="Tabela10.B3" office:value-type="string">
            <text:p text:style-name="P62">PC2</text:p>
          </table:table-cell>
          <table:table-cell table:style-name="Tabela10.C3" office:value-type="string">
            <text:p text:style-name="P153">O <text:span text:style-name="T5">Administrador ou Usuário</text:span> deve estar <text:span text:style-name="T18">na tela de busca</text:span></text:p>
          </table:table-cell>
        </table:table-row>
        <table:table-row table:style-name="Tabela10.4">
          <table:table-cell table:style-name="Tabela10.A1" office:value-type="string">
            <text:p text:style-name="P225">Atores Envolvidos</text:p>
          </table:table-cell>
          <table:table-cell table:style-name="Tabela10.B4" table:number-columns-spanned="2" office:value-type="string">
            <text:p text:style-name="P86">Administrador <text:span text:style-name="T9">e Usuário</text:span></text:p>
          </table:table-cell>
          <table:covered-table-cell/>
        </table:table-row>
        <table:table-row table:style-name="Tabela10.1">
          <table:table-cell table:style-name="Tabela10.A1" table:number-rows-spanned="4" office:value-type="string">
            <text:p text:style-name="P225">Fluxo Principal</text:p>
          </table:table-cell>
          <table:table-cell table:style-name="Tabela10.B5" office:value-type="string">
            <text:p text:style-name="P225">FP1</text:p>
          </table:table-cell>
          <table:table-cell table:style-name="Tabela10.C5" office:value-type="string">
            <text:p text:style-name="P124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10.1">
          <table:covered-table-cell/>
          <table:table-cell table:style-name="Tabela10.B6" office:value-type="string">
            <text:p text:style-name="P225">FP2</text:p>
          </table:table-cell>
          <table:table-cell table:style-name="Tabela10.C6" office:value-type="string">
            <text:p text:style-name="P163">Para buscar, o Usuário/<text:span text:style-name="T43">Administrador</text:span> deve clicar no botão “Buscar”</text:p>
          </table:table-cell>
        </table:table-row>
        <table:table-row table:style-name="Tabela10.1">
          <table:covered-table-cell/>
          <table:table-cell table:style-name="Tabela10.B7" office:value-type="string">
            <text:p text:style-name="P225">FP3</text:p>
          </table:table-cell>
          <table:table-cell table:style-name="Tabela10.C7" office:value-type="string">
            <text:p text:style-name="P172">O sistema retornara uma lista com todos os <text:span text:style-name="T43">Fornecedores </text:span>de acordo com o <text:span text:style-name="T19">nome </text:span>inserido pelo Administrador ou Usuário</text:p>
          </table:table-cell>
        </table:table-row>
        <table:table-row table:style-name="Tabela10.1">
          <table:covered-table-cell/>
          <table:table-cell table:style-name="Tabela10.B8" office:value-type="string">
            <text:p text:style-name="P225">FP4</text:p>
          </table:table-cell>
          <table:table-cell table:style-name="Tabela10.C8" office:value-type="string">
            <text:p text:style-name="P188">O Usuário/Administrador deve selecionar o Fornecedor desejado para informações mais detalhadas</text:p>
          </table:table-cell>
        </table:table-row>
        <table:table-row table:style-name="Tabela10.1">
          <table:table-cell table:style-name="Tabela10.A1" table:number-rows-spanned="2" office:value-type="string">
            <text:p text:style-name="P225">Fluxos Alternativos</text:p>
          </table:table-cell>
          <table:table-cell table:style-name="Tabela10.B9" office:value-type="string">
            <text:p text:style-name="P225">FA<text:span text:style-name="T13">1</text:span></text:p>
          </table:table-cell>
          <table:table-cell table:style-name="Tabela10.C9" office:value-type="string">
            <text:p text:style-name="P124">Se o <text:span text:style-name="T6">Administrador ou Usuário</text:span> <text:span text:style-name="T19">não preencher o formulário e clicar no botão “Buscar” o sistema emitirá a seguinte mensagem “Insira o nome do Fornecedor”</text:span></text:p>
          </table:table-cell>
        </table:table-row>
        <table:table-row table:style-name="Tabela10.1">
          <table:covered-table-cell/>
          <table:table-cell table:style-name="Tabela10.B10" office:value-type="string">
            <text:p text:style-name="P124">FA<text:span text:style-name="T14">2</text:span></text:p>
          </table:table-cell>
          <table:table-cell table:style-name="Tabela10.C10" office:value-type="string">
            <text:p text:style-name="P163">Se o sistema não encontrar nenhum <text:span text:style-name="T21">Fornecedor </text:span>correspondente ao da busca no banco de dados, será emitido a seguinte <text:soft-page-break/>mensagem “Cliente não encontrado, verifique o nome inserido <text:span text:style-name="T21">e tente novamente</text:span>”</text:p>
          </table:table-cell>
        </table:table-row>
        <table:table-row table:style-name="Tabela10.1">
          <table:table-cell table:style-name="Tabela10.A1" office:value-type="string">
            <text:p text:style-name="P225">Regras de Negócio</text:p>
          </table:table-cell>
          <table:table-cell table:style-name="Tabela10.B11" office:value-type="string">
            <text:p text:style-name="P225">RN1</text:p>
          </table:table-cell>
          <table:table-cell table:style-name="Tabela10.C11" office:value-type="string">
            <text:p text:style-name="P163">O formulário não pode ficar vazio</text:p>
          </table:table-cell>
        </table:table-row>
        <table:table-row table:style-name="Tabela10.12">
          <table:table-cell table:style-name="Tabela10.A1" office:value-type="string">
            <text:p text:style-name="P112">Pós Condições</text:p>
          </table:table-cell>
          <table:table-cell table:style-name="Tabela10.B12" office:value-type="string">
            <text:p text:style-name="P225">PC1</text:p>
          </table:table-cell>
          <table:table-cell table:style-name="Tabela10.C12" office:value-type="string">
            <text:p text:style-name="P179">O sistema deverá emitir uma lista com todos os <text:span text:style-name="T22">Fornecedores </text:span>correspondentes ao nome inserido pelo Usuário <text:span text:style-name="T43">com a possibilidade de selecioná-lo para informações mais detalhadas</text:span></text:p>
          </table:table-cell>
        </table:table-row>
        <table:table-row table:style-name="Tabela10.1">
          <table:table-cell table:style-name="Tabela10.A1" office:value-type="string">
            <text:p text:style-name="P112">Casos de Uso Afetados</text:p>
          </table:table-cell>
          <table:table-cell table:style-name="Tabela10.B13" table:number-columns-spanned="2" office:value-type="string">
            <text:p text:style-name="P101">UC1.6, UC1.7, <text:span text:style-name="T61">UC3.1, UC5.1</text:span></text:p>
          </table:table-cell>
          <table:covered-table-cell/>
        </table:table-row>
      </table:table>
      <text:p text:style-name="P34"/>
      <text:p text:style-name="P20"/>
      <text:p text:style-name="P31"/>
      <text:p text:style-name="P31"/>
      <text:h text:style-name="Heading_20_3" text:outline-level="3"><text:bookmark-start text:name="__RefHeading___Toc5600_94557391"/>4.1.<text:span text:style-name="T25">9</text:span> UC1.<text:span text:style-name="T22">9</text:span> Cadastrar Usuários<text:bookmark-end text:name="__RefHeading___Toc5600_94557391"/></text:h>
      <text:p text:style-name="P4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226">UC<text:span text:style-name="T8">1</text:span>.<text:span text:style-name="T23">9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26">Pré - Condições</text:p>
          </table:table-cell>
          <table:table-cell table:style-name="Table4.B2" office:value-type="string">
            <text:p text:style-name="P226">PC1</text:p>
          </table:table-cell>
          <table:table-cell table:style-name="Table4.C2" office:value-type="string">
            <text:p text:style-name="P226">O <text:span text:style-name="T5">Administrador</text:span> deve estar logado no sistema [UC1.<text:span text:style-name="T44">13</text:span>]</text:p>
          </table:table-cell>
        </table:table-row>
        <table:table-row table:style-name="Table4.3">
          <table:table-cell table:style-name="Table4.A1" office:value-type="string">
            <text:p text:style-name="P226">Atores Envolvidos</text:p>
          </table:table-cell>
          <table:table-cell table:style-name="Table4.B3" table:number-columns-spanned="2" office:value-type="string">
            <text:p text:style-name="P87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226">Fluxo Principal</text:p>
          </table:table-cell>
          <table:table-cell table:style-name="Table4.B4" office:value-type="string">
            <text:p text:style-name="P226">FP1</text:p>
          </table:table-cell>
          <table:table-cell table:style-name="Table4.C4" office:value-type="string">
            <text:p text:style-name="P133">O <text:span text:style-name="T7">Administrador</text:span> preencherá os campos: <text:span text:style-name="T22">login, senha e nome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226">FP2</text:p>
          </table:table-cell>
          <table:table-cell table:style-name="Table4.C5" office:value-type="string">
            <text:p text:style-name="P133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226">FP3</text:p>
          </table:table-cell>
          <table:table-cell table:style-name="Table4.C6" office:value-type="string">
            <text:p text:style-name="P133">O sistema emitirá uma mensagem de confirmaçã<text:span text:style-name="T62">o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226">FP4</text:p>
          </table:table-cell>
          <table:table-cell table:style-name="Table4.C7" office:value-type="string">
            <text:p text:style-name="P133">Caso o usuário confirme a mensagem, clicando no botão OK, o sistema salvará <text:span text:style-name="T44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226">FP5</text:p>
          </table:table-cell>
          <table:table-cell table:style-name="Table4.C8" office:value-type="string">
            <text:p text:style-name="P226">O sistema <text:span text:style-name="T3">emitirá</text:span> a mensagem “<text:span text:style-name="T44">Usuário salvo</text:span>” </text:p>
          </table:table-cell>
        </table:table-row>
        <table:table-row table:style-name="Table4.1">
          <table:table-cell table:style-name="Table4.A1" table:number-rows-spanned="2" office:value-type="string">
            <text:p text:style-name="P226">Fluxos Alternativos</text:p>
          </table:table-cell>
          <table:table-cell table:style-name="Table4.B9" office:value-type="string">
            <text:p text:style-name="P226">FA1</text:p>
          </table:table-cell>
          <table:table-cell table:style-name="Table4.C9" office:value-type="string">
            <text:p text:style-name="P133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0" office:value-type="string">
            <text:p text:style-name="P226">FA2</text:p>
          </table:table-cell>
          <table:table-cell table:style-name="Table4.C10" office:value-type="string">
            <text:p text:style-name="P134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office:value-type="string">
            <text:p text:style-name="P226">Regras de Negócio</text:p>
          </table:table-cell>
          <table:table-cell table:style-name="Table4.B11" office:value-type="string">
            <text:p text:style-name="P226">RN1</text:p>
          </table:table-cell>
          <table:table-cell table:style-name="Table4.C11" office:value-type="string">
            <text:p text:style-name="P146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2">
          <table:table-cell table:style-name="Table4.A1" office:value-type="string">
            <text:p text:style-name="P113">Pós Condições</text:p>
          </table:table-cell>
          <table:table-cell table:style-name="Table4.B12" office:value-type="string">
            <text:p text:style-name="P226">PC1</text:p>
          </table:table-cell>
          <table:table-cell table:style-name="Table4.C12" office:value-type="string">
            <text:p text:style-name="P226"><text:span text:style-name="T6">O Usuário</text:span> deverá <text:span text:style-name="T4">estar</text:span> salv<text:span text:style-name="T7">o</text:span> no banco de dados</text:p>
          </table:table-cell>
        </table:table-row>
        <text:soft-page-break/>
        <table:table-row table:style-name="Table4.1">
          <table:table-cell table:style-name="Table4.A1" office:value-type="string">
            <text:p text:style-name="P113">Casos de Uso Afetados</text:p>
          </table:table-cell>
          <table:table-cell table:style-name="Table4.B13" table:number-columns-spanned="2" office:value-type="string">
            <text:p text:style-name="P102">UC1.10, UC1.11, UC1.12</text:p>
          </table:table-cell>
          <table:covered-table-cell/>
        </table:table-row>
      </table:table>
      <text:p text:style-name="P21"/>
      <text:h text:style-name="Heading_20_3" text:outline-level="3"><text:bookmark-start text:name="__RefHeading___Toc5602_94557391"/>4.1.<text:span text:style-name="T25">10</text:span> UC1.<text:span text:style-name="T22">10</text:span> Alterar <text:span text:style-name="T44">Usuários</text:span><text:bookmark-end text:name="__RefHeading___Toc5602_94557391"/></text:h>
      <text:p text:style-name="P10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table:number-columns-spanned="3" office:value-type="string">
            <text:p text:style-name="P227">UC<text:span text:style-name="T8">1</text:span>.<text:span text:style-name="T23">10</text:span> – <text:span text:style-name="T11">Alterar Usuários</text:span></text:p>
          </table:table-cell>
          <table:covered-table-cell/>
          <table:covered-table-cell/>
        </table:table-row>
        <table:table-row table:style-name="Tabela11.1">
          <table:table-cell table:style-name="Tabela11.A1" table:number-rows-spanned="2" office:value-type="string">
            <text:p text:style-name="P227">Pré - Condições</text:p>
          </table:table-cell>
          <table:table-cell table:style-name="Tabela11.B2" office:value-type="string">
            <text:p text:style-name="P227">PC1</text:p>
          </table:table-cell>
          <table:table-cell table:style-name="Tabela11.C2" office:value-type="string">
            <text:p text:style-name="P227">O <text:span text:style-name="T5">Administrador </text:span>deve estar logado no sistema<text:span text:style-name="T44">[UC1.13]</text:span></text:p>
          </table:table-cell>
        </table:table-row>
        <table:table-row table:style-name="Tabela11.3">
          <table:covered-table-cell/>
          <table:table-cell table:style-name="Tabela11.B3" office:value-type="string">
            <text:p text:style-name="P54">PC2</text:p>
          </table:table-cell>
          <table:table-cell table:style-name="Tabela11.C3" office:value-type="string">
            <text:p text:style-name="P154">O <text:span text:style-name="T22">Usuário</text:span> deve estar cadastrado no sistema</text:p>
          </table:table-cell>
        </table:table-row>
        <table:table-row table:style-name="Tabela11.4">
          <table:table-cell table:style-name="Tabela11.A1" office:value-type="string">
            <text:p text:style-name="P227">Atores Envolvidos</text:p>
          </table:table-cell>
          <table:table-cell table:style-name="Tabela11.B4" table:number-columns-spanned="2" office:value-type="string">
            <text:p text:style-name="P88">Administrador</text:p>
          </table:table-cell>
          <table:covered-table-cell/>
        </table:table-row>
        <table:table-row table:style-name="Tabela11.1">
          <table:table-cell table:style-name="Tabela11.A1" table:number-rows-spanned="5" office:value-type="string">
            <text:p text:style-name="P227">Fluxo Principal</text:p>
          </table:table-cell>
          <table:table-cell table:style-name="Tabela11.B5" office:value-type="string">
            <text:p text:style-name="P227">FP1</text:p>
          </table:table-cell>
          <table:table-cell table:style-name="Tabela11.C5" office:value-type="string">
            <text:p text:style-name="P125">O <text:span text:style-name="T7">Administrador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<text:span text:style-name="T22">login, senha e nome</text:span></text:p>
          </table:table-cell>
        </table:table-row>
        <table:table-row table:style-name="Tabela11.1">
          <table:covered-table-cell/>
          <table:table-cell table:style-name="Tabela11.B6" office:value-type="string">
            <text:p text:style-name="P227">FP2</text:p>
          </table:table-cell>
          <table:table-cell table:style-name="Tabela11.C6" office:value-type="string">
            <text:p text:style-name="P125">Para salvar <text:span text:style-name="T12">as alterações do Usuário </text:span>o <text:span text:style-name="T6">Administrador </text:span>deverá clicar no botão Salvar</text:p>
          </table:table-cell>
        </table:table-row>
        <table:table-row table:style-name="Tabela11.1">
          <table:covered-table-cell/>
          <table:table-cell table:style-name="Tabela11.B7" office:value-type="string">
            <text:p text:style-name="P227">FP3</text:p>
          </table:table-cell>
          <table:table-cell table:style-name="Tabela11.C7" office:value-type="string">
            <text:p text:style-name="P125">O sistema emitirá uma mensagem de confirmação</text:p>
          </table:table-cell>
        </table:table-row>
        <table:table-row table:style-name="Tabela11.1">
          <table:covered-table-cell/>
          <table:table-cell table:style-name="Tabela11.B8" office:value-type="string">
            <text:p text:style-name="P227">FP4</text:p>
          </table:table-cell>
          <table:table-cell table:style-name="Tabela11.C8" office:value-type="string">
            <text:p text:style-name="P125">Caso o <text:span text:style-name="T22">Administrador </text:span>confirme a mensagem, clicando no botão OK, o sistema salvará <text:span text:style-name="T12">as alterações do Usuário </text:span>no banco de dados</text:p>
          </table:table-cell>
        </table:table-row>
        <table:table-row table:style-name="Tabela11.1">
          <table:covered-table-cell/>
          <table:table-cell table:style-name="Tabela11.B9" office:value-type="string">
            <text:p text:style-name="P227">FP5</text:p>
          </table:table-cell>
          <table:table-cell table:style-name="Tabela11.C9" office:value-type="string">
            <text:p text:style-name="P227">O sistema <text:span text:style-name="T3">emitirá</text:span> a mensagem “<text:span text:style-name="T14">Alterações Salvas</text:span>” </text:p>
          </table:table-cell>
        </table:table-row>
        <table:table-row table:style-name="Tabela11.1">
          <table:table-cell table:style-name="Tabela11.A1" table:number-rows-spanned="2" office:value-type="string">
            <text:p text:style-name="P227">Fluxos Alternativos</text:p>
          </table:table-cell>
          <table:table-cell table:style-name="Tabela11.B10" office:value-type="string">
            <text:p text:style-name="P227">FA<text:span text:style-name="T13">1</text:span></text:p>
          </table:table-cell>
          <table:table-cell table:style-name="Tabela11.C10" office:value-type="string">
            <text:p text:style-name="P125">Se o <text:span text:style-name="T6">Administrador </text:span>clicar no botão Cancelar todas as alterações não salvas serão descartadas.</text:p>
          </table:table-cell>
        </table:table-row>
        <table:table-row table:style-name="Tabela11.1">
          <table:covered-table-cell/>
          <table:table-cell table:style-name="Tabela11.B11" office:value-type="string">
            <text:p text:style-name="P125">FA<text:span text:style-name="T14">2</text:span></text:p>
          </table:table-cell>
          <table:table-cell table:style-name="Tabela11.C11" office:value-type="string">
            <text:p text:style-name="P125">Se o <text:span text:style-name="T6">Administrador apenas apagar e </text:span>não <text:span text:style-name="T10">preencher</text:span> <text:span text:style-name="T13">novamente </text:span>algum dos campos do formulário <text:span text:style-name="T10">e tentar salvar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11.1">
          <table:table-cell table:style-name="Tabela11.A1" office:value-type="string">
            <text:p text:style-name="P227">Regras de Negócio</text:p>
          </table:table-cell>
          <table:table-cell table:style-name="Tabela11.B12" office:value-type="string">
            <text:p text:style-name="P227">RN1</text:p>
          </table:table-cell>
          <table:table-cell table:style-name="Tabela11.C12" office:value-type="string">
            <text:p text:style-name="P189">O nome do Usuário não pode ter números e/ou caracteres especiais</text:p>
          </table:table-cell>
        </table:table-row>
        <table:table-row table:style-name="Tabela11.13">
          <table:table-cell table:style-name="Tabela11.A1" office:value-type="string">
            <text:p text:style-name="P114">Pós Condições</text:p>
          </table:table-cell>
          <table:table-cell table:style-name="Tabela11.B13" office:value-type="string">
            <text:p text:style-name="P227">PC1</text:p>
          </table:table-cell>
          <table:table-cell table:style-name="Tabela11.C13" office:value-type="string">
            <text:p text:style-name="P227"><text:span text:style-name="T6">O Usuário </text:span>deverá <text:span text:style-name="T4">estar</text:span> <text:span text:style-name="T14">alterado</text:span> no banco de dados</text:p>
          </table:table-cell>
        </table:table-row>
        <table:table-row table:style-name="Tabela11.1">
          <table:table-cell table:style-name="Tabela11.A1" office:value-type="string">
            <text:p text:style-name="P114">Casos de Uso Afetados</text:p>
          </table:table-cell>
          <table:table-cell table:style-name="Tabela11.B14" table:number-columns-spanned="2" office:value-type="string">
            <text:p text:style-name="P102">UC1.11, UC1.12 e UC1.13</text:p>
          </table:table-cell>
          <table:covered-table-cell/>
        </table:table-row>
      </table:table>
      <text:p text:style-name="P10"/>
      <text:h text:style-name="Heading_20_3" text:outline-level="3"><text:bookmark-start text:name="__RefHeading___Toc5604_94557391"/>4.1.<text:span text:style-name="T25">11</text:span> UC1.<text:span text:style-name="T22">11</text:span> Excluir <text:span text:style-name="T23">Usuários</text:span><text:bookmark-end text:name="__RefHeading___Toc5604_94557391"/></text:h>
      <text:p text:style-name="P25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table:number-columns-spanned="3" office:value-type="string">
            <text:p text:style-name="P227">UC<text:span text:style-name="T8">1</text:span>.<text:span text:style-name="T23">11</text:span> – <text:span text:style-name="T15">Excluir Usuários</text:span></text:p>
          </table:table-cell>
          <table:covered-table-cell/>
          <table:covered-table-cell/>
        </table:table-row>
        <text:soft-page-break/>
        <table:table-row table:style-name="Tabela12.1">
          <table:table-cell table:style-name="Tabela12.A1" table:number-rows-spanned="2" office:value-type="string">
            <text:p text:style-name="P227">Pré - Condições</text:p>
          </table:table-cell>
          <table:table-cell table:style-name="Tabela12.B2" office:value-type="string">
            <text:p text:style-name="P227">PC1</text:p>
          </table:table-cell>
          <table:table-cell table:style-name="Tabela12.C2" office:value-type="string">
            <text:p text:style-name="P227">O <text:span text:style-name="T5">Administrador </text:span>deve estar logado no sistema<text:span text:style-name="T44">[UC1.13]</text:span></text:p>
          </table:table-cell>
        </table:table-row>
        <table:table-row table:style-name="Tabela12.3">
          <table:covered-table-cell/>
          <table:table-cell table:style-name="Tabela12.B3" office:value-type="string">
            <text:p text:style-name="P54">PC2</text:p>
          </table:table-cell>
          <table:table-cell table:style-name="Tabela12.C3" office:value-type="string">
            <text:p text:style-name="P154">O <text:span text:style-name="T22">Usuário </text:span>deve estar cadastrado no sistema</text:p>
          </table:table-cell>
        </table:table-row>
        <table:table-row table:style-name="Tabela12.4">
          <table:table-cell table:style-name="Tabela12.A1" office:value-type="string">
            <text:p text:style-name="P227">Atores Envolvidos</text:p>
          </table:table-cell>
          <table:table-cell table:style-name="Tabela12.B4" table:number-columns-spanned="2" office:value-type="string">
            <text:p text:style-name="P88">Administrador </text:p>
          </table:table-cell>
          <table:covered-table-cell/>
        </table:table-row>
        <table:table-row table:style-name="Tabela12.1">
          <table:table-cell table:style-name="Tabela12.A1" table:number-rows-spanned="5" office:value-type="string">
            <text:p text:style-name="P227">Fluxo Principal</text:p>
          </table:table-cell>
          <table:table-cell table:style-name="Tabela12.B5" office:value-type="string">
            <text:p text:style-name="P227">FP1</text:p>
          </table:table-cell>
          <table:table-cell table:style-name="Tabela12.C5" office:value-type="string">
            <text:p text:style-name="P125">O <text:span text:style-name="T7">Administrador selecionará o Usuário a ser excluído [UC1.12]</text:span>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227">FP2</text:p>
          </table:table-cell>
          <table:table-cell table:style-name="Tabela12.C6" office:value-type="string">
            <text:p text:style-name="P125">Para <text:span text:style-name="T15">excluir o Usuário,</text:span> o <text:span text:style-name="T6">Administrador </text:span>deverá clicar no botão <text:span text:style-name="T15">Excluir</text:span>;</text:p>
          </table:table-cell>
        </table:table-row>
        <table:table-row table:style-name="Tabela12.1">
          <table:covered-table-cell/>
          <table:table-cell table:style-name="Tabela12.B7" office:value-type="string">
            <text:p text:style-name="P227">FP3</text:p>
          </table:table-cell>
          <table:table-cell table:style-name="Tabela12.C7" office:value-type="string">
            <text:p text:style-name="P125">O sistema emitirá uma mensagem de confirmação</text:p>
          </table:table-cell>
        </table:table-row>
        <table:table-row table:style-name="Tabela12.1">
          <table:covered-table-cell/>
          <table:table-cell table:style-name="Tabela12.B8" office:value-type="string">
            <text:p text:style-name="P227">FP4</text:p>
          </table:table-cell>
          <table:table-cell table:style-name="Tabela12.C8" office:value-type="string">
            <text:p text:style-name="P125">Caso o <text:span text:style-name="T44">Administrador</text:span> confirme a mensagem, clicando no botão <text:span text:style-name="T15">OK</text:span>, o sistema <text:span text:style-name="T15">excluirá o Usuário do</text:span> banco de dados</text:p>
          </table:table-cell>
        </table:table-row>
        <table:table-row table:style-name="Tabela12.1">
          <table:covered-table-cell/>
          <table:table-cell table:style-name="Tabela12.B9" office:value-type="string">
            <text:p text:style-name="P227">FP5</text:p>
          </table:table-cell>
          <table:table-cell table:style-name="Tabela12.C9" office:value-type="string">
            <text:p text:style-name="P227">O sistema <text:span text:style-name="T3">emitirá</text:span> a mensagem “<text:span text:style-name="T22">Usuário excluído</text:span>” </text:p>
          </table:table-cell>
        </table:table-row>
        <table:table-row table:style-name="Tabela12.1">
          <table:table-cell table:style-name="Tabela12.A1" office:value-type="string">
            <text:p text:style-name="P227">Fluxos Alternativos</text:p>
          </table:table-cell>
          <table:table-cell table:style-name="Tabela12.B10" office:value-type="string">
            <text:p text:style-name="P227">FA<text:span text:style-name="T13">1</text:span></text:p>
          </table:table-cell>
          <table:table-cell table:style-name="Tabela12.C10" office:value-type="string">
            <text:p text:style-name="P134">Se o <text:span text:style-name="T6">Administrador</text:span> clicar no botão Cancelar <text:span text:style-name="T16">o Usuário não será excluído</text:span></text:p>
          </table:table-cell>
        </table:table-row>
        <table:table-row table:style-name="Tabela12.1">
          <table:table-cell table:style-name="Tabela12.A1" office:value-type="string">
            <text:p text:style-name="P227">Regras de Negócio</text:p>
          </table:table-cell>
          <table:table-cell table:style-name="Tabela12.B11" office:value-type="string">
            <text:p text:style-name="P227">RN1</text:p>
          </table:table-cell>
          <table:table-cell table:style-name="Tabela12.C11" office:value-type="string">
            <text:p text:style-name="P147"/>
          </table:table-cell>
        </table:table-row>
        <table:table-row table:style-name="Tabela12.12">
          <table:table-cell table:style-name="Tabela12.A1" office:value-type="string">
            <text:p text:style-name="P114">Pós Condições</text:p>
          </table:table-cell>
          <table:table-cell table:style-name="Tabela12.B12" office:value-type="string">
            <text:p text:style-name="P227">PC1</text:p>
          </table:table-cell>
          <table:table-cell table:style-name="Tabela12.C12" office:value-type="string">
            <text:p text:style-name="P227"><text:span text:style-name="T6">O Usuário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12.1">
          <table:table-cell table:style-name="Tabela12.A1" office:value-type="string">
            <text:p text:style-name="P114">Casos de Uso Afetados</text:p>
          </table:table-cell>
          <table:table-cell table:style-name="Tabela12.B13" table:number-columns-spanned="2" office:value-type="string">
            <text:p text:style-name="P102">UC1.12 </text:p>
          </table:table-cell>
          <table:covered-table-cell/>
        </table:table-row>
      </table:table>
      <text:p text:style-name="P10"/>
      <text:p text:style-name="P10"/>
      <text:h text:style-name="Heading_20_3" text:outline-level="3"><text:bookmark-start text:name="__RefHeading___Toc5606_94557391"/>4.1.<text:span text:style-name="T25">12</text:span> UC 1.<text:span text:style-name="T23">12</text:span> <text:span text:style-name="T18">Buscar Usuários</text:span><text:bookmark-end text:name="__RefHeading___Toc5606_94557391"/></text:h>
      <text:p text:style-name="P35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227">UC<text:span text:style-name="T8">1</text:span>.<text:span text:style-name="T23">12</text:span> – <text:span text:style-name="T18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227">Pré - Condições</text:p>
          </table:table-cell>
          <table:table-cell table:style-name="Tabela13.B2" office:value-type="string">
            <text:p text:style-name="P227">PC1</text:p>
          </table:table-cell>
          <table:table-cell table:style-name="Tabela13.C2" office:value-type="string">
            <text:p text:style-name="P227">O <text:span text:style-name="T5">Administrador</text:span> deve estar logado no sistema <text:span text:style-name="T44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63">PC2</text:p>
          </table:table-cell>
          <table:table-cell table:style-name="Tabela13.C3" office:value-type="string">
            <text:p text:style-name="P154">O <text:span text:style-name="T5">Administrador</text:span> deve estar <text:span text:style-name="T18">na tela de busca</text:span></text:p>
          </table:table-cell>
        </table:table-row>
        <table:table-row table:style-name="Tabela13.4">
          <table:table-cell table:style-name="Tabela13.A1" office:value-type="string">
            <text:p text:style-name="P227">Atores Envolvidos</text:p>
          </table:table-cell>
          <table:table-cell table:style-name="Tabela13.B4" table:number-columns-spanned="2" office:value-type="string">
            <text:p text:style-name="P88"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227">Fluxo Principal</text:p>
          </table:table-cell>
          <table:table-cell table:style-name="Tabela13.B5" office:value-type="string">
            <text:p text:style-name="P227">FP1</text:p>
          </table:table-cell>
          <table:table-cell table:style-name="Tabela13.C5" office:value-type="string">
            <text:p text:style-name="P125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227">FP2</text:p>
          </table:table-cell>
          <table:table-cell table:style-name="Tabela13.C6" office:value-type="string">
            <text:p text:style-name="P165">Para buscar, o <text:span text:style-name="T23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227">FP3</text:p>
          </table:table-cell>
          <table:table-cell table:style-name="Tabela13.C7" office:value-type="string">
            <text:p text:style-name="P173">O sistema retornara uma lista com todos os <text:span text:style-name="T23">Usuários </text:span>de acordo com o <text:span text:style-name="T19">nome </text:span>inserido pelo Administrador <text:span text:style-name="T44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227">Fluxos Alternativos</text:p>
          </table:table-cell>
          <table:table-cell table:style-name="Tabela13.B8" office:value-type="string">
            <text:p text:style-name="P227">FA<text:span text:style-name="T13">1</text:span></text:p>
          </table:table-cell>
          <table:table-cell table:style-name="Tabela13.C8" office:value-type="string">
            <text:p text:style-name="P125">Se o <text:span text:style-name="T6">Administrador não preencher o formulário e clicar no </text:span><text:soft-page-break/><text:span text:style-name="T6">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227">Regras de Negócio</text:p>
          </table:table-cell>
          <table:table-cell table:style-name="Tabela13.B9" office:value-type="string">
            <text:p text:style-name="P227">RN1</text:p>
          </table:table-cell>
          <table:table-cell table:style-name="Tabela13.C9" office:value-type="string">
            <text:p text:style-name="P165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114">Pós Condições</text:p>
          </table:table-cell>
          <table:table-cell table:style-name="Tabela13.B10" office:value-type="string">
            <text:p text:style-name="P227">PC1</text:p>
          </table:table-cell>
          <table:table-cell table:style-name="Tabela13.C10" office:value-type="string">
            <text:p text:style-name="P180">O sistema deverá emitir uma lista com todos os <text:span text:style-name="T23">Usuários </text:span>correspondentes ao nome inserido pelo <text:span text:style-name="T23">Administrador</text:span></text:p>
          </table:table-cell>
        </table:table-row>
        <table:table-row table:style-name="Tabela13.1">
          <table:table-cell table:style-name="Tabela13.A1" office:value-type="string">
            <text:p text:style-name="P114">Casos de Uso Afetados</text:p>
          </table:table-cell>
          <table:table-cell table:style-name="Tabela13.B11" table:number-columns-spanned="2" office:value-type="string">
            <text:p text:style-name="P103">UC1.10 e UC1.11</text:p>
          </table:table-cell>
          <table:covered-table-cell/>
        </table:table-row>
      </table:table>
      <text:p text:style-name="P35"/>
      <text:h text:style-name="Heading_20_3" text:outline-level="3"><text:bookmark-start text:name="__RefHeading___Toc5608_94557391"/>4.1.<text:span text:style-name="T25">13</text:span> UC 1.<text:span text:style-name="T23">13 Login</text:span><text:bookmark-end text:name="__RefHeading___Toc5608_94557391"/></text:h>
      <text:p text:style-name="P36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228">UC<text:span text:style-name="T8">1</text:span>.<text:span text:style-name="T23">13</text:span> – <text:span text:style-name="T61">Login</text:span></text:p>
          </table:table-cell>
          <table:covered-table-cell/>
          <table:covered-table-cell/>
        </table:table-row>
        <table:table-row table:style-name="Tabela14.1">
          <table:table-cell table:style-name="Tabela14.A1" office:value-type="string">
            <text:p text:style-name="P228">Pré - Condições</text:p>
          </table:table-cell>
          <table:table-cell table:style-name="Tabela14.B2" office:value-type="string">
            <text:p text:style-name="P228">PC1</text:p>
          </table:table-cell>
          <table:table-cell table:style-name="Tabela14.C2" office:value-type="string">
            <text:p text:style-name="P190">O Usuário/Administrador deve estar cadastrado no Sistema</text:p>
          </table:table-cell>
        </table:table-row>
        <table:table-row table:style-name="Tabela14.3">
          <table:table-cell table:style-name="Tabela14.A1" office:value-type="string">
            <text:p text:style-name="P228">Atores Envolvidos</text:p>
          </table:table-cell>
          <table:table-cell table:style-name="Tabela14.B3" table:number-columns-spanned="2" office:value-type="string">
            <text:p text:style-name="P89">Administrador <text:span text:style-name="T24">e Usuário</text:span>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228">Fluxo Principal</text:p>
          </table:table-cell>
          <table:table-cell table:style-name="Tabela14.B4" office:value-type="string">
            <text:p text:style-name="P228">FP1</text:p>
          </table:table-cell>
          <table:table-cell table:style-name="Tabela14.C4" office:value-type="string">
            <text:p text:style-name="P135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5" office:value-type="string">
            <text:p text:style-name="P228">FP2</text:p>
          </table:table-cell>
          <table:table-cell table:style-name="Tabela14.C5" office:value-type="string">
            <text:p text:style-name="P166">Para <text:span text:style-name="T24">logar-se</text:span>, o <text:span text:style-name="T23">Administrador/Usuário </text:span>deve clicar no botão “<text:span text:style-name="T24">Entrar”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228">FP3</text:p>
          </table:table-cell>
          <table:table-cell table:style-name="Tabela14.C6" office:value-type="string">
            <text:p text:style-name="P191">O Administrador/Usuário estará apto a utilizar o software</text:p>
          </table:table-cell>
        </table:table-row>
        <table:table-row table:style-name="Tabela14.1">
          <table:table-cell table:style-name="Tabela14.A7" table:number-rows-spanned="2" office:value-type="string">
            <text:p text:style-name="P228">Fluxos Alternativos</text:p>
          </table:table-cell>
          <table:table-cell table:style-name="Tabela14.B7" office:value-type="string">
            <text:p text:style-name="P191">FA<text:span text:style-name="T13">1</text:span></text:p>
          </table:table-cell>
          <table:table-cell table:style-name="Tabela14.C7" office:value-type="string">
            <text:p text:style-name="P191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8" office:value-type="string">
            <text:p text:style-name="P135">FA<text:span text:style-name="T14">2</text:span></text:p>
          </table:table-cell>
          <table:table-cell table:style-name="Tabela14.C8" office:value-type="string">
            <text:p text:style-name="P190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228">Regras de Negócio</text:p>
          </table:table-cell>
          <table:table-cell table:style-name="Tabela14.B9" office:value-type="string">
            <text:p text:style-name="P228">RN1</text:p>
          </table:table-cell>
          <table:table-cell table:style-name="Tabela14.C9" office:value-type="string">
            <text:p text:style-name="P166">O<text:span text:style-name="T24">s</text:span> formulário<text:span text:style-name="T24">s</text:span> não pode<text:span text:style-name="T24">m</text:span> ficar vazio<text:span text:style-name="T24">s</text:span></text:p>
          </table:table-cell>
        </table:table-row>
        <table:table-row table:style-name="Tabela14.10">
          <table:table-cell table:style-name="Tabela14.A1" office:value-type="string">
            <text:p text:style-name="P115">Pós Condições</text:p>
          </table:table-cell>
          <table:table-cell table:style-name="Tabela14.B10" office:value-type="string">
            <text:p text:style-name="P228">PC1</text:p>
          </table:table-cell>
          <table:table-cell table:style-name="Tabela14.C10" office:value-type="string">
            <text:p text:style-name="P181">O <text:span text:style-name="T24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115">Casos de Uso Afetados</text:p>
          </table:table-cell>
          <table:table-cell table:style-name="Tabela14.B11" table:number-columns-spanned="2" office:value-type="string">
            <text:p text:style-name="P78">UC1.1, UC1.2, UC1.3, UC1.4, UC1.5, UC1.6, UC1.7, UC1.8, UC1.9, UC1.10, UC1.11, UC1.12, <text:span text:style-name="T61">UC2.1, UC2.2, UC2.3, UC2.4, UC3.1, UC3.2, UC3.4, UC4.1, UC4.2, UC4.3, UC4.4, UC5.1, UC5.2, UC5.3, UC5.4, UC5.5, UC6.1, UC6.2, UC6.3</text:span></text:p>
          </table:table-cell>
          <table:covered-table-cell/>
        </table:table-row>
      </table:table>
      <text:p text:style-name="P248"/>
      <text:p text:style-name="P248"/>
      <text:h text:style-name="Heading_20_2" text:outline-level="2"><text:bookmark-start text:name="__RefHeading___Toc5610_94557391"/><text:soft-page-break/>4.2 Gerenciar Estoque<text:bookmark-end text:name="__RefHeading___Toc5610_94557391"/></text:h>
      <text:h text:style-name="Heading_20_3" text:outline-level="3"><text:bookmark-start text:name="__RefHeading___Toc5612_94557391"/>4.2.1 UC2.1 Cadastrar Peça<text:bookmark-end text:name="__RefHeading___Toc5612_94557391"/></text:h>
      <text:p text:style-name="P43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229">UC<text:span text:style-name="T25">2</text:span>.<text:span text:style-name="T25">1</text:span> – <text:span text:style-name="T2">Cadastr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229">Pré - Condições</text:p>
          </table:table-cell>
          <table:table-cell table:style-name="Tabela15.B2" office:value-type="string">
            <text:p text:style-name="P229">PC1</text:p>
          </table:table-cell>
          <table:table-cell table:style-name="Tabela15.C2" office:value-type="string">
            <text:p text:style-name="P229">O <text:span text:style-name="T5">Administrador/Usuário</text:span> deve estar logado no sistema <text:span text:style-name="T45">[UC1.13]</text:span></text:p>
          </table:table-cell>
        </table:table-row>
        <table:table-row table:style-name="Tabela15.3">
          <table:table-cell table:style-name="Tabela15.A1" office:value-type="string">
            <text:p text:style-name="P229">Atores Envolvidos</text:p>
          </table:table-cell>
          <table:table-cell table:style-name="Tabela15.B3" table:number-columns-spanned="2" office:value-type="string">
            <text:p text:style-name="P90">Administrador/<text:span text:style-name="T25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229">Fluxo Principal</text:p>
          </table:table-cell>
          <table:table-cell table:style-name="Tabela15.B4" office:value-type="string">
            <text:p text:style-name="P192">FP1</text:p>
          </table:table-cell>
          <table:table-cell table:style-name="Tabela15.C4" office:value-type="string">
            <text:p text:style-name="P192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92">FP2</text:p>
          </table:table-cell>
          <table:table-cell table:style-name="Tabela15.C5" office:value-type="string">
            <text:p text:style-name="P192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229">FP1</text:p>
          </table:table-cell>
          <table:table-cell table:style-name="Tabela15.C6" office:value-type="string">
            <text:p text:style-name="P136">O <text:span text:style-name="T7">Administrador/Usuário</text:span> preencherá os campos: <text:span text:style-name="T25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229">FP2</text:p>
          </table:table-cell>
          <table:table-cell table:style-name="Tabela15.C7" office:value-type="string">
            <text:p text:style-name="P126">Para salvar <text:span text:style-name="T26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229">FP3</text:p>
          </table:table-cell>
          <table:table-cell table:style-name="Tabela15.C8" office:value-type="string">
            <text:p text:style-name="P126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229">FP4</text:p>
          </table:table-cell>
          <table:table-cell table:style-name="Tabela15.C9" office:value-type="string">
            <text:p text:style-name="P126">Caso o usuário confirme a mensagem, clicando no botão OK, o sistema salvará a <text:span text:style-name="T26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229">FP5</text:p>
          </table:table-cell>
          <table:table-cell table:style-name="Tabela15.C10" office:value-type="string">
            <text:p text:style-name="P229">O sistema <text:span text:style-name="T3">emitirá</text:span> a mensagem “<text:span text:style-name="T45">Peça salva”</text:span> </text:p>
          </table:table-cell>
        </table:table-row>
        <table:table-row table:style-name="Tabela15.1">
          <table:table-cell table:style-name="Tabela15.A1" table:number-rows-spanned="3" office:value-type="string">
            <text:p text:style-name="P252">Fluxos Alternativos</text:p>
          </table:table-cell>
          <table:table-cell table:style-name="Tabela15.B11" office:value-type="string">
            <text:p text:style-name="P193">FA1</text:p>
          </table:table-cell>
          <table:table-cell table:style-name="Tabela15.C11" office:value-type="string">
            <text:p text:style-name="P193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229">FA<text:span text:style-name="T45">1</text:span></text:p>
          </table:table-cell>
          <table:table-cell table:style-name="Tabela15.C12" office:value-type="string">
            <text:p text:style-name="P126">Se o <text:span text:style-name="T6">Administrador/Usuário</text:span> clicar no botão Cancelar <text:span text:style-name="T47">a operação será cancelada</text:span>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26">FA4</text:p>
          </table:table-cell>
          <table:table-cell table:style-name="Tabela15.C13" office:value-type="string">
            <text:p text:style-name="P126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229">Regras de Negócio</text:p>
          </table:table-cell>
          <table:table-cell table:style-name="Tabela15.B14" office:value-type="string">
            <text:p text:style-name="P229">RN1</text:p>
          </table:table-cell>
          <table:table-cell table:style-name="Tabela15.C14" office:value-type="string">
            <text:p text:style-name="P194">Quantidade deve obrigatoriamente ser maior que 0 </text:p>
          </table:table-cell>
        </table:table-row>
        <table:table-row table:style-name="Tabela15.15">
          <table:table-cell table:style-name="Tabela15.A1" office:value-type="string">
            <text:p text:style-name="P116">Pós Condições</text:p>
          </table:table-cell>
          <table:table-cell table:style-name="Tabela15.B15" office:value-type="string">
            <text:p text:style-name="P229">PC1</text:p>
          </table:table-cell>
          <table:table-cell table:style-name="Tabela15.C15" office:value-type="string">
            <text:p text:style-name="P229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ela15.1">
          <table:table-cell table:style-name="Tabela15.A1" office:value-type="string">
            <text:p text:style-name="P116">Casos de Uso Afetados</text:p>
          </table:table-cell>
          <table:table-cell table:style-name="Tabela15.B16" table:number-columns-spanned="2" office:value-type="string">
            <text:p text:style-name="P79">UC2.4, UC5.1</text:p>
          </table:table-cell>
          <table:covered-table-cell/>
        </table:table-row>
      </table:table>
      <text:p text:style-name="P22"/>
      <text:h text:style-name="Heading_20_3" text:outline-level="3"><text:bookmark-start text:name="__RefHeading___Toc5614_94557391"/><text:soft-page-break/>4.<text:span text:style-name="T26">2</text:span>.<text:span text:style-name="T26">2</text:span> UC<text:span text:style-name="T26">2</text:span>.<text:span text:style-name="T26">2</text:span> Alterar <text:span text:style-name="T26">Peça</text:span><text:bookmark-end text:name="__RefHeading___Toc5614_94557391"/></text:h>
      <text:p text:style-name="P11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table:number-columns-spanned="3" office:value-type="string">
            <text:p text:style-name="P229">UC<text:span text:style-name="T61">2</text:span>.<text:span text:style-name="T61">2</text:span> – <text:span text:style-name="T11">Alterar Peça</text:span></text:p>
          </table:table-cell>
          <table:covered-table-cell/>
          <table:covered-table-cell/>
        </table:table-row>
        <table:table-row table:style-name="Tabela16.1">
          <table:table-cell table:style-name="Tabela16.A1" table:number-rows-spanned="2" office:value-type="string">
            <text:p text:style-name="P229">Pré - Condições</text:p>
          </table:table-cell>
          <table:table-cell table:style-name="Tabela16.B2" office:value-type="string">
            <text:p text:style-name="P229">PC1</text:p>
          </table:table-cell>
          <table:table-cell table:style-name="Tabela16.C2" office:value-type="string">
            <text:p text:style-name="P229">O <text:span text:style-name="T5">Administrador/Usuário </text:span>deve estar logado no sistema </text:p>
          </table:table-cell>
        </table:table-row>
        <table:table-row table:style-name="Tabela16.3">
          <table:covered-table-cell/>
          <table:table-cell table:style-name="Tabela16.B3" office:value-type="string">
            <text:p text:style-name="P55">PC2</text:p>
          </table:table-cell>
          <table:table-cell table:style-name="Tabela16.C3" office:value-type="string">
            <text:p text:style-name="P155"><text:span text:style-name="T26">A Peça</text:span> deve estar cadastrad<text:span text:style-name="T26">a</text:span> no sistema</text:p>
          </table:table-cell>
        </table:table-row>
        <table:table-row table:style-name="Tabela16.4">
          <table:table-cell table:style-name="Tabela16.A1" office:value-type="string">
            <text:p text:style-name="P229">Atores Envolvidos</text:p>
          </table:table-cell>
          <table:table-cell table:style-name="Tabela16.B4" table:number-columns-spanned="2" office:value-type="string">
            <text:p text:style-name="P90">Administrador/<text:span text:style-name="T26">Usuário</text:span></text:p>
          </table:table-cell>
          <table:covered-table-cell/>
        </table:table-row>
        <table:table-row table:style-name="Tabela16.1">
          <table:table-cell table:style-name="Tabela16.A1" table:number-rows-spanned="6" office:value-type="string">
            <text:p text:style-name="P229">Fluxo Principal</text:p>
          </table:table-cell>
          <table:table-cell table:style-name="Tabela16.B5" office:value-type="string">
            <text:p text:style-name="P194">FP1</text:p>
          </table:table-cell>
          <table:table-cell table:style-name="Tabela16.C5" office:value-type="string">
            <text:p text:style-name="P194">O Administrador/Usuário realizará uma busca pela peça e selecionará a peça a ser alterada</text:p>
          </table:table-cell>
        </table:table-row>
        <table:table-row table:style-name="Tabela16.1">
          <table:covered-table-cell/>
          <table:table-cell table:style-name="Tabela16.B6" office:value-type="string">
            <text:p text:style-name="P229">FP<text:span text:style-name="T48">2</text:span></text:p>
          </table:table-cell>
          <table:table-cell table:style-name="Tabela16.C6" office:value-type="string">
            <text:p text:style-name="P126">O <text:span text:style-name="T7">Administrador/Usuário alterará</text:span> o<text:span text:style-name="T11">(</text:span>s<text:span text:style-name="T11">)</text:span> campo<text:span text:style-name="T11">(</text:span>s<text:span text:style-name="T11">)</text:span> <text:span text:style-name="T11">que julgar necessário</text:span>: <text:span text:style-name="T26">Descrição, preco_compra, preco_venda, qtde e fornecedor</text:span></text:p>
          </table:table-cell>
        </table:table-row>
        <table:table-row table:style-name="Tabela16.1">
          <table:covered-table-cell/>
          <table:table-cell table:style-name="Tabela16.B7" office:value-type="string">
            <text:p text:style-name="P229">FP<text:span text:style-name="T48">3</text:span></text:p>
          </table:table-cell>
          <table:table-cell table:style-name="Tabela16.C7" office:value-type="string">
            <text:p text:style-name="P126">Para salvar <text:span text:style-name="T12">as alterações da Peça </text:span>o <text:span text:style-name="T6">Administrador/Usuário </text:span>deverá clicar no botão Salvar;</text:p>
          </table:table-cell>
        </table:table-row>
        <table:table-row table:style-name="Tabela16.1">
          <table:covered-table-cell/>
          <table:table-cell table:style-name="Tabela16.B8" office:value-type="string">
            <text:p text:style-name="P229">FP<text:span text:style-name="T48">4</text:span></text:p>
          </table:table-cell>
          <table:table-cell table:style-name="Tabela16.C8" office:value-type="string">
            <text:p text:style-name="P126">O sistema emitirá uma mensagem de confirmação</text:p>
          </table:table-cell>
        </table:table-row>
        <table:table-row table:style-name="Tabela16.1">
          <table:covered-table-cell/>
          <table:table-cell table:style-name="Tabela16.B9" office:value-type="string">
            <text:p text:style-name="P229">FP<text:span text:style-name="T48">5</text:span></text:p>
          </table:table-cell>
          <table:table-cell table:style-name="Tabela16.C9" office:value-type="string">
            <text:p text:style-name="P126">Caso o <text:span text:style-name="T22">Administrador/Usuário </text:span>confirme a mensagem, clicando no botão OK, o sistema salvará <text:span text:style-name="T12">as alterações da Peça </text:span>no banco de dados</text:p>
          </table:table-cell>
        </table:table-row>
        <table:table-row table:style-name="Tabela16.1">
          <table:covered-table-cell/>
          <table:table-cell table:style-name="Tabela16.B10" office:value-type="string">
            <text:p text:style-name="P229">FP<text:span text:style-name="T48">6</text:span></text:p>
          </table:table-cell>
          <table:table-cell table:style-name="Tabela16.C10" office:value-type="string">
            <text:p text:style-name="P229">O sistema <text:span text:style-name="T3">emitirá</text:span> a mensagem “<text:span text:style-name="T14">Alterações Salvas</text:span>” </text:p>
          </table:table-cell>
        </table:table-row>
        <table:table-row table:style-name="Tabela16.1">
          <table:table-cell table:style-name="Tabela16.A1" table:number-rows-spanned="3" office:value-type="string">
            <text:p text:style-name="P229">Fluxos Alternativos</text:p>
          </table:table-cell>
          <table:table-cell table:style-name="Tabela16.B11" office:value-type="string">
            <text:p text:style-name="P229">FA<text:span text:style-name="T13">1</text:span></text:p>
          </table:table-cell>
          <table:table-cell table:style-name="Tabela16.C11" office:value-type="string">
            <text:p text:style-name="P126">Se o <text:span text:style-name="T6">Administrador/Usuário </text:span>clicar no botão Cancelar todas as alterações não salvas serão descartadas.</text:p>
          </table:table-cell>
        </table:table-row>
        <table:table-row table:style-name="Tabela16.1">
          <table:covered-table-cell/>
          <table:table-cell table:style-name="Tabela16.B13" office:value-type="string">
            <text:p text:style-name="P195">FA2</text:p>
          </table:table-cell>
          <table:table-cell table:style-name="Tabela16.C13" office:value-type="string">
            <text:p text:style-name="P195">Se a <text:s/>peça não estiver cadastrada no sistema a busca não resultará nenhuma peça, caso o Administrador/Usuário deseje cadastrar a peça o Administrador/Usuário deve clicar no botão “Cadastrar” <text:span text:style-name="T48">[UC2.1]</text:span></text:p>
          </table:table-cell>
        </table:table-row>
        <table:table-row table:style-name="Tabela16.1">
          <table:covered-table-cell/>
          <table:table-cell table:style-name="Tabela16.B13" office:value-type="string">
            <text:p text:style-name="P126">FA<text:span text:style-name="T48">3</text:span></text:p>
          </table:table-cell>
          <table:table-cell table:style-name="Tabela16.C13" office:value-type="string">
            <text:p text:style-name="P126">Se o <text:span text:style-name="T6">Administrador/Usuário apenas apagar e </text:span>não <text:span text:style-name="T10">preencher</text:span> <text:span text:style-name="T13">novamente </text:span>algum dos campos do<text:span text:style-name="T26">s</text:span> formulário<text:span text:style-name="T26">s</text:span> <text:span text:style-name="T10">e tentar salvar,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16.1">
          <table:table-cell table:style-name="Tabela16.A1" office:value-type="string">
            <text:p text:style-name="P229">Regras de Negócio</text:p>
          </table:table-cell>
          <table:table-cell table:style-name="Tabela16.B14" office:value-type="string">
            <text:p text:style-name="P229">RN1</text:p>
          </table:table-cell>
          <table:table-cell table:style-name="Tabela16.C14" office:value-type="string">
            <text:p text:style-name="P196">Todos os campos são de preenchimento obrigatório</text:p>
          </table:table-cell>
        </table:table-row>
        <table:table-row table:style-name="Tabela16.15">
          <table:table-cell table:style-name="Tabela16.A1" office:value-type="string">
            <text:p text:style-name="P116">Pós Condições</text:p>
          </table:table-cell>
          <table:table-cell table:style-name="Tabela16.B15" office:value-type="string">
            <text:p text:style-name="P229">PC1</text:p>
          </table:table-cell>
          <table:table-cell table:style-name="Tabela16.C15" office:value-type="string">
            <text:p text:style-name="P229"><text:span text:style-name="T26">A Peça </text:span>deverá <text:span text:style-name="T4">estar</text:span> <text:span text:style-name="T14">alterado</text:span> no banco de dados</text:p>
          </table:table-cell>
        </table:table-row>
        <table:table-row table:style-name="Tabela16.1">
          <table:table-cell table:style-name="Tabela16.A1" office:value-type="string">
            <text:p text:style-name="P116">Casos de Uso Afetados</text:p>
          </table:table-cell>
          <table:table-cell table:style-name="Tabela16.B16" table:number-columns-spanned="2" office:value-type="string">
            <text:p text:style-name="P104">UC2.1, UC2.3, UC2.4 </text:p>
          </table:table-cell>
          <table:covered-table-cell/>
        </table:table-row>
      </table:table>
      <text:p text:style-name="P11"/>
      <text:h text:style-name="Heading_20_3" text:outline-level="3"><text:bookmark-start text:name="__RefHeading___Toc5616_94557391"/><text:soft-page-break/>4.<text:span text:style-name="T27">2</text:span>.<text:span text:style-name="T27">3</text:span> UC<text:span text:style-name="T27">2</text:span>.<text:span text:style-name="T27">3</text:span> Excluir <text:span text:style-name="T26">Peças</text:span><text:bookmark-end text:name="__RefHeading___Toc5616_94557391"/></text:h>
      <text:p text:style-name="P26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table:number-columns-spanned="3" office:value-type="string">
            <text:p text:style-name="P229">UC<text:span text:style-name="T27">2</text:span>.<text:span text:style-name="T27">3</text:span> – <text:span text:style-name="T15">Excluir Peça</text:span></text:p>
          </table:table-cell>
          <table:covered-table-cell/>
          <table:covered-table-cell/>
        </table:table-row>
        <table:table-row table:style-name="Tabela17.1">
          <table:table-cell table:style-name="Tabela17.A1" table:number-rows-spanned="2" office:value-type="string">
            <text:p text:style-name="P229">Pré - Condições</text:p>
          </table:table-cell>
          <table:table-cell table:style-name="Tabela17.B2" office:value-type="string">
            <text:p text:style-name="P229">PC1</text:p>
          </table:table-cell>
          <table:table-cell table:style-name="Tabela17.C2" office:value-type="string">
            <text:p text:style-name="P229">O <text:span text:style-name="T5">Administrador/Usuário </text:span>deve estar logado no sistema </text:p>
          </table:table-cell>
        </table:table-row>
        <table:table-row table:style-name="Tabela17.3">
          <table:covered-table-cell/>
          <table:table-cell table:style-name="Tabela17.B3" office:value-type="string">
            <text:p text:style-name="P55">PC2</text:p>
          </table:table-cell>
          <table:table-cell table:style-name="Tabela17.C3" office:value-type="string">
            <text:p text:style-name="P155"><text:span text:style-name="T27">A Peça </text:span>deve estar cadastrado no sistema</text:p>
          </table:table-cell>
        </table:table-row>
        <table:table-row table:style-name="Tabela17.4">
          <table:table-cell table:style-name="Tabela17.A1" office:value-type="string">
            <text:p text:style-name="P229">Atores Envolvidos</text:p>
          </table:table-cell>
          <table:table-cell table:style-name="Tabela17.B4" table:number-columns-spanned="2" office:value-type="string">
            <text:p text:style-name="P90">Administrador/<text:span text:style-name="T27">Usuário</text:span> </text:p>
          </table:table-cell>
          <table:covered-table-cell/>
        </table:table-row>
        <table:table-row table:style-name="Tabela17.1">
          <table:table-cell table:style-name="Tabela17.A1" table:number-rows-spanned="5" office:value-type="string">
            <text:p text:style-name="P229">Fluxo Principal</text:p>
          </table:table-cell>
          <table:table-cell table:style-name="Tabela17.B5" office:value-type="string">
            <text:p text:style-name="P229">FP1</text:p>
          </table:table-cell>
          <table:table-cell table:style-name="Tabela17.C5" office:value-type="string">
            <text:p text:style-name="P126">O <text:span text:style-name="T7">Administrador/Usuário realizará uma busca pela peça e selecionará a Peça a ser excluída.[UC2.4]</text:span></text:p>
          </table:table-cell>
        </table:table-row>
        <table:table-row table:style-name="Tabela17.1">
          <table:covered-table-cell/>
          <table:table-cell table:style-name="Tabela17.B6" office:value-type="string">
            <text:p text:style-name="P229">FP2</text:p>
          </table:table-cell>
          <table:table-cell table:style-name="Tabela17.C6" office:value-type="string">
            <text:p text:style-name="P126">Para <text:span text:style-name="T15">excluir a Peça,</text:span> o <text:span text:style-name="T6">Administrador/Usuário </text:span>deverá clicar no botão <text:span text:style-name="T15">Excluir</text:span></text:p>
          </table:table-cell>
        </table:table-row>
        <table:table-row table:style-name="Tabela17.1">
          <table:covered-table-cell/>
          <table:table-cell table:style-name="Tabela17.B7" office:value-type="string">
            <text:p text:style-name="P229">FP3</text:p>
          </table:table-cell>
          <table:table-cell table:style-name="Tabela17.C7" office:value-type="string">
            <text:p text:style-name="P126">O sistema emitirá uma mensagem de confirmaçã<text:span text:style-name="T62">o</text:span></text:p>
          </table:table-cell>
        </table:table-row>
        <table:table-row table:style-name="Tabela17.1">
          <table:covered-table-cell/>
          <table:table-cell table:style-name="Tabela17.B8" office:value-type="string">
            <text:p text:style-name="P229">FP4</text:p>
          </table:table-cell>
          <table:table-cell table:style-name="Tabela17.C8" office:value-type="string">
            <text:p text:style-name="P126">Caso o <text:span text:style-name="T10">U</text:span>suário confirme a mensagem, clicando no botão <text:span text:style-name="T15">OK</text:span>, o sistema <text:span text:style-name="T15">excluirá a Peça do</text:span> banco de dados</text:p>
          </table:table-cell>
        </table:table-row>
        <table:table-row table:style-name="Tabela17.1">
          <table:covered-table-cell/>
          <table:table-cell table:style-name="Tabela17.B9" office:value-type="string">
            <text:p text:style-name="P229">FP5</text:p>
          </table:table-cell>
          <table:table-cell table:style-name="Tabela17.C9" office:value-type="string">
            <text:p text:style-name="P229">O sistema <text:span text:style-name="T3">emitirá</text:span> a mensagem “<text:span text:style-name="T27">Peça excluída</text:span>” </text:p>
          </table:table-cell>
        </table:table-row>
        <table:table-row table:style-name="Tabela17.1">
          <table:table-cell table:style-name="Tabela17.A1" office:value-type="string">
            <text:p text:style-name="P229">Fluxos Alternativos</text:p>
          </table:table-cell>
          <table:table-cell table:style-name="Tabela17.B10" office:value-type="string">
            <text:p text:style-name="P229">FA<text:span text:style-name="T13">1</text:span></text:p>
          </table:table-cell>
          <table:table-cell table:style-name="Tabela17.C10" office:value-type="string">
            <text:p text:style-name="P126">Se o <text:span text:style-name="T6">Administrador ou Usuário</text:span> clicar no botão Cancelar <text:span text:style-name="T27">a Peça não será excluída.</text:span></text:p>
          </table:table-cell>
        </table:table-row>
        <table:table-row table:style-name="Tabela17.1">
          <table:table-cell table:style-name="Tabela17.A1" office:value-type="string">
            <text:p text:style-name="P229">Regras de Negócio</text:p>
          </table:table-cell>
          <table:table-cell table:style-name="Tabela17.B11" office:value-type="string">
            <text:p text:style-name="P229">RN1</text:p>
          </table:table-cell>
          <table:table-cell table:style-name="Tabela17.C11" office:value-type="string">
            <text:p text:style-name="P197">Só será possível excluir peças com quantidade “0”</text:p>
          </table:table-cell>
        </table:table-row>
        <table:table-row table:style-name="Tabela17.12">
          <table:table-cell table:style-name="Tabela17.A1" office:value-type="string">
            <text:p text:style-name="P116">Pós Condições</text:p>
          </table:table-cell>
          <table:table-cell table:style-name="Tabela17.B12" office:value-type="string">
            <text:p text:style-name="P229">PC1</text:p>
          </table:table-cell>
          <table:table-cell table:style-name="Tabela17.C12" office:value-type="string">
            <text:p text:style-name="P229"><text:span text:style-name="T28">A Peça</text:span> deverá <text:span text:style-name="T4">estar</text:span> <text:span text:style-name="T17">excluída</text:span> <text:span text:style-name="T17">d</text:span>o banco de dados</text:p>
          </table:table-cell>
        </table:table-row>
        <table:table-row table:style-name="Tabela17.1">
          <table:table-cell table:style-name="Tabela17.A1" office:value-type="string">
            <text:p text:style-name="P116">Casos de Uso Afetados</text:p>
          </table:table-cell>
          <table:table-cell table:style-name="Tabela17.B13" table:number-columns-spanned="2" office:value-type="string">
            <text:p text:style-name="P105">UC<text:span text:style-name="T49">3.1</text:span></text:p>
          </table:table-cell>
          <table:covered-table-cell/>
        </table:table-row>
      </table:table>
      <text:p text:style-name="P11"/>
      <text:p text:style-name="P11"/>
      <text:h text:style-name="Heading_20_3" text:outline-level="3"><text:bookmark-start text:name="__RefHeading___Toc5618_94557391"/>4.<text:span text:style-name="T28">2</text:span>.<text:span text:style-name="T28">4</text:span> UC <text:span text:style-name="T28">2</text:span>.<text:span text:style-name="T28">4</text:span> <text:span text:style-name="T18">Buscar Peças</text:span><text:bookmark-end text:name="__RefHeading___Toc5618_94557391"/></text:h>
      <text:p text:style-name="P37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229">UC<text:span text:style-name="T28">2</text:span>.<text:span text:style-name="T28">4</text:span> – <text:span text:style-name="T18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229">Pré - Condições</text:p>
          </table:table-cell>
          <table:table-cell table:style-name="Tabela18.B2" office:value-type="string">
            <text:p text:style-name="P229">PC1</text:p>
          </table:table-cell>
          <table:table-cell table:style-name="Tabela18.C2" office:value-type="string">
            <text:p text:style-name="P229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64">PC2</text:p>
          </table:table-cell>
          <table:table-cell table:style-name="Tabela18.C3" office:value-type="string">
            <text:p text:style-name="P155">O <text:span text:style-name="T5">Administrador/Usuário</text:span> deve estar <text:span text:style-name="T18">na tela de busca</text:span></text:p>
          </table:table-cell>
        </table:table-row>
        <table:table-row table:style-name="Tabela18.4">
          <table:table-cell table:style-name="Tabela18.A1" office:value-type="string">
            <text:p text:style-name="P229">Atores Envolvidos</text:p>
          </table:table-cell>
          <table:table-cell table:style-name="Tabela18.B4" table:number-columns-spanned="2" office:value-type="string">
            <text:p text:style-name="P90">Administrador/<text:span text:style-name="T28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229">Fluxo Principal</text:p>
          </table:table-cell>
          <table:table-cell table:style-name="Tabela18.B5" office:value-type="string">
            <text:p text:style-name="P229">FP1</text:p>
          </table:table-cell>
          <table:table-cell table:style-name="Tabela18.C5" office:value-type="string">
            <text:p text:style-name="P126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229">FP2</text:p>
          </table:table-cell>
          <table:table-cell table:style-name="Tabela18.C6" office:value-type="string">
            <text:p text:style-name="P167">Para buscar, o <text:span text:style-name="T23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229">FP3</text:p>
          </table:table-cell>
          <table:table-cell table:style-name="Tabela18.C7" office:value-type="string">
            <text:p text:style-name="P174">O sistema retornara uma lista com todos <text:span text:style-name="T28">a</text:span>s <text:span text:style-name="T28">Peças </text:span>de acordo com <text:span text:style-name="T49">a descrição </text:span>inserido pelo Administrador/<text:span text:style-name="T28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229">Fluxos Alternativos</text:p>
          </table:table-cell>
          <table:table-cell table:style-name="Tabela18.B8" office:value-type="string">
            <text:p text:style-name="P229">FA<text:span text:style-name="T13">1</text:span></text:p>
          </table:table-cell>
          <table:table-cell table:style-name="Tabela18.C8" office:value-type="string">
            <text:p text:style-name="P126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26">FA<text:span text:style-name="T14">2</text:span></text:p>
          </table:table-cell>
          <table:table-cell table:style-name="Tabela18.C11" office:value-type="string">
            <text:p text:style-name="P167">Se o sistema não encontrar nenhum<text:span text:style-name="T28">a</text:span> <text:span text:style-name="T28">Peça </text:span>correspondente ao da busca no banco de dados, será emitido a seguinte mensagem “<text:span text:style-name="T28">Peça</text:span> não encontrad<text:span text:style-name="T49">a</text:span>, verifique <text:span text:style-name="T49">a descrição</text:span> inserid<text:span text:style-name="T49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98">FA3</text:p>
          </table:table-cell>
          <table:table-cell table:style-name="Tabela18.C11" office:value-type="string">
            <text:p text:style-name="P198">Caso o Administrador/Usuário deseje alterar a peça ele deve clicar no botão “Alterar” [UC2.2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98">FA4</text:p>
          </table:table-cell>
          <table:table-cell table:style-name="Tabela18.C11" office:value-type="string">
            <text:p text:style-name="P198">Caso o Administrador/Usuário deseje excluir a peça ele deve clicar no botão “Excluir”[UC2.3]</text:p>
          </table:table-cell>
        </table:table-row>
        <table:table-row table:style-name="Tabela18.1">
          <table:table-cell table:style-name="Tabela18.A1" office:value-type="string">
            <text:p text:style-name="P229">Regras de Negócio</text:p>
          </table:table-cell>
          <table:table-cell table:style-name="Tabela18.B12" office:value-type="string">
            <text:p text:style-name="P229">RN1</text:p>
          </table:table-cell>
          <table:table-cell table:style-name="Tabela18.C12" office:value-type="string">
            <text:p text:style-name="P167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116">Pós Condições</text:p>
          </table:table-cell>
          <table:table-cell table:style-name="Tabela18.B13" office:value-type="string">
            <text:p text:style-name="P229">PC1</text:p>
          </table:table-cell>
          <table:table-cell table:style-name="Tabela18.C13" office:value-type="string">
            <text:p text:style-name="P182">O sistema deverá emitir uma lista com tod<text:span text:style-name="T28">a</text:span>s <text:span text:style-name="T28">a</text:span>s <text:span text:style-name="T28">Peças </text:span>correspondentes a <text:span text:style-name="T49">descrição </text:span>inserid<text:span text:style-name="T49">a</text:span> pelo <text:span text:style-name="T23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116">Casos de Uso Afetados</text:p>
          </table:table-cell>
          <table:table-cell table:style-name="Tabela18.B14" table:number-columns-spanned="2" office:value-type="string">
            <text:p text:style-name="P106">UC2.2, UC2.3</text:p>
          </table:table-cell>
          <table:covered-table-cell/>
        </table:table-row>
      </table:table>
      <text:p text:style-name="P37"/>
      <text:p text:style-name="P44"/>
      <text:h text:style-name="Heading_20_2" text:outline-level="2"><text:bookmark-start text:name="__RefHeading___Toc5620_94557391"/>4.3 UC3.0 Gerenciar Motos<text:bookmark-end text:name="__RefHeading___Toc5620_94557391"/></text:h>
      <text:h text:style-name="Heading_20_3" text:outline-level="3"><text:bookmark-start text:name="__RefHeading___Toc5622_94557391"/>4.3.1 UC3.1 Cadastrar Moto<text:bookmark-end text:name="__RefHeading___Toc5622_94557391"/></text:h>
      <text:p text:style-name="P12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230">UC<text:span text:style-name="T61">3</text:span>.<text:span text:style-name="T9">1</text:span> – <text:span text:style-name="T2">Cadast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230">Pré - Condições</text:p>
          </table:table-cell>
          <table:table-cell table:style-name="Tabela19.B2" office:value-type="string">
            <text:p text:style-name="P230">PC1</text:p>
          </table:table-cell>
          <table:table-cell table:style-name="Tabela19.C2" office:value-type="string">
            <text:p text:style-name="P230">O <text:span text:style-name="T5">Administrador ou Usuário</text:span> deve estar logado no sistema </text:p>
          </table:table-cell>
        </table:table-row>
        <table:table-row table:style-name="Tabela19.3">
          <table:table-cell table:style-name="Tabela19.A1" office:value-type="string">
            <text:p text:style-name="P230">Atores Envolvidos</text:p>
          </table:table-cell>
          <table:table-cell table:style-name="Tabela19.B3" table:number-columns-spanned="2" office:value-type="string">
            <text:p text:style-name="P91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5" office:value-type="string">
            <text:p text:style-name="P230">Fluxo Principal</text:p>
          </table:table-cell>
          <table:table-cell table:style-name="Tabela19.B4" office:value-type="string">
            <text:p text:style-name="P230">FP1</text:p>
          </table:table-cell>
          <table:table-cell table:style-name="Tabela19.C4" office:value-type="string">
            <text:p text:style-name="P127">O <text:span text:style-name="T7">Administrador/Usuário</text:span> preencherá os campos: <text:span text:style-name="T29">placa, marca, ano, modelo e cliente(dono)</text:span>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230">FP2</text:p>
          </table:table-cell>
          <table:table-cell table:style-name="Tabela19.C5" office:value-type="string">
            <text:p text:style-name="P127">Para salvar <text:span text:style-name="T29">a Moto </text:span>o <text:span text:style-name="T6">Administrador/Usuário </text:span>deverá clicar no botão Salvar</text:p>
          </table:table-cell>
        </table:table-row>
        <table:table-row table:style-name="Tabela19.1">
          <table:covered-table-cell/>
          <table:table-cell table:style-name="Tabela19.B6" office:value-type="string">
            <text:p text:style-name="P230">FP3</text:p>
          </table:table-cell>
          <table:table-cell table:style-name="Tabela19.C6" office:value-type="string">
            <text:p text:style-name="P127">O sistema emitirá uma mensagem de confirmação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230">FP4</text:p>
          </table:table-cell>
          <table:table-cell table:style-name="Tabela19.C7" office:value-type="string">
            <text:p text:style-name="P127">Caso o <text:span text:style-name="T10">U</text:span>suário confirme a mensagem, clicando no botão OK, o sistema salvará <text:span text:style-name="T29">a Moto </text:span>no banco de dados;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230">FP5</text:p>
          </table:table-cell>
          <table:table-cell table:style-name="Tabela19.C8" office:value-type="string">
            <text:p text:style-name="P230">O sistema <text:span text:style-name="T3">emitirá</text:span> a mensagem “<text:span text:style-name="T29">Moto salva</text:span>” </text:p>
          </table:table-cell>
        </table:table-row>
        <table:table-row table:style-name="Tabela19.1">
          <table:table-cell table:style-name="Tabela19.A1" table:number-rows-spanned="2" office:value-type="string">
            <text:p text:style-name="P68">Fluxo Alternativo</text:p>
          </table:table-cell>
          <table:table-cell table:style-name="Tabela19.B9" office:value-type="string">
            <text:p text:style-name="P230">FA<text:span text:style-name="T50">1</text:span></text:p>
          </table:table-cell>
          <table:table-cell table:style-name="Tabela19.C9" office:value-type="string">
            <text:p text:style-name="P127">Se o <text:span text:style-name="T6">Administrador ou Usuário</text:span> clicar no botão Cancelar <text:span text:style-name="T50">a operação será cancelada</text:span>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27">FA<text:span text:style-name="T50">2</text:span></text:p>
          </table:table-cell>
          <table:table-cell table:style-name="Tabela19.C10" office:value-type="string">
            <text:p text:style-name="P127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230">Regras de Negócio</text:p>
          </table:table-cell>
          <table:table-cell table:style-name="Tabela19.B11" office:value-type="string">
            <text:p text:style-name="P230">RN1</text:p>
          </table:table-cell>
          <table:table-cell table:style-name="Tabela19.C11" office:value-type="string">
            <text:p text:style-name="P199">Todos os campos são de preenchimento <text:span text:style-name="T51">obrigatório</text:span></text:p>
          </table:table-cell>
        </table:table-row>
        <table:table-row table:style-name="Tabela19.12">
          <table:table-cell table:style-name="Tabela19.A1" office:value-type="string">
            <text:p text:style-name="P117">Pós Condições</text:p>
          </table:table-cell>
          <table:table-cell table:style-name="Tabela19.B12" office:value-type="string">
            <text:p text:style-name="P230">PC1</text:p>
          </table:table-cell>
          <table:table-cell table:style-name="Tabela19.C12" office:value-type="string">
            <text:p text:style-name="P230"><text:span text:style-name="T30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117">Casos de Uso Afetados</text:p>
          </table:table-cell>
          <table:table-cell table:style-name="Tabela19.B13" table:number-columns-spanned="2" office:value-type="string">
            <text:p text:style-name="P80">UC3.2, UC3.3, UC3.4, UC5.1</text:p>
          </table:table-cell>
          <table:covered-table-cell/>
        </table:table-row>
      </table:table>
      <text:p text:style-name="P12"/>
      <text:h text:style-name="Heading_20_3" text:outline-level="3"><text:bookmark-start text:name="__RefHeading___Toc5624_94557391"/>4.<text:span text:style-name="T30">3</text:span>.2 UC<text:span text:style-name="T30">3</text:span>.<text:span text:style-name="T30">2</text:span> Alterar <text:span text:style-name="T30">Motos</text:span><text:bookmark-end text:name="__RefHeading___Toc5624_94557391"/></text:h>
      <text:p text:style-name="P12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table:number-columns-spanned="3" office:value-type="string">
            <text:p text:style-name="P230">UC<text:span text:style-name="T30">3.2</text:span> – <text:span text:style-name="T11">Alterar Motos</text:span></text:p>
          </table:table-cell>
          <table:covered-table-cell/>
          <table:covered-table-cell/>
        </table:table-row>
        <table:table-row table:style-name="Tabela20.1">
          <table:table-cell table:style-name="Tabela20.A1" table:number-rows-spanned="2" office:value-type="string">
            <text:p text:style-name="P230">Pré - Condições</text:p>
          </table:table-cell>
          <table:table-cell table:style-name="Tabela20.B2" office:value-type="string">
            <text:p text:style-name="P230">PC1</text:p>
          </table:table-cell>
          <table:table-cell table:style-name="Tabela20.C2" office:value-type="string">
            <text:p text:style-name="P230">O <text:span text:style-name="T5">Administrador ou Usuário</text:span> deve estar logado no sistema </text:p>
          </table:table-cell>
        </table:table-row>
        <table:table-row table:style-name="Tabela20.3">
          <table:covered-table-cell/>
          <table:table-cell table:style-name="Tabela20.B3" office:value-type="string">
            <text:p text:style-name="P56">PC2</text:p>
          </table:table-cell>
          <table:table-cell table:style-name="Tabela20.C3" office:value-type="string">
            <text:p text:style-name="P156"><text:span text:style-name="T30">A Moto</text:span> deve estar cadastrado no sistema</text:p>
          </table:table-cell>
        </table:table-row>
        <table:table-row table:style-name="Tabela20.4">
          <table:table-cell table:style-name="Tabela20.A1" office:value-type="string">
            <text:p text:style-name="P230">Atores Envolvidos</text:p>
          </table:table-cell>
          <table:table-cell table:style-name="Tabela20.B4" table:number-columns-spanned="2" office:value-type="string">
            <text:p text:style-name="P91">Administrador <text:span text:style-name="T9">e Usuário</text:span></text:p>
          </table:table-cell>
          <table:covered-table-cell/>
        </table:table-row>
        <table:table-row table:style-name="Tabela20.1">
          <table:table-cell table:style-name="Tabela20.A1" table:number-rows-spanned="5" office:value-type="string">
            <text:p text:style-name="P230">Fluxo Principal</text:p>
          </table:table-cell>
          <table:table-cell table:style-name="Tabela20.B5" office:value-type="string">
            <text:p text:style-name="P230">FP1</text:p>
          </table:table-cell>
          <table:table-cell table:style-name="Tabela20.C5" office:value-type="string">
            <text:p text:style-name="P137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<text:span text:style-name="T29">placa, marca, modelo e ano</text:span></text:p>
          </table:table-cell>
        </table:table-row>
        <table:table-row table:style-name="Tabela20.1">
          <table:covered-table-cell/>
          <table:table-cell table:style-name="Tabela20.B6" office:value-type="string">
            <text:p text:style-name="P230">FP2</text:p>
          </table:table-cell>
          <table:table-cell table:style-name="Tabela20.C6" office:value-type="string">
            <text:p text:style-name="P127">Para salvar <text:span text:style-name="T12">as alterações da Moto</text:span> o <text:span text:style-name="T6">Administrador ou Usuário </text:span>deverá clicar no botão Salvar</text:p>
          </table:table-cell>
        </table:table-row>
        <table:table-row table:style-name="Tabela20.1">
          <table:covered-table-cell/>
          <table:table-cell table:style-name="Tabela20.B7" office:value-type="string">
            <text:p text:style-name="P230">FP3</text:p>
          </table:table-cell>
          <table:table-cell table:style-name="Tabela20.C7" office:value-type="string">
            <text:p text:style-name="P127">O sistema emitirá uma mensagem de confirmação</text:p>
          </table:table-cell>
        </table:table-row>
        <table:table-row table:style-name="Tabela20.1">
          <table:covered-table-cell/>
          <table:table-cell table:style-name="Tabela20.B8" office:value-type="string">
            <text:p text:style-name="P230">FP4</text:p>
          </table:table-cell>
          <table:table-cell table:style-name="Tabela20.C8" office:value-type="string">
            <text:p text:style-name="P127">Caso o <text:span text:style-name="T10">U</text:span>suário/<text:span text:style-name="T30">Administrador</text:span> confirme a mensagem, clicando no botão OK, o sistema salvará <text:span text:style-name="T12">as alterações da Moto </text:span>no banco de dados</text:p>
          </table:table-cell>
        </table:table-row>
        <table:table-row table:style-name="Tabela20.1">
          <table:covered-table-cell/>
          <table:table-cell table:style-name="Tabela20.B9" office:value-type="string">
            <text:p text:style-name="P230">FP5</text:p>
          </table:table-cell>
          <table:table-cell table:style-name="Tabela20.C9" office:value-type="string">
            <text:p text:style-name="P230">O sistema <text:span text:style-name="T3">emitirá</text:span> a mensagem “<text:span text:style-name="T14">Alterações Salvas</text:span>” </text:p>
          </table:table-cell>
        </table:table-row>
        <table:table-row table:style-name="Tabela20.1">
          <table:table-cell table:style-name="Tabela20.A1" table:number-rows-spanned="2" office:value-type="string">
            <text:p text:style-name="P230">Fluxos Alternativos</text:p>
          </table:table-cell>
          <table:table-cell table:style-name="Tabela20.B10" office:value-type="string">
            <text:p text:style-name="P230">FA<text:span text:style-name="T13">1</text:span></text:p>
          </table:table-cell>
          <table:table-cell table:style-name="Tabela20.C10" office:value-type="string">
            <text:p text:style-name="P127">Se o <text:span text:style-name="T6">Administrador ou Usuário</text:span> clicar no botão Cancelar todas as alterações não salvas serão descartadas.</text:p>
          </table:table-cell>
        </table:table-row>
        <table:table-row table:style-name="Tabela20.1">
          <table:covered-table-cell/>
          <table:table-cell table:style-name="Tabela20.B11" office:value-type="string">
            <text:p text:style-name="P127">FA<text:span text:style-name="T14">2</text:span></text:p>
          </table:table-cell>
          <table:table-cell table:style-name="Tabela20.C11" office:value-type="string">
            <text:p text:style-name="P127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, </text:span>o sistema emitirá a mensagem “Todos os campos são de preenchimento obrigatório” e não procederá com o <text:span text:style-name="T13">a alteração</text:span> <text:soft-page-break/>do registro</text:p>
          </table:table-cell>
        </table:table-row>
        <table:table-row table:style-name="Tabela20.1">
          <table:table-cell table:style-name="Tabela20.A1" office:value-type="string">
            <text:p text:style-name="P230">Regras de Negócio</text:p>
          </table:table-cell>
          <table:table-cell table:style-name="Tabela20.B12" office:value-type="string">
            <text:p text:style-name="P230">RN1</text:p>
          </table:table-cell>
          <table:table-cell table:style-name="Tabela20.C12" office:value-type="string">
            <text:p text:style-name="P199">O Cliente(dono) da moto não pode ser alterado</text:p>
          </table:table-cell>
        </table:table-row>
        <table:table-row table:style-name="Tabela20.13">
          <table:table-cell table:style-name="Tabela20.A1" office:value-type="string">
            <text:p text:style-name="P117">Pós Condições</text:p>
          </table:table-cell>
          <table:table-cell table:style-name="Tabela20.B13" office:value-type="string">
            <text:p text:style-name="P230">PC1</text:p>
          </table:table-cell>
          <table:table-cell table:style-name="Tabela20.C13" office:value-type="string">
            <text:p text:style-name="P230"><text:span text:style-name="T30">A Moto</text:span> deverá <text:span text:style-name="T4">estar</text:span> <text:span text:style-name="T14">alterada</text:span> no banco de dados</text:p>
          </table:table-cell>
        </table:table-row>
        <table:table-row table:style-name="Tabela20.1">
          <table:table-cell table:style-name="Tabela20.A1" office:value-type="string">
            <text:p text:style-name="P117">Casos de Uso Afetados</text:p>
          </table:table-cell>
          <table:table-cell table:style-name="Tabela20.B14" table:number-columns-spanned="2" office:value-type="string">
            <text:p text:style-name="P80">UC3.4, UC5.1</text:p>
          </table:table-cell>
          <table:covered-table-cell/>
        </table:table-row>
      </table:table>
      <text:p text:style-name="P12"/>
      <text:h text:style-name="Heading_20_3" text:outline-level="3"><text:bookmark-start text:name="__RefHeading___Toc5626_94557391"/>4.<text:span text:style-name="T30">3</text:span>.3 UC<text:span text:style-name="T30">3</text:span>.3 Excluir <text:span text:style-name="T30">Motos</text:span><text:bookmark-end text:name="__RefHeading___Toc5626_94557391"/></text:h>
      <text:p text:style-name="P27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ela21.1">
          <table:table-cell table:style-name="Tabela21.A1" table:number-columns-spanned="3" office:value-type="string">
            <text:p text:style-name="P230">UC<text:span text:style-name="T30">3</text:span>.<text:span text:style-name="T15">3</text:span> – <text:span text:style-name="T15">Excluir Motos</text:span></text:p>
          </table:table-cell>
          <table:covered-table-cell/>
          <table:covered-table-cell/>
        </table:table-row>
        <table:table-row table:style-name="Tabela21.1">
          <table:table-cell table:style-name="Tabela21.A1" table:number-rows-spanned="2" office:value-type="string">
            <text:p text:style-name="P230">Pré - Condições</text:p>
          </table:table-cell>
          <table:table-cell table:style-name="Tabela21.B2" office:value-type="string">
            <text:p text:style-name="P230">PC1</text:p>
          </table:table-cell>
          <table:table-cell table:style-name="Tabela21.C2" office:value-type="string">
            <text:p text:style-name="P230">O <text:span text:style-name="T5">Administrador ou Usuário</text:span> deve estar logado no sistema </text:p>
          </table:table-cell>
        </table:table-row>
        <table:table-row table:style-name="Tabela21.3">
          <table:covered-table-cell/>
          <table:table-cell table:style-name="Tabela21.B3" office:value-type="string">
            <text:p text:style-name="P56">PC2</text:p>
          </table:table-cell>
          <table:table-cell table:style-name="Tabela21.C3" office:value-type="string">
            <text:p text:style-name="P156"><text:span text:style-name="T30">A Moto</text:span> deve estar cadastrado no sistema</text:p>
          </table:table-cell>
        </table:table-row>
        <table:table-row table:style-name="Tabela21.4">
          <table:table-cell table:style-name="Tabela21.A1" office:value-type="string">
            <text:p text:style-name="P230">Atores Envolvidos</text:p>
          </table:table-cell>
          <table:table-cell table:style-name="Tabela21.B4" table:number-columns-spanned="2" office:value-type="string">
            <text:p text:style-name="P91">Administrador <text:span text:style-name="T9">e Usuário</text:span></text:p>
          </table:table-cell>
          <table:covered-table-cell/>
        </table:table-row>
        <table:table-row table:style-name="Tabela21.1">
          <table:table-cell table:style-name="Tabela21.A1" table:number-rows-spanned="5" office:value-type="string">
            <text:p text:style-name="P230">Fluxo Principal</text:p>
          </table:table-cell>
          <table:table-cell table:style-name="Tabela21.B5" office:value-type="string">
            <text:p text:style-name="P230">FP1</text:p>
          </table:table-cell>
          <table:table-cell table:style-name="Tabela21.C5" office:value-type="string">
            <text:p text:style-name="P127">O <text:span text:style-name="T7">Administrador</text:span> <text:span text:style-name="T11">ou Usuário selecionará a Moto a ser excluída.</text:span></text:p>
          </table:table-cell>
        </table:table-row>
        <table:table-row table:style-name="Tabela21.1">
          <table:covered-table-cell/>
          <table:table-cell table:style-name="Tabela21.B6" office:value-type="string">
            <text:p text:style-name="P230">FP2</text:p>
          </table:table-cell>
          <table:table-cell table:style-name="Tabela21.C6" office:value-type="string">
            <text:p text:style-name="P127">Para <text:span text:style-name="T15">excluir a Moto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21.1">
          <table:covered-table-cell/>
          <table:table-cell table:style-name="Tabela21.B7" office:value-type="string">
            <text:p text:style-name="P230">FP3</text:p>
          </table:table-cell>
          <table:table-cell table:style-name="Tabela21.C7" office:value-type="string">
            <text:p text:style-name="P127">O sistema emitirá uma mensagem de confirmação;</text:p>
          </table:table-cell>
        </table:table-row>
        <table:table-row table:style-name="Tabela21.1">
          <table:covered-table-cell/>
          <table:table-cell table:style-name="Tabela21.B8" office:value-type="string">
            <text:p text:style-name="P230">FP4</text:p>
          </table:table-cell>
          <table:table-cell table:style-name="Tabela21.C8" office:value-type="string">
            <text:p text:style-name="P127">Caso o <text:span text:style-name="T10">U</text:span>suário confirme a mensagem, clicando no botão <text:span text:style-name="T15">OK</text:span>, o sistema <text:span text:style-name="T15">excluirá a Moto do</text:span> banco de dados; </text:p>
          </table:table-cell>
        </table:table-row>
        <table:table-row table:style-name="Tabela21.1">
          <table:covered-table-cell/>
          <table:table-cell table:style-name="Tabela21.B9" office:value-type="string">
            <text:p text:style-name="P230">FP5</text:p>
          </table:table-cell>
          <table:table-cell table:style-name="Tabela21.C9" office:value-type="string">
            <text:p text:style-name="P230">O sistema <text:span text:style-name="T3">emitirá</text:span> a mensagem “<text:span text:style-name="T30">Moto excluída</text:span>” </text:p>
          </table:table-cell>
        </table:table-row>
        <table:table-row table:style-name="Tabela21.1">
          <table:table-cell table:style-name="Tabela21.A1" office:value-type="string">
            <text:p text:style-name="P230">Fluxos Alternativos</text:p>
          </table:table-cell>
          <table:table-cell table:style-name="Tabela21.B10" office:value-type="string">
            <text:p text:style-name="P230">FA<text:span text:style-name="T13">1</text:span></text:p>
          </table:table-cell>
          <table:table-cell table:style-name="Tabela21.C10" office:value-type="string">
            <text:p text:style-name="P127">Se o <text:span text:style-name="T6">Administrador ou Usuário</text:span> clicar no botão Cancelar <text:span text:style-name="T31">a Moto não será excluída.</text:span></text:p>
          </table:table-cell>
        </table:table-row>
        <table:table-row table:style-name="Tabela21.1">
          <table:table-cell table:style-name="Tabela21.A1" office:value-type="string">
            <text:p text:style-name="P230">Regras de Negócio</text:p>
          </table:table-cell>
          <table:table-cell table:style-name="Tabela21.B11" office:value-type="string">
            <text:p text:style-name="P230">RN1</text:p>
          </table:table-cell>
          <table:table-cell table:style-name="Tabela21.C11" office:value-type="string">
            <text:p text:style-name="P199">Caso a moto seja excluída, as transações financeiras relacionadas a elas devem continuar salvas no banco de dados</text:p>
          </table:table-cell>
        </table:table-row>
        <table:table-row table:style-name="Tabela21.12">
          <table:table-cell table:style-name="Tabela21.A1" office:value-type="string">
            <text:p text:style-name="P117">Pós Condições</text:p>
          </table:table-cell>
          <table:table-cell table:style-name="Tabela21.B12" office:value-type="string">
            <text:p text:style-name="P230">PC1</text:p>
          </table:table-cell>
          <table:table-cell table:style-name="Tabela21.C12" office:value-type="string">
            <text:p text:style-name="P230"><text:span text:style-name="T31">A Moto</text:span> deverá <text:span text:style-name="T4">estar</text:span> <text:span text:style-name="T17">excluída</text:span> <text:span text:style-name="T17">d</text:span>o banco de dados</text:p>
          </table:table-cell>
        </table:table-row>
        <table:table-row table:style-name="Tabela21.1">
          <table:table-cell table:style-name="Tabela21.A1" office:value-type="string">
            <text:p text:style-name="P117">Casos de Uso Afetados</text:p>
          </table:table-cell>
          <table:table-cell table:style-name="Tabela21.B13" table:number-columns-spanned="2" office:value-type="string">
            <text:p text:style-name="P80">UC3.4</text:p>
          </table:table-cell>
          <table:covered-table-cell/>
        </table:table-row>
      </table:table>
      <text:p text:style-name="P12"/>
      <text:p text:style-name="P12"/>
      <text:h text:style-name="Heading_20_3" text:outline-level="3"><text:bookmark-start text:name="__RefHeading___Toc5628_94557391"/>4.<text:span text:style-name="T31">3</text:span>.4 UC <text:span text:style-name="T31">3</text:span>.4 <text:span text:style-name="T18">Buscar Motos</text:span><text:bookmark-end text:name="__RefHeading___Toc5628_94557391"/></text:h>
      <text:p text:style-name="P38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230">UC<text:span text:style-name="T31">3</text:span>.<text:span text:style-name="T18">4</text:span> – <text:span text:style-name="T18">Buscar Motos</text:span></text:p>
          </table:table-cell>
          <table:covered-table-cell/>
          <table:covered-table-cell/>
        </table:table-row>
        <text:soft-page-break/>
        <table:table-row table:style-name="Tabela22.1">
          <table:table-cell table:style-name="Tabela22.A1" table:number-rows-spanned="2" office:value-type="string">
            <text:p text:style-name="P230">Pré - Condições</text:p>
          </table:table-cell>
          <table:table-cell table:style-name="Tabela22.B2" office:value-type="string">
            <text:p text:style-name="P230">PC1</text:p>
          </table:table-cell>
          <table:table-cell table:style-name="Tabela22.C2" office:value-type="string">
            <text:p text:style-name="P230">O <text:span text:style-name="T5">Administrador ou Usuário</text:span> deve estar logado no sistema 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65">PC2</text:p>
          </table:table-cell>
          <table:table-cell table:style-name="Tabela22.C3" office:value-type="string">
            <text:p text:style-name="P156">O <text:span text:style-name="T5">Administrador ou Usuário</text:span> deve estar <text:span text:style-name="T18">na tela de busca</text:span></text:p>
          </table:table-cell>
        </table:table-row>
        <table:table-row table:style-name="Tabela22.4">
          <table:table-cell table:style-name="Tabela22.A1" office:value-type="string">
            <text:p text:style-name="P230">Atores Envolvidos</text:p>
          </table:table-cell>
          <table:table-cell table:style-name="Tabela22.B4" table:number-columns-spanned="2" office:value-type="string">
            <text:p text:style-name="P91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230">Fluxo Principal</text:p>
          </table:table-cell>
          <table:table-cell table:style-name="Tabela22.B5" office:value-type="string">
            <text:p text:style-name="P230">FP1</text:p>
          </table:table-cell>
          <table:table-cell table:style-name="Tabela22.C5" office:value-type="string">
            <text:p text:style-name="P200">Na aba clientes será possível visualizar uma lista com todas as motos pertencentes ao mesmo, ainda assim será possível buscar a moto pela placa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230">FP2</text:p>
          </table:table-cell>
          <table:table-cell table:style-name="Tabela22.C6" office:value-type="string">
            <text:p text:style-name="P168">Para buscar, o Usuário/<text:span text:style-name="T31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230">FP3</text:p>
          </table:table-cell>
          <table:table-cell table:style-name="Tabela22.C7" office:value-type="string">
            <text:p text:style-name="P175">O sistema retornara <text:span text:style-name="T31">as informações</text:span> <text:span text:style-name="T31">da Moto </text:span>de acordo com <text:span text:style-name="T31">a placa </text:span>inserid<text:span text:style-name="T31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230">FP4</text:p>
          </table:table-cell>
          <table:table-cell table:style-name="Tabela22.C8" office:value-type="string">
            <text:p text:style-name="P201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230">FP5</text:p>
          </table:table-cell>
          <table:table-cell table:style-name="Tabela22.C9" office:value-type="string">
            <text:p text:style-name="P231"><text:s/><text:span text:style-name="T32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230">Fluxos Alternativos</text:p>
          </table:table-cell>
          <table:table-cell table:style-name="Tabela22.B10" office:value-type="string">
            <text:p text:style-name="P230">FA<text:span text:style-name="T13">1</text:span></text:p>
          </table:table-cell>
          <table:table-cell table:style-name="Tabela22.C10" office:value-type="string">
            <text:p text:style-name="P127">Se o <text:span text:style-name="T6">Administrador ou Usuário</text:span> <text:span text:style-name="T19">não preencher o formulário e 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127">FA<text:span text:style-name="T14">2</text:span></text:p>
          </table:table-cell>
          <table:table-cell table:style-name="Tabela22.C11" office:value-type="string">
            <text:p text:style-name="P168">Se o sistema não encontrar nenhum<text:span text:style-name="T33">a</text:span> <text:span text:style-name="T33">Moto </text:span>correspondente a da busca, será emitido a seguinte mensagem “<text:span text:style-name="T33">Moto </text:span>não <text:span text:style-name="T33">encontrada</text:span>, verifique <text:span text:style-name="T33">a placa </text:span>inserid<text:span text:style-name="T33">a</text:span>”</text:p>
          </table:table-cell>
        </table:table-row>
        <table:table-row table:style-name="Tabela22.1">
          <table:table-cell table:style-name="Tabela22.A1" office:value-type="string">
            <text:p text:style-name="P230">Regras de Negócio</text:p>
          </table:table-cell>
          <table:table-cell table:style-name="Tabela22.B12" office:value-type="string">
            <text:p text:style-name="P230">RN1</text:p>
          </table:table-cell>
          <table:table-cell table:style-name="Tabela22.C12" office:value-type="string">
            <text:p text:style-name="P168">O formulário não pode ficar vazio*</text:p>
          </table:table-cell>
        </table:table-row>
        <table:table-row table:style-name="Tabela22.13">
          <table:table-cell table:style-name="Tabela22.A1" office:value-type="string">
            <text:p text:style-name="P117">Pós Condições</text:p>
          </table:table-cell>
          <table:table-cell table:style-name="Tabela22.B13" office:value-type="string">
            <text:p text:style-name="P230">PC1</text:p>
          </table:table-cell>
          <table:table-cell table:style-name="Tabela22.C13" office:value-type="string">
            <text:p text:style-name="P183">O sistema deverá emitir <text:span text:style-name="T33">os dados</text:span> <text:span text:style-name="T33">da Moto </text:span>correspondente a <text:span text:style-name="T33">placa</text:span> inserid<text:span text:style-name="T33">a</text:span> pelo Usuário</text:p>
          </table:table-cell>
        </table:table-row>
        <table:table-row table:style-name="Tabela22.1">
          <table:table-cell table:style-name="Tabela22.A1" office:value-type="string">
            <text:p text:style-name="P117">Casos de Uso Afetados</text:p>
          </table:table-cell>
          <table:table-cell table:style-name="Tabela22.B14" table:number-columns-spanned="2" office:value-type="string">
            <text:p text:style-name="P80">UC3.1, UC3.2, UC3.3</text:p>
          </table:table-cell>
          <table:covered-table-cell/>
        </table:table-row>
      </table:table>
      <text:p text:style-name="P38"/>
      <text:h text:style-name="Heading_20_2" text:outline-level="2"><text:bookmark-start text:name="__RefHeading___Toc5630_94557391"/>4.4 UC4.0 Gerenciar Serviços<text:bookmark-end text:name="__RefHeading___Toc5630_94557391"/></text:h>
      <text:h text:style-name="Heading_20_3" text:outline-level="3"><text:bookmark-start text:name="__RefHeading___Toc5632_94557391"/>4.<text:span text:style-name="T33">4</text:span>.<text:span text:style-name="T33">1</text:span> UC<text:span text:style-name="T33">4</text:span>.1 Cadastrar <text:span text:style-name="T33">Serviço</text:span><text:bookmark-end text:name="__RefHeading___Toc5632_94557391"/></text:h>
      <text:p text:style-name="P13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232">UC<text:span text:style-name="T61">4</text:span>.<text:span text:style-name="T9">1</text:span> – <text:span text:style-name="T2">Cadastr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232">Pré - Condições</text:p>
          </table:table-cell>
          <table:table-cell table:style-name="Tabela23.B2" office:value-type="string">
            <text:p text:style-name="P232">PC1</text:p>
          </table:table-cell>
          <table:table-cell table:style-name="Tabela23.C2" office:value-type="string">
            <text:p text:style-name="P232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232">Atores Envolvidos</text:p>
          </table:table-cell>
          <table:table-cell table:style-name="Tabela23.B3" table:number-columns-spanned="2" office:value-type="string">
            <text:p text:style-name="P92">Administrador /<text:span text:style-name="T9">Usuário</text:span></text:p>
          </table:table-cell>
          <table:covered-table-cell/>
        </table:table-row>
        <text:soft-page-break/>
        <table:table-row table:style-name="Tabela23.1">
          <table:table-cell table:style-name="Tabela23.A1" table:number-rows-spanned="7" office:value-type="string">
            <text:p text:style-name="P232">Fluxo Principal</text:p>
          </table:table-cell>
          <table:table-cell table:style-name="Tabela23.B4" office:value-type="string">
            <text:p text:style-name="P204">FP1</text:p>
          </table:table-cell>
          <table:table-cell table:style-name="Tabela23.C4" office:value-type="string">
            <text:p text:style-name="P204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204">FP2</text:p>
          </table:table-cell>
          <table:table-cell table:style-name="Tabela23.C6" office:value-type="string">
            <text:p text:style-name="P204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232">FP1</text:p>
          </table:table-cell>
          <table:table-cell table:style-name="Tabela23.C6" office:value-type="string">
            <text:p text:style-name="P138">O <text:span text:style-name="T7">Administrador/Usuário</text:span> preencherá os campos: <text:span text:style-name="T33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232">FP2</text:p>
          </table:table-cell>
          <table:table-cell table:style-name="Tabela23.C7" office:value-type="string">
            <text:p text:style-name="P138">Para salvar <text:span text:style-name="T34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232">FP3</text:p>
          </table:table-cell>
          <table:table-cell table:style-name="Tabela23.C8" office:value-type="string">
            <text:p text:style-name="P138">O sistema emitirá uma mensagem de confirmação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232">FP4</text:p>
          </table:table-cell>
          <table:table-cell table:style-name="Tabela23.C9" office:value-type="string">
            <text:p text:style-name="P138">Caso o <text:span text:style-name="T10">U</text:span>suário confirme a mensagem, clicando no botão OK, o sistema salvará <text:span text:style-name="T34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232">FP5</text:p>
          </table:table-cell>
          <table:table-cell table:style-name="Tabela23.C10" office:value-type="string">
            <text:p text:style-name="P232">O sistema <text:span text:style-name="T3">emitirá</text:span> a mensagem “<text:span text:style-name="T34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232">Fluxos Alternativos</text:p>
          </table:table-cell>
          <table:table-cell table:style-name="Tabela23.B11" office:value-type="string">
            <text:p text:style-name="P232">FA1</text:p>
          </table:table-cell>
          <table:table-cell table:style-name="Tabela23.C11" office:value-type="string">
            <text:p text:style-name="P204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232">FA2</text:p>
          </table:table-cell>
          <table:table-cell table:style-name="Tabela23.C12" office:value-type="string">
            <text:p text:style-name="P204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232">FA3</text:p>
          </table:table-cell>
          <table:table-cell table:style-name="Tabela23.C13" office:value-type="string">
            <text:p text:style-name="P205">Se o serviço já estiver cadastrado e o Administrador/Usuário desejar <text:span text:style-name="T52">exclui</text:span>-lo deve selecioná-lo e clicar no botão “<text:span text:style-name="T52">Excluir”</text:span></text:p>
          </table:table-cell>
        </table:table-row>
        <table:table-row table:style-name="Tabela23.1">
          <table:table-cell table:style-name="Tabela23.A1" office:value-type="string">
            <text:p text:style-name="P232">Regras de Negócio</text:p>
          </table:table-cell>
          <table:table-cell table:style-name="Tabela23.B14" office:value-type="string">
            <text:p text:style-name="P232">RN1</text:p>
          </table:table-cell>
          <table:table-cell table:style-name="Tabela23.C14" office:value-type="string">
            <text:p text:style-name="P206">Todos os campos são de preenchimento obrigatório </text:p>
          </table:table-cell>
        </table:table-row>
        <table:table-row table:style-name="Tabela23.15">
          <table:table-cell table:style-name="Tabela23.A1" office:value-type="string">
            <text:p text:style-name="P118">Pós Condições</text:p>
          </table:table-cell>
          <table:table-cell table:style-name="Tabela23.B15" office:value-type="string">
            <text:p text:style-name="P232">PC1</text:p>
          </table:table-cell>
          <table:table-cell table:style-name="Tabela23.C15" office:value-type="string">
            <text:p text:style-name="P232"><text:span text:style-name="T34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118">Casos de Uso Afetados</text:p>
          </table:table-cell>
          <table:table-cell table:style-name="Tabela23.B16" table:number-columns-spanned="2" office:value-type="string">
            <text:p text:style-name="P80">UC4.2, UC4.3, UC4.4, UC5.1</text:p>
          </table:table-cell>
          <table:covered-table-cell/>
        </table:table-row>
      </table:table>
      <text:p text:style-name="P13"/>
      <text:h text:style-name="Heading_20_3" text:outline-level="3"><text:bookmark-start text:name="__RefHeading___Toc5634_94557391"/>4.<text:span text:style-name="T34">4</text:span>.2 UC<text:span text:style-name="T34">4</text:span>.<text:span text:style-name="T30">2</text:span> Alterar <text:span text:style-name="T34">Serviços</text:span><text:bookmark-end text:name="__RefHeading___Toc5634_94557391"/></text:h>
      <text:p text:style-name="P13"/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table:number-columns-spanned="3" office:value-type="string">
            <text:p text:style-name="P232">UC<text:span text:style-name="T61">4.2</text:span> – <text:span text:style-name="T11">Alterar Serviços</text:span></text:p>
          </table:table-cell>
          <table:covered-table-cell/>
          <table:covered-table-cell/>
        </table:table-row>
        <table:table-row table:style-name="Tabela24.1">
          <table:table-cell table:style-name="Tabela24.A1" table:number-rows-spanned="2" office:value-type="string">
            <text:p text:style-name="P232">Pré - Condições</text:p>
          </table:table-cell>
          <table:table-cell table:style-name="Tabela24.B2" office:value-type="string">
            <text:p text:style-name="P232">PC1</text:p>
          </table:table-cell>
          <table:table-cell table:style-name="Tabela24.C2" office:value-type="string">
            <text:p text:style-name="P232">O <text:span text:style-name="T5">Administrador ou Usuário</text:span> deve estar logado no sistema </text:p>
          </table:table-cell>
        </table:table-row>
        <table:table-row table:style-name="Tabela24.3">
          <table:covered-table-cell/>
          <table:table-cell table:style-name="Tabela24.B3" office:value-type="string">
            <text:p text:style-name="P57">PC2</text:p>
          </table:table-cell>
          <table:table-cell table:style-name="Tabela24.C3" office:value-type="string">
            <text:p text:style-name="P157"><text:span text:style-name="T34">O serviço</text:span> deve estar cadastrado no sistema</text:p>
          </table:table-cell>
        </table:table-row>
        <table:table-row table:style-name="Tabela24.4">
          <table:table-cell table:style-name="Tabela24.A1" office:value-type="string">
            <text:p text:style-name="P232">Atores Envolvidos</text:p>
          </table:table-cell>
          <table:table-cell table:style-name="Tabela24.B4" table:number-columns-spanned="2" office:value-type="string">
            <text:p text:style-name="P92">Administrador <text:span text:style-name="T9">e Usuário</text:span></text:p>
          </table:table-cell>
          <table:covered-table-cell/>
        </table:table-row>
        <table:table-row table:style-name="Tabela24.1">
          <table:table-cell table:style-name="Tabela24.A1" table:number-rows-spanned="6" office:value-type="string">
            <text:p text:style-name="P232">Fluxo Principal</text:p>
          </table:table-cell>
          <table:table-cell table:style-name="Tabela24.B5" office:value-type="string">
            <text:p text:style-name="P206">FP1</text:p>
          </table:table-cell>
          <table:table-cell table:style-name="Tabela24.C5" office:value-type="string">
            <text:p text:style-name="P206">O Administrador/Usuário realizará uma busca pelo Serviço e selecionará o desejado e para alterá-lo deve clicar no botão alterar</text:p>
          </table:table-cell>
        </table:table-row>
        <table:table-row table:style-name="Tabela24.1">
          <table:covered-table-cell/>
          <table:table-cell table:style-name="Tabela24.B6" office:value-type="string">
            <text:p text:style-name="P232">FP<text:span text:style-name="T52">2</text:span></text:p>
          </table:table-cell>
          <table:table-cell table:style-name="Tabela24.C6" office:value-type="string">
            <text:p text:style-name="P138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jugar necessário</text:span>: <text:span text:style-name="T34">descrição, valor_serv</text:span></text:p>
          </table:table-cell>
        </table:table-row>
        <table:table-row table:style-name="Tabela24.1">
          <table:covered-table-cell/>
          <table:table-cell table:style-name="Tabela24.B7" office:value-type="string">
            <text:p text:style-name="P232">FP<text:span text:style-name="T52">3</text:span></text:p>
          </table:table-cell>
          <table:table-cell table:style-name="Tabela24.C7" office:value-type="string">
            <text:p text:style-name="P138">Para salvar <text:span text:style-name="T12">as alterações do Serviço </text:span>o <text:span text:style-name="T6">Administrador ou Usuário </text:span>deverá clicar no botão Salvar</text:p>
          </table:table-cell>
        </table:table-row>
        <table:table-row table:style-name="Tabela24.1">
          <table:covered-table-cell/>
          <table:table-cell table:style-name="Tabela24.B8" office:value-type="string">
            <text:p text:style-name="P232">FP<text:span text:style-name="T52">4</text:span></text:p>
          </table:table-cell>
          <table:table-cell table:style-name="Tabela24.C8" office:value-type="string">
            <text:p text:style-name="P138">O sistema emitirá uma mensagem de confirmação</text:p>
          </table:table-cell>
        </table:table-row>
        <table:table-row table:style-name="Tabela24.1">
          <table:covered-table-cell/>
          <table:table-cell table:style-name="Tabela24.B9" office:value-type="string">
            <text:p text:style-name="P232">FP<text:span text:style-name="T52">5</text:span></text:p>
          </table:table-cell>
          <table:table-cell table:style-name="Tabela24.C9" office:value-type="string">
            <text:p text:style-name="P138">Caso o <text:span text:style-name="T10">U</text:span>suário/<text:span text:style-name="T30">Administrador</text:span> confirme a mensagem, clicando no botão OK, o sistema salvará <text:span text:style-name="T12">as alterações do Serviço </text:span>no banco de dados</text:p>
          </table:table-cell>
        </table:table-row>
        <table:table-row table:style-name="Tabela24.1">
          <table:covered-table-cell/>
          <table:table-cell table:style-name="Tabela24.B10" office:value-type="string">
            <text:p text:style-name="P232">FP<text:span text:style-name="T52">6</text:span></text:p>
          </table:table-cell>
          <table:table-cell table:style-name="Tabela24.C10" office:value-type="string">
            <text:p text:style-name="P232">O sistema <text:span text:style-name="T3">emitirá</text:span> a mensagem “<text:span text:style-name="T14">Alterações Salvas</text:span>” </text:p>
          </table:table-cell>
        </table:table-row>
        <table:table-row table:style-name="Tabela24.1">
          <table:table-cell table:style-name="Tabela24.A1" table:number-rows-spanned="2" office:value-type="string">
            <text:p text:style-name="P232">Fluxos Alternativos</text:p>
          </table:table-cell>
          <table:table-cell table:style-name="Tabela24.B11" office:value-type="string">
            <text:p text:style-name="P232">FA<text:span text:style-name="T13">1</text:span></text:p>
          </table:table-cell>
          <table:table-cell table:style-name="Tabela24.C11" office:value-type="string">
            <text:p text:style-name="P138">Se o <text:span text:style-name="T6">Administrador ou Usuário</text:span> clicar no botão Cancelar todas as alterações não salvas serão descartadas.</text:p>
          </table:table-cell>
        </table:table-row>
        <table:table-row table:style-name="Tabela24.1">
          <table:covered-table-cell/>
          <table:table-cell table:style-name="Tabela24.B12" office:value-type="string">
            <text:p text:style-name="P138">FA<text:span text:style-name="T14">2</text:span></text:p>
          </table:table-cell>
          <table:table-cell table:style-name="Tabela24.C12" office:value-type="string">
            <text:p text:style-name="P138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,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24.1">
          <table:table-cell table:style-name="Tabela24.A1" office:value-type="string">
            <text:p text:style-name="P232">Regras de Negócio</text:p>
          </table:table-cell>
          <table:table-cell table:style-name="Tabela24.B13" office:value-type="string">
            <text:p text:style-name="P232">RN1</text:p>
          </table:table-cell>
          <table:table-cell table:style-name="Tabela24.C13" office:value-type="string">
            <text:p text:style-name="P206"/>
          </table:table-cell>
        </table:table-row>
        <table:table-row table:style-name="Tabela24.14">
          <table:table-cell table:style-name="Tabela24.A1" office:value-type="string">
            <text:p text:style-name="P118">Pós Condições</text:p>
          </table:table-cell>
          <table:table-cell table:style-name="Tabela24.B14" office:value-type="string">
            <text:p text:style-name="P232">PC1</text:p>
          </table:table-cell>
          <table:table-cell table:style-name="Tabela24.C14" office:value-type="string">
            <text:p text:style-name="P232"><text:span text:style-name="T34">O Serviço</text:span> deverá <text:span text:style-name="T4">estar</text:span> <text:span text:style-name="T14">alterada</text:span> no banco de dados</text:p>
          </table:table-cell>
        </table:table-row>
        <table:table-row table:style-name="Tabela24.1">
          <table:table-cell table:style-name="Tabela24.A1" office:value-type="string">
            <text:p text:style-name="P118">Casos de Uso Afetados</text:p>
          </table:table-cell>
          <table:table-cell table:style-name="Tabela24.B15" table:number-columns-spanned="2" office:value-type="string">
            <text:p text:style-name="P80">UC4.3, UC4.4</text:p>
          </table:table-cell>
          <table:covered-table-cell/>
        </table:table-row>
      </table:table>
      <text:p text:style-name="P13"/>
      <text:h text:style-name="Heading_20_3" text:outline-level="3"><text:bookmark-start text:name="__RefHeading___Toc5636_94557391"/>4.<text:span text:style-name="T34">4</text:span>.3 UC<text:span text:style-name="T34">4</text:span>.3 Excluir <text:span text:style-name="T34">Serviços</text:span><text:bookmark-end text:name="__RefHeading___Toc5636_94557391"/></text:h>
      <text:p text:style-name="P28"/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table:number-columns-spanned="3" office:value-type="string">
            <text:p text:style-name="P232">UC<text:span text:style-name="T53">4</text:span>.<text:span text:style-name="T15">3</text:span> – <text:span text:style-name="T15">Excluir Serviços</text:span></text:p>
          </table:table-cell>
          <table:covered-table-cell/>
          <table:covered-table-cell/>
        </table:table-row>
        <table:table-row table:style-name="Tabela25.1">
          <table:table-cell table:style-name="Tabela25.A1" table:number-rows-spanned="2" office:value-type="string">
            <text:p text:style-name="P232">Pré - Condições</text:p>
          </table:table-cell>
          <table:table-cell table:style-name="Tabela25.B2" office:value-type="string">
            <text:p text:style-name="P232">PC1</text:p>
          </table:table-cell>
          <table:table-cell table:style-name="Tabela25.C2" office:value-type="string">
            <text:p text:style-name="P232">O <text:span text:style-name="T5">Administrador ou Usuário</text:span> deve estar logado no sistema </text:p>
          </table:table-cell>
        </table:table-row>
        <table:table-row table:style-name="Tabela25.3">
          <table:covered-table-cell/>
          <table:table-cell table:style-name="Tabela25.B3" office:value-type="string">
            <text:p text:style-name="P57">PC2</text:p>
          </table:table-cell>
          <table:table-cell table:style-name="Tabela25.C3" office:value-type="string">
            <text:p text:style-name="P157"><text:span text:style-name="T34">O Serviço </text:span>deve estar cadastrado no sistema</text:p>
          </table:table-cell>
        </table:table-row>
        <table:table-row table:style-name="Tabela25.4">
          <table:table-cell table:style-name="Tabela25.A1" office:value-type="string">
            <text:p text:style-name="P232">Atores Envolvidos</text:p>
          </table:table-cell>
          <table:table-cell table:style-name="Tabela25.B4" table:number-columns-spanned="2" office:value-type="string">
            <text:p text:style-name="P92">Administrador <text:span text:style-name="T9">e Usuário</text:span></text:p>
          </table:table-cell>
          <table:covered-table-cell/>
        </table:table-row>
        <table:table-row table:style-name="Tabela25.1">
          <table:table-cell table:style-name="Tabela25.A1" table:number-rows-spanned="5" office:value-type="string">
            <text:p text:style-name="P232">Fluxo Principal</text:p>
          </table:table-cell>
          <table:table-cell table:style-name="Tabela25.B5" office:value-type="string">
            <text:p text:style-name="P232">FP1</text:p>
          </table:table-cell>
          <table:table-cell table:style-name="Tabela25.C5" office:value-type="string">
            <text:p text:style-name="P138">O <text:span text:style-name="T7">Administrador</text:span> <text:span text:style-name="T11">ou Usuário buscará e selecionará o Serviço a ser excluído.</text:span></text:p>
          </table:table-cell>
        </table:table-row>
        <table:table-row table:style-name="Tabela25.1">
          <table:covered-table-cell/>
          <table:table-cell table:style-name="Tabela25.B6" office:value-type="string">
            <text:p text:style-name="P232">FP2</text:p>
          </table:table-cell>
          <table:table-cell table:style-name="Tabela25.C6" office:value-type="string">
            <text:p text:style-name="P138">Para <text:span text:style-name="T15">excluir o Serviço,</text:span> o <text:span text:style-name="T6">Administrador ou Usuário </text:span>deverá clicar no botão “<text:span text:style-name="T15">Excluir”</text:span></text:p>
          </table:table-cell>
        </table:table-row>
        <table:table-row table:style-name="Tabela25.1">
          <table:covered-table-cell/>
          <table:table-cell table:style-name="Tabela25.B7" office:value-type="string">
            <text:p text:style-name="P232">FP3</text:p>
          </table:table-cell>
          <table:table-cell table:style-name="Tabela25.C7" office:value-type="string">
            <text:p text:style-name="P138">O sistema emitirá uma mensagem de confirmação;</text:p>
          </table:table-cell>
        </table:table-row>
        <table:table-row table:style-name="Tabela25.1">
          <table:covered-table-cell/>
          <table:table-cell table:style-name="Tabela25.B8" office:value-type="string">
            <text:p text:style-name="P232">FP4</text:p>
          </table:table-cell>
          <table:table-cell table:style-name="Tabela25.C8" office:value-type="string">
            <text:p text:style-name="P138">Caso o <text:span text:style-name="T10">U</text:span>suário confirme a mensagem, clicando no botão <text:span text:style-name="T15">OK</text:span>, o <text:soft-page-break/>sistema <text:span text:style-name="T15">excluirá o Serviço do</text:span> banco de dados</text:p>
          </table:table-cell>
        </table:table-row>
        <table:table-row table:style-name="Tabela25.1">
          <table:covered-table-cell/>
          <table:table-cell table:style-name="Tabela25.B9" office:value-type="string">
            <text:p text:style-name="P232">FP5</text:p>
          </table:table-cell>
          <table:table-cell table:style-name="Tabela25.C9" office:value-type="string">
            <text:p text:style-name="P232">O sistema <text:span text:style-name="T3">emitirá</text:span> a mensagem “<text:span text:style-name="T34">Serviço excluído</text:span>” </text:p>
          </table:table-cell>
        </table:table-row>
        <table:table-row table:style-name="Tabela25.1">
          <table:table-cell table:style-name="Tabela25.A1" table:number-rows-spanned="2" office:value-type="string">
            <text:p text:style-name="P232">Fluxos Alternativos</text:p>
          </table:table-cell>
          <table:table-cell table:style-name="Tabela25.B10" office:value-type="string">
            <text:p text:style-name="P232">FA<text:span text:style-name="T13">1</text:span></text:p>
          </table:table-cell>
          <table:table-cell table:style-name="Tabela25.C10" office:value-type="string">
            <text:p text:style-name="P138">Se o <text:span text:style-name="T6">Administrador ou Usuário</text:span> clicar no botão Cancelar <text:span text:style-name="T34">o Serviço não será excluído</text:span></text:p>
          </table:table-cell>
        </table:table-row>
        <table:table-row table:style-name="Tabela25.11">
          <table:covered-table-cell/>
          <table:table-cell table:style-name="Tabela25.B11" office:value-type="string">
            <text:p text:style-name="P138">FA<text:span text:style-name="T14">2</text:span></text:p>
          </table:table-cell>
          <table:table-cell table:style-name="Tabela25.C11" office:value-type="string">
            <text:p text:style-name="P207">Se o Administrador/Usuário desejar alterar o Serviço deve clicar no botão “Alterar”</text:p>
          </table:table-cell>
        </table:table-row>
        <table:table-row table:style-name="Tabela25.1">
          <table:table-cell table:style-name="Tabela25.A1" office:value-type="string">
            <text:p text:style-name="P232">Regras de Negócio</text:p>
          </table:table-cell>
          <table:table-cell table:style-name="Tabela25.B12" office:value-type="string">
            <text:p text:style-name="P232">RN1</text:p>
          </table:table-cell>
          <table:table-cell table:style-name="Tabela25.C12" office:value-type="string">
            <text:p text:style-name="P208">Os serviços ainda com pagamento pendente não poderão ser excluídos</text:p>
          </table:table-cell>
        </table:table-row>
        <table:table-row table:style-name="Tabela25.13">
          <table:table-cell table:style-name="Tabela25.A1" office:value-type="string">
            <text:p text:style-name="P118">Pós Condições</text:p>
          </table:table-cell>
          <table:table-cell table:style-name="Tabela25.B13" office:value-type="string">
            <text:p text:style-name="P232">PC1</text:p>
          </table:table-cell>
          <table:table-cell table:style-name="Tabela25.C13" office:value-type="string">
            <text:p text:style-name="P232"><text:span text:style-name="T34">O serviço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25.1">
          <table:table-cell table:style-name="Tabela25.A1" office:value-type="string">
            <text:p text:style-name="P118">Casos de Uso Afetados</text:p>
          </table:table-cell>
          <table:table-cell table:style-name="Tabela25.B14" table:number-columns-spanned="2" office:value-type="string">
            <text:p text:style-name="P80">UC4.4, UC5.1</text:p>
          </table:table-cell>
          <table:covered-table-cell/>
        </table:table-row>
      </table:table>
      <text:p text:style-name="P13"/>
      <text:p text:style-name="P13"/>
      <text:h text:style-name="Heading_20_3" text:outline-level="3"><text:bookmark-start text:name="__RefHeading___Toc5638_94557391"/>4.<text:span text:style-name="T34">4</text:span>.<text:span text:style-name="T34">4</text:span> UC <text:span text:style-name="T34">4</text:span>.4 <text:span text:style-name="T18">Buscar Serviços</text:span><text:bookmark-end text:name="__RefHeading___Toc5638_94557391"/></text:h>
      <text:p text:style-name="P39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232">UC<text:span text:style-name="T61">4</text:span>.<text:span text:style-name="T18">4</text:span> – <text:span text:style-name="T18">Buscar Serviços</text:span></text:p>
          </table:table-cell>
          <table:covered-table-cell/>
          <table:covered-table-cell/>
        </table:table-row>
        <table:table-row table:style-name="Tabela26.1">
          <table:table-cell table:style-name="Tabela26.A1" table:number-rows-spanned="2" office:value-type="string">
            <text:p text:style-name="P232">Pré - Condições</text:p>
          </table:table-cell>
          <table:table-cell table:style-name="Tabela26.B2" office:value-type="string">
            <text:p text:style-name="P232">PC1</text:p>
          </table:table-cell>
          <table:table-cell table:style-name="Tabela26.C2" office:value-type="string">
            <text:p text:style-name="P232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66">PC2</text:p>
          </table:table-cell>
          <table:table-cell table:style-name="Tabela26.C3" office:value-type="string">
            <text:p text:style-name="P157">O <text:span text:style-name="T5">Administrador ou Usuário</text:span> deve estar <text:span text:style-name="T18">na tela de busca</text:span></text:p>
          </table:table-cell>
        </table:table-row>
        <table:table-row table:style-name="Tabela26.4">
          <table:table-cell table:style-name="Tabela26.A1" office:value-type="string">
            <text:p text:style-name="P232">Atores Envolvidos</text:p>
          </table:table-cell>
          <table:table-cell table:style-name="Tabela26.B4" table:number-columns-spanned="2" office:value-type="string">
            <text:p text:style-name="P92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232">Fluxo Principal</text:p>
          </table:table-cell>
          <table:table-cell table:style-name="Tabela26.B5" office:value-type="string">
            <text:p text:style-name="P232">FP1</text:p>
          </table:table-cell>
          <table:table-cell table:style-name="Tabela26.C5" office:value-type="string">
            <text:p text:style-name="P138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232">FP2</text:p>
          </table:table-cell>
          <table:table-cell table:style-name="Tabela26.C6" office:value-type="string">
            <text:p text:style-name="P169">Para buscar, o Usuário/<text:span text:style-name="T31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232">FP3</text:p>
          </table:table-cell>
          <table:table-cell table:style-name="Tabela26.C7" office:value-type="string">
            <text:p text:style-name="P176">O sistema retornara <text:span text:style-name="T31">as informações</text:span> <text:span text:style-name="T34">do Serviço </text:span>de acordo com <text:span text:style-name="T31">a descrição </text:span>inserid<text:span text:style-name="T31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232">FP4</text:p>
          </table:table-cell>
          <table:table-cell table:style-name="Tabela26.C8" office:value-type="string">
            <text:p text:style-name="P202">Se o Usuário desejar alterar <text:span text:style-name="T34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232">FP5</text:p>
          </table:table-cell>
          <table:table-cell table:style-name="Tabela26.C9" office:value-type="string">
            <text:p text:style-name="P232"><text:s/><text:span text:style-name="T32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232">Fluxos Alternativos</text:p>
          </table:table-cell>
          <table:table-cell table:style-name="Tabela26.B10" office:value-type="string">
            <text:p text:style-name="P232">FA<text:span text:style-name="T13">1</text:span></text:p>
          </table:table-cell>
          <table:table-cell table:style-name="Tabela26.C10" office:value-type="string">
            <text:p text:style-name="P138">Se o <text:span text:style-name="T6">Administrador ou Usuário</text:span> <text:span text:style-name="T19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38">FA<text:span text:style-name="T14">2</text:span></text:p>
          </table:table-cell>
          <table:table-cell table:style-name="Tabela26.C11" office:value-type="string">
            <text:p text:style-name="P169">Se o sistema não encontrar nenhum <text:span text:style-name="T34">Serviço </text:span>correspondente a<text:span text:style-name="T34">o</text:span> <text:soft-page-break/>da busca, será emitido a seguinte mensagem “<text:span text:style-name="T34">Serviço </text:span>não <text:span text:style-name="T33">encontrado</text:span>, verifique <text:span text:style-name="T33">a descrição </text:span>inserid<text:span text:style-name="T33">a</text:span>”</text:p>
          </table:table-cell>
        </table:table-row>
        <table:table-row table:style-name="Tabela26.1">
          <table:table-cell table:style-name="Tabela26.A1" office:value-type="string">
            <text:p text:style-name="P232">Regras de Negócio</text:p>
          </table:table-cell>
          <table:table-cell table:style-name="Tabela26.B12" office:value-type="string">
            <text:p text:style-name="P232">RN1</text:p>
          </table:table-cell>
          <table:table-cell table:style-name="Tabela26.C12" office:value-type="string">
            <text:p text:style-name="P169"/>
          </table:table-cell>
        </table:table-row>
        <table:table-row table:style-name="Tabela26.13">
          <table:table-cell table:style-name="Tabela26.A1" office:value-type="string">
            <text:p text:style-name="P118">Pós Condições</text:p>
          </table:table-cell>
          <table:table-cell table:style-name="Tabela26.B13" office:value-type="string">
            <text:p text:style-name="P232">PC1</text:p>
          </table:table-cell>
          <table:table-cell table:style-name="Tabela26.C13" office:value-type="string">
            <text:p text:style-name="P184">O sistema deverá emitir <text:span text:style-name="T33">os dados</text:span> <text:span text:style-name="T33">do(s) Serviço(s) </text:span>correspondente a <text:span text:style-name="T54">busca</text:span> inserid<text:span text:style-name="T33">a</text:span> pelo Usuário</text:p>
          </table:table-cell>
        </table:table-row>
        <table:table-row table:style-name="Tabela26.1">
          <table:table-cell table:style-name="Tabela26.A1" office:value-type="string">
            <text:p text:style-name="P118">Casos de Uso Afetados</text:p>
          </table:table-cell>
          <table:table-cell table:style-name="Tabela26.B14" table:number-columns-spanned="2" office:value-type="string">
            <text:p text:style-name="P80">UC4.1, UC4.2, UC4.3</text:p>
          </table:table-cell>
          <table:covered-table-cell/>
        </table:table-row>
      </table:table>
      <text:p text:style-name="P39"/>
      <text:h text:style-name="Heading_20_2" text:outline-level="2"><text:bookmark-start text:name="__RefHeading___Toc5640_94557391"/>4.5 UC5.0 Gerenciar Transações Financeiras<text:bookmark-end text:name="__RefHeading___Toc5640_94557391"/></text:h>
      <text:h text:style-name="Heading_20_2" text:outline-level="2"><text:bookmark-start text:name="__RefHeading___Toc5642_94557391"/>4.5.1 UC5.1 Cadastrar Transação Financeira<text:bookmark-end text:name="__RefHeading___Toc5642_94557391"/></text:h>
      <text:p text:style-name="P14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233">UC<text:span text:style-name="T54">5</text:span>.<text:span text:style-name="T9">1</text:span> – <text:span text:style-name="T2">Cadastrar Transação Financei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233">Pré - Condições</text:p>
          </table:table-cell>
          <table:table-cell table:style-name="Tabela27.B2" office:value-type="string">
            <text:p text:style-name="P233">PC1</text:p>
          </table:table-cell>
          <table:table-cell table:style-name="Tabela27.C2" office:value-type="string">
            <text:p text:style-name="P233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208">PC2</text:p>
          </table:table-cell>
          <table:table-cell table:style-name="Tabela27.C3" office:value-type="string">
            <text:p text:style-name="P234">O <text:span text:style-name="T5">Administrador ou Usuário</text:span> deve estar <text:span text:style-name="T54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233">Atores Envolvidos</text:p>
          </table:table-cell>
          <table:table-cell table:style-name="Tabela27.B4" table:number-columns-spanned="2" office:value-type="string">
            <text:p text:style-name="P93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233">Fluxo Principal</text:p>
          </table:table-cell>
          <table:table-cell table:style-name="Tabela27.B5" office:value-type="string">
            <text:p text:style-name="P233">FP1</text:p>
          </table:table-cell>
          <table:table-cell table:style-name="Tabela27.C5" office:value-type="string">
            <text:p text:style-name="P139">O <text:span text:style-name="T7">Administrador/Usuário</text:span> preencherá os campos: <text:span text:style-name="T35">data, tipo, Fornecedor/Cliente(de acordo com o tipo), adicionar peças e/ou serviços necessários, vencimento, parcelas e statu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233">FP2</text:p>
          </table:table-cell>
          <table:table-cell table:style-name="Tabela27.C6" office:value-type="string">
            <text:p text:style-name="P140">Para salvar <text:span text:style-name="T35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233">FP3</text:p>
          </table:table-cell>
          <table:table-cell table:style-name="Tabela27.C7" office:value-type="string">
            <text:p text:style-name="P140">O sistema emitirá uma mensagem de confirmação;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233">FP4</text:p>
          </table:table-cell>
          <table:table-cell table:style-name="Tabela27.C8" office:value-type="string">
            <text:p text:style-name="P140">Caso o <text:span text:style-name="T10">U</text:span>suário confirme a mensagem, clicando no botão OK, o sistema salvará <text:span text:style-name="T35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233">FP5</text:p>
          </table:table-cell>
          <table:table-cell table:style-name="Tabela27.C9" office:value-type="string">
            <text:p text:style-name="P233">O sistema <text:span text:style-name="T3">emitirá</text:span> a mensagem “<text:span text:style-name="T35">Transação Financeira salva</text:span>” </text:p>
          </table:table-cell>
        </table:table-row>
        <table:table-row table:style-name="Tabela27.1">
          <table:table-cell table:style-name="Tabela27.A1" office:value-type="string">
            <text:p text:style-name="P233">Fluxos Alternativos</text:p>
          </table:table-cell>
          <table:table-cell table:style-name="Tabela27.B10" office:value-type="string">
            <text:p text:style-name="P233">FA1</text:p>
          </table:table-cell>
          <table:table-cell table:style-name="Tabela27.C10" office:value-type="string">
            <text:p text:style-name="P209">Se o Administrador/Usuário clicar no botão “<text:span text:style-name="T55">Cancelar” o operação será cancelada</text:span></text:p>
          </table:table-cell>
        </table:table-row>
        <table:table-row table:style-name="Tabela27.1">
          <table:table-cell table:style-name="Tabela27.A1" office:value-type="string">
            <text:p text:style-name="P233">Regras de Negócio</text:p>
          </table:table-cell>
          <table:table-cell table:style-name="Tabela27.B11" office:value-type="string">
            <text:p text:style-name="P233">RN1</text:p>
          </table:table-cell>
          <table:table-cell table:style-name="Tabela27.C11" office:value-type="string">
            <text:p text:style-name="P210">Os campos Fornece/Clientes e serviços só ficaram disponíveis após o preencher de tipo</text:p>
          </table:table-cell>
        </table:table-row>
        <table:table-row table:style-name="Tabela27.12">
          <table:table-cell table:style-name="Tabela27.A1" table:number-rows-spanned="2" office:value-type="string">
            <text:p text:style-name="P119">Pós Condiçõe<text:span text:style-name="T56">s</text:span></text:p>
          </table:table-cell>
          <table:table-cell table:style-name="Tabela27.B12" office:value-type="string">
            <text:p text:style-name="P233">PC1</text:p>
          </table:table-cell>
          <table:table-cell table:style-name="Tabela27.C12" office:value-type="string">
            <text:p text:style-name="P233"><text:span text:style-name="T35">A Transação Financeira</text:span> deverá <text:span text:style-name="T4">estar</text:span> salv<text:span text:style-name="T35">a</text:span> no banco de dados</text:p>
          </table:table-cell>
        </table:table-row>
        <table:table-row table:style-name="Tabela27.13">
          <table:covered-table-cell/>
          <table:table-cell table:style-name="Tabela27.B13" office:value-type="string">
            <text:p text:style-name="P211">PC2</text:p>
          </table:table-cell>
          <table:table-cell table:style-name="Tabela27.C13" office:value-type="string">
            <text:p text:style-name="P211">Se a Transação Financeira possuir tipo “Venda” o sistema deve gerar e imprimir um relatório com todas as informações da mesma</text:p>
          </table:table-cell>
        </table:table-row>
        <text:soft-page-break/>
        <table:table-row table:style-name="Tabela27.1">
          <table:table-cell table:style-name="Tabela27.A1" office:value-type="string">
            <text:p text:style-name="P119">Casos de Uso Afetados</text:p>
          </table:table-cell>
          <table:table-cell table:style-name="Tabela27.B14" table:number-columns-spanned="2" office:value-type="string">
            <text:p text:style-name="P80">UC5.2, UC5.3, UC5.4, UC5.5 <text:s text:c="2"/></text:p>
          </table:table-cell>
          <table:covered-table-cell/>
        </table:table-row>
      </table:table>
      <text:p text:style-name="P14"/>
      <text:h text:style-name="Heading_20_3" text:outline-level="3"><text:bookmark-start text:name="__RefHeading___Toc5644_94557391"/>4.<text:span text:style-name="T35">5</text:span>.<text:span text:style-name="T35">2</text:span> UC<text:span text:style-name="T35">5</text:span>.<text:span text:style-name="T30">2</text:span> Alterar <text:span text:style-name="T35">Transação Financeira</text:span><text:bookmark-end text:name="__RefHeading___Toc5644_94557391"/></text:h>
      <text:p text:style-name="P14"/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table:number-columns-spanned="3" office:value-type="string">
            <text:p text:style-name="P233">UC<text:span text:style-name="T61">5.2</text:span> – <text:span text:style-name="T11">Alterar Transação Financeira</text:span></text:p>
          </table:table-cell>
          <table:covered-table-cell/>
          <table:covered-table-cell/>
        </table:table-row>
        <table:table-row table:style-name="Tabela28.1">
          <table:table-cell table:style-name="Tabela28.A1" table:number-rows-spanned="2" office:value-type="string">
            <text:p text:style-name="P233">Pré - Condições</text:p>
          </table:table-cell>
          <table:table-cell table:style-name="Tabela28.B2" office:value-type="string">
            <text:p text:style-name="P233">PC1</text:p>
          </table:table-cell>
          <table:table-cell table:style-name="Tabela28.C2" office:value-type="string">
            <text:p text:style-name="P233">O <text:span text:style-name="T5">Administrador ou Usuário</text:span> deve estar logado no sistema </text:p>
          </table:table-cell>
        </table:table-row>
        <table:table-row table:style-name="Tabela28.3">
          <table:covered-table-cell/>
          <table:table-cell table:style-name="Tabela28.B3" office:value-type="string">
            <text:p text:style-name="P58">PC2</text:p>
          </table:table-cell>
          <table:table-cell table:style-name="Tabela28.C3" office:value-type="string">
            <text:p text:style-name="P158"><text:span text:style-name="T35">A Transação Financeira </text:span>deve estar cadastrad<text:span text:style-name="T35">a</text:span> no sistema</text:p>
          </table:table-cell>
        </table:table-row>
        <table:table-row table:style-name="Tabela28.4">
          <table:table-cell table:style-name="Tabela28.A1" office:value-type="string">
            <text:p text:style-name="P233">Atores Envolvidos</text:p>
          </table:table-cell>
          <table:table-cell table:style-name="Tabela28.B4" table:number-columns-spanned="2" office:value-type="string">
            <text:p text:style-name="P93">Administrador <text:span text:style-name="T9">e Usuário</text:span></text:p>
          </table:table-cell>
          <table:covered-table-cell/>
        </table:table-row>
        <table:table-row table:style-name="Tabela28.1">
          <table:table-cell table:style-name="Tabela28.A1" table:number-rows-spanned="5" office:value-type="string">
            <text:p text:style-name="P233">Fluxo Principal</text:p>
          </table:table-cell>
          <table:table-cell table:style-name="Tabela28.B5" office:value-type="string">
            <text:p text:style-name="P233">FP1</text:p>
          </table:table-cell>
          <table:table-cell table:style-name="Tabela28.C5" office:value-type="string">
            <text:p text:style-name="P141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julgar necessário</text:span></text:p>
          </table:table-cell>
        </table:table-row>
        <table:table-row table:style-name="Tabela28.1">
          <table:covered-table-cell/>
          <table:table-cell table:style-name="Tabela28.B6" office:value-type="string">
            <text:p text:style-name="P233">FP2</text:p>
          </table:table-cell>
          <table:table-cell table:style-name="Tabela28.C6" office:value-type="string">
            <text:p text:style-name="P140">Para salvar <text:span text:style-name="T12">as alterações da Transação Financeira </text:span>o <text:span text:style-name="T6">Administrador ou Usuário </text:span>deverá clicar no botão Salvar</text:p>
          </table:table-cell>
        </table:table-row>
        <table:table-row table:style-name="Tabela28.1">
          <table:covered-table-cell/>
          <table:table-cell table:style-name="Tabela28.B7" office:value-type="string">
            <text:p text:style-name="P233">FP3</text:p>
          </table:table-cell>
          <table:table-cell table:style-name="Tabela28.C7" office:value-type="string">
            <text:p text:style-name="P140">O sistema emitirá uma mensagem de confirmação</text:p>
          </table:table-cell>
        </table:table-row>
        <table:table-row table:style-name="Tabela28.1">
          <table:covered-table-cell/>
          <table:table-cell table:style-name="Tabela28.B8" office:value-type="string">
            <text:p text:style-name="P233">FP4</text:p>
          </table:table-cell>
          <table:table-cell table:style-name="Tabela28.C8" office:value-type="string">
            <text:p text:style-name="P140">Caso o <text:span text:style-name="T10">U</text:span>suário/<text:span text:style-name="T30">Administrador</text:span> confirme a mensagem, clicando no botão OK, o sistema salvará <text:span text:style-name="T12">as alterações da Transação Financeira </text:span>no banco de dados</text:p>
          </table:table-cell>
        </table:table-row>
        <table:table-row table:style-name="Tabela28.1">
          <table:covered-table-cell/>
          <table:table-cell table:style-name="Tabela28.B9" office:value-type="string">
            <text:p text:style-name="P233">FP5</text:p>
          </table:table-cell>
          <table:table-cell table:style-name="Tabela28.C9" office:value-type="string">
            <text:p text:style-name="P233">O sistema <text:span text:style-name="T3">emitirá</text:span> a mensagem “<text:span text:style-name="T14">Alterações Salvas</text:span>” </text:p>
          </table:table-cell>
        </table:table-row>
        <table:table-row table:style-name="Tabela28.1">
          <table:table-cell table:style-name="Tabela28.A1" table:number-rows-spanned="2" office:value-type="string">
            <text:p text:style-name="P233">Fluxos Alternativos</text:p>
          </table:table-cell>
          <table:table-cell table:style-name="Tabela28.B10" office:value-type="string">
            <text:p text:style-name="P233">FA<text:span text:style-name="T13">1</text:span></text:p>
          </table:table-cell>
          <table:table-cell table:style-name="Tabela28.C10" office:value-type="string">
            <text:p text:style-name="P140">Se o <text:span text:style-name="T6">Administrador ou Usuário</text:span> clicar no botão Cancelar todas as alterações não salvas serão descartadas.</text:p>
          </table:table-cell>
        </table:table-row>
        <table:table-row table:style-name="Tabela28.1">
          <table:covered-table-cell/>
          <table:table-cell table:style-name="Tabela28.B11" office:value-type="string">
            <text:p text:style-name="P140">FA<text:span text:style-name="T14">2</text:span></text:p>
          </table:table-cell>
          <table:table-cell table:style-name="Tabela28.C11" office:value-type="string">
            <text:p text:style-name="P140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,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28.1">
          <table:table-cell table:style-name="Tabela28.A1" office:value-type="string">
            <text:p text:style-name="P233">Regras de Negócio</text:p>
          </table:table-cell>
          <table:table-cell table:style-name="Tabela28.B12" office:value-type="string">
            <text:p text:style-name="P233">RN1</text:p>
          </table:table-cell>
          <table:table-cell table:style-name="Tabela28.C12" office:value-type="string">
            <text:p text:style-name="P210">O Cliente/Fornecedor <text:span text:style-name="T56">e tipo </text:span>não <text:span text:style-name="T56">poderão</text:span> ser alterado<text:span text:style-name="T56">s</text:span></text:p>
          </table:table-cell>
        </table:table-row>
        <table:table-row table:style-name="Tabela28.13">
          <table:table-cell table:style-name="Tabela28.A1" office:value-type="string">
            <text:p text:style-name="P119">Pós Condições</text:p>
          </table:table-cell>
          <table:table-cell table:style-name="Tabela28.B13" office:value-type="string">
            <text:p text:style-name="P233">PC1</text:p>
          </table:table-cell>
          <table:table-cell table:style-name="Tabela28.C13" office:value-type="string">
            <text:p text:style-name="P233"><text:span text:style-name="T36">A Transação Financeira</text:span> deverá <text:span text:style-name="T4">estar</text:span> <text:span text:style-name="T14">alterada</text:span> no banco de dados</text:p>
          </table:table-cell>
        </table:table-row>
        <table:table-row table:style-name="Tabela28.1">
          <table:table-cell table:style-name="Tabela28.A1" office:value-type="string">
            <text:p text:style-name="P119">Casos de Uso Afetados</text:p>
          </table:table-cell>
          <table:table-cell table:style-name="Tabela28.B14" table:number-columns-spanned="2" office:value-type="string">
            <text:p text:style-name="P80">UC5.3, UC5.4, UC5.5</text:p>
          </table:table-cell>
          <table:covered-table-cell/>
        </table:table-row>
      </table:table>
      <text:p text:style-name="P14"/>
      <text:p text:style-name="P14"/>
      <text:p text:style-name="P14"/>
      <text:p text:style-name="P14"/>
      <text:h text:style-name="Heading_20_3" text:outline-level="3"><text:bookmark-start text:name="__RefHeading___Toc5646_94557391"/><text:soft-page-break/>4.<text:span text:style-name="T36">5</text:span>.<text:span text:style-name="T36">3</text:span> UC<text:span text:style-name="T36">5</text:span>.3 Excluir <text:span text:style-name="T36">Transação Financeira</text:span><text:bookmark-end text:name="__RefHeading___Toc5646_94557391"/></text:h>
      <text:p text:style-name="P29"/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table:number-columns-spanned="3" office:value-type="string">
            <text:p text:style-name="P233">UC<text:span text:style-name="T61">5</text:span>.<text:span text:style-name="T15">3</text:span> – <text:span text:style-name="T15">Excluir Transação Financeira</text:span></text:p>
          </table:table-cell>
          <table:covered-table-cell/>
          <table:covered-table-cell/>
        </table:table-row>
        <table:table-row table:style-name="Tabela29.1">
          <table:table-cell table:style-name="Tabela29.A1" table:number-rows-spanned="2" office:value-type="string">
            <text:p text:style-name="P233">Pré - Condições</text:p>
          </table:table-cell>
          <table:table-cell table:style-name="Tabela29.B2" office:value-type="string">
            <text:p text:style-name="P233">PC1</text:p>
          </table:table-cell>
          <table:table-cell table:style-name="Tabela29.C2" office:value-type="string">
            <text:p text:style-name="P233">O <text:span text:style-name="T5">Administrador ou Usuário</text:span> deve estar logado no sistema</text:p>
          </table:table-cell>
        </table:table-row>
        <table:table-row table:style-name="Tabela29.3">
          <table:covered-table-cell/>
          <table:table-cell table:style-name="Tabela29.B3" office:value-type="string">
            <text:p text:style-name="P58">PC2</text:p>
          </table:table-cell>
          <table:table-cell table:style-name="Tabela29.C3" office:value-type="string">
            <text:p text:style-name="P159"><text:span text:style-name="T36">A Transação Financeira </text:span>deve estar cadastrad<text:span text:style-name="T55">a</text:span> no sistema</text:p>
          </table:table-cell>
        </table:table-row>
        <table:table-row table:style-name="Tabela29.4">
          <table:table-cell table:style-name="Tabela29.A1" office:value-type="string">
            <text:p text:style-name="P233">Atores Envolvidos</text:p>
          </table:table-cell>
          <table:table-cell table:style-name="Tabela29.B4" table:number-columns-spanned="2" office:value-type="string">
            <text:p text:style-name="P93">Administrador <text:span text:style-name="T9">e Usuário</text:span></text:p>
          </table:table-cell>
          <table:covered-table-cell/>
        </table:table-row>
        <table:table-row table:style-name="Tabela29.1">
          <table:table-cell table:style-name="Tabela29.A1" table:number-rows-spanned="5" office:value-type="string">
            <text:p text:style-name="P233">Fluxo Principal</text:p>
          </table:table-cell>
          <table:table-cell table:style-name="Tabela29.B5" office:value-type="string">
            <text:p text:style-name="P233">FP1</text:p>
          </table:table-cell>
          <table:table-cell table:style-name="Tabela29.C5" office:value-type="string">
            <text:p text:style-name="P140">O <text:span text:style-name="T7">Administrador</text:span> <text:span text:style-name="T11">ou Usuário selecionará a Transação Financeira a ser excluída</text:span></text:p>
          </table:table-cell>
        </table:table-row>
        <table:table-row table:style-name="Tabela29.1">
          <table:covered-table-cell/>
          <table:table-cell table:style-name="Tabela29.B6" office:value-type="string">
            <text:p text:style-name="P233">FP2</text:p>
          </table:table-cell>
          <table:table-cell table:style-name="Tabela29.C6" office:value-type="string">
            <text:p text:style-name="P140">Para <text:span text:style-name="T15">excluir a Transação Financeira ,</text:span> o <text:span text:style-name="T6">Administrador ou Usuário </text:span>deverá clicar no botão <text:span text:style-name="T15">Excluir</text:span></text:p>
          </table:table-cell>
        </table:table-row>
        <table:table-row table:style-name="Tabela29.1">
          <table:covered-table-cell/>
          <table:table-cell table:style-name="Tabela29.B7" office:value-type="string">
            <text:p text:style-name="P233">FP3</text:p>
          </table:table-cell>
          <table:table-cell table:style-name="Tabela29.C7" office:value-type="string">
            <text:p text:style-name="P140">O sistema emitirá uma mensagem de confirmação</text:p>
          </table:table-cell>
        </table:table-row>
        <table:table-row table:style-name="Tabela29.1">
          <table:covered-table-cell/>
          <table:table-cell table:style-name="Tabela29.B8" office:value-type="string">
            <text:p text:style-name="P233">FP4</text:p>
          </table:table-cell>
          <table:table-cell table:style-name="Tabela29.C8" office:value-type="string">
            <text:p text:style-name="P140">Caso o <text:span text:style-name="T10">U</text:span>suário confirme a mensagem, clicando no botão <text:span text:style-name="T15">OK</text:span>, o sistema <text:span text:style-name="T15">excluirá a Transação Financeira do</text:span> banco de dados; </text:p>
          </table:table-cell>
        </table:table-row>
        <table:table-row table:style-name="Tabela29.1">
          <table:covered-table-cell/>
          <table:table-cell table:style-name="Tabela29.B9" office:value-type="string">
            <text:p text:style-name="P233">FP5</text:p>
          </table:table-cell>
          <table:table-cell table:style-name="Tabela29.C9" office:value-type="string">
            <text:p text:style-name="P233">O sistema <text:span text:style-name="T3">emitirá</text:span> a mensagem “<text:span text:style-name="T36">Transação Financeira excluída</text:span>” </text:p>
          </table:table-cell>
        </table:table-row>
        <table:table-row table:style-name="Tabela29.1">
          <table:table-cell table:style-name="Tabela29.A1" table:number-rows-spanned="2" office:value-type="string">
            <text:p text:style-name="P233">Fluxos Alternativos</text:p>
          </table:table-cell>
          <table:table-cell table:style-name="Tabela29.B10" office:value-type="string">
            <text:p text:style-name="P233">FA<text:span text:style-name="T13">1</text:span></text:p>
          </table:table-cell>
          <table:table-cell table:style-name="Tabela29.C10" office:value-type="string">
            <text:p text:style-name="P140">Se o <text:span text:style-name="T6">Administrador ou Usuário</text:span> clicar no botão Cancelar <text:span text:style-name="T36">a Transação Financeira não será excluída</text:span></text:p>
          </table:table-cell>
        </table:table-row>
        <table:table-row table:style-name="Tabela29.1">
          <table:covered-table-cell/>
          <table:table-cell table:style-name="Tabela29.B11" office:value-type="string">
            <text:p text:style-name="P140">FA<text:span text:style-name="T14">2</text:span></text:p>
          </table:table-cell>
          <table:table-cell table:style-name="Tabela29.C11" office:value-type="string">
            <text:p text:style-name="P210">Se o Administrador/Usuário desejar alterar a Transação Financeira deve clicar no botão “Alterar”</text:p>
          </table:table-cell>
        </table:table-row>
        <table:table-row table:style-name="Tabela29.1">
          <table:table-cell table:style-name="Tabela29.A1" office:value-type="string">
            <text:p text:style-name="P233">Regras de Negócio</text:p>
          </table:table-cell>
          <table:table-cell table:style-name="Tabela29.B12" office:value-type="string">
            <text:p text:style-name="P233">RN1</text:p>
          </table:table-cell>
          <table:table-cell table:style-name="Tabela29.C12" office:value-type="string">
            <text:p text:style-name="P210">Transações financeiras com status “Pendente” não poderão ser excluídas</text:p>
          </table:table-cell>
        </table:table-row>
        <table:table-row table:style-name="Tabela29.13">
          <table:table-cell table:style-name="Tabela29.A1" office:value-type="string">
            <text:p text:style-name="P119">Pós Condições</text:p>
          </table:table-cell>
          <table:table-cell table:style-name="Tabela29.B13" office:value-type="string">
            <text:p text:style-name="P233">PC1</text:p>
          </table:table-cell>
          <table:table-cell table:style-name="Tabela29.C13" office:value-type="string">
            <text:p text:style-name="P233"><text:span text:style-name="T36">A Transação Financeira </text:span>deverá <text:span text:style-name="T4">estar</text:span> <text:span text:style-name="T17">excluída</text:span> <text:span text:style-name="T17">d</text:span>o banco de dados</text:p>
          </table:table-cell>
        </table:table-row>
        <table:table-row table:style-name="Tabela29.1">
          <table:table-cell table:style-name="Tabela29.A1" office:value-type="string">
            <text:p text:style-name="P119">Casos de Uso Afetados</text:p>
          </table:table-cell>
          <table:table-cell table:style-name="Tabela29.B14" table:number-columns-spanned="2" office:value-type="string">
            <text:p text:style-name="P80">UC5.2, UC5.4, UC5.5, </text:p>
          </table:table-cell>
          <table:covered-table-cell/>
        </table:table-row>
      </table:table>
      <text:p text:style-name="P14"/>
      <text:p text:style-name="P14"/>
      <text:h text:style-name="Heading_20_3" text:outline-level="3"><text:bookmark-start text:name="__RefHeading___Toc5648_94557391"/>4.<text:span text:style-name="T36">5</text:span>.<text:span text:style-name="T34">4</text:span> UC <text:span text:style-name="T36">5</text:span>.4 <text:span text:style-name="T18">Buscar Transação Financeira</text:span><text:bookmark-end text:name="__RefHeading___Toc5648_94557391"/></text:h>
      <text:p text:style-name="P40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233">UC<text:span text:style-name="T37">5</text:span>.<text:span text:style-name="T18">4</text:span> – <text:span text:style-name="T18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233">Pré - Condições</text:p>
          </table:table-cell>
          <table:table-cell table:style-name="Tabela30.B2" office:value-type="string">
            <text:p text:style-name="P233">PC1</text:p>
          </table:table-cell>
          <table:table-cell table:style-name="Tabela30.C2" office:value-type="string">
            <text:p text:style-name="P233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67">PC2</text:p>
          </table:table-cell>
          <table:table-cell table:style-name="Tabela30.C3" office:value-type="string">
            <text:p text:style-name="P159">O <text:span text:style-name="T5">Administrador ou Usuário</text:span> deve estar <text:span text:style-name="T18">na tela de busca</text:span></text:p>
          </table:table-cell>
        </table:table-row>
        <table:table-row table:style-name="Tabela30.4">
          <table:table-cell table:style-name="Tabela30.A1" office:value-type="string">
            <text:p text:style-name="P233">Atores Envolvidos</text:p>
          </table:table-cell>
          <table:table-cell table:style-name="Tabela30.B4" table:number-columns-spanned="2" office:value-type="string">
            <text:p text:style-name="P93">Administrador <text:span text:style-name="T9">e Usuário</text:span></text:p>
          </table:table-cell>
          <table:covered-table-cell/>
        </table:table-row>
        <text:soft-page-break/>
        <table:table-row table:style-name="Tabela30.1">
          <table:table-cell table:style-name="Tabela30.A1" table:number-rows-spanned="5" office:value-type="string">
            <text:p text:style-name="P233">Fluxo Principal</text:p>
          </table:table-cell>
          <table:table-cell table:style-name="Tabela30.B5" office:value-type="string">
            <text:p text:style-name="P233">FP1</text:p>
          </table:table-cell>
          <table:table-cell table:style-name="Tabela30.C5" office:value-type="string">
            <text:p text:style-name="P140">O <text:span text:style-name="T7">Administrador</text:span> <text:span text:style-name="T11">ou Usuário preenchera os requisitos do filtro de <text:s/>acordo com a Transação Financei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233">FP2</text:p>
          </table:table-cell>
          <table:table-cell table:style-name="Tabela30.C6" office:value-type="string">
            <text:p text:style-name="P170">Para buscar, o Usuário/<text:span text:style-name="T31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233">FP3</text:p>
          </table:table-cell>
          <table:table-cell table:style-name="Tabela30.C7" office:value-type="string">
            <text:p text:style-name="P177">O sistema retornara <text:span text:style-name="T31">as informações</text:span> <text:span text:style-name="T34">da Transação Financeira de acordo </text:span>com <text:span text:style-name="T31">a descrição </text:span>inserid<text:span text:style-name="T31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233">FP4</text:p>
          </table:table-cell>
          <table:table-cell table:style-name="Tabela30.C8" office:value-type="string">
            <text:p text:style-name="P203">Se o Usuário desejar alterar <text:span text:style-name="T37">a Transação Financeira </text:span>deverá 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233">FP5</text:p>
          </table:table-cell>
          <table:table-cell table:style-name="Tabela30.C9" office:value-type="string">
            <text:p text:style-name="P235"><text:s/><text:span text:style-name="T32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233">Fluxos Alternativos</text:p>
          </table:table-cell>
          <table:table-cell table:style-name="Tabela30.B10" office:value-type="string">
            <text:p text:style-name="P233">FA<text:span text:style-name="T13">1</text:span></text:p>
          </table:table-cell>
          <table:table-cell table:style-name="Tabela30.C10" office:value-type="string">
            <text:p text:style-name="P140">Se o <text:span text:style-name="T6">Administrador ou Usuário</text:span> <text:span text:style-name="T19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40">FA<text:span text:style-name="T14">2</text:span></text:p>
          </table:table-cell>
          <table:table-cell table:style-name="Tabela30.C11" office:value-type="string">
            <text:p text:style-name="P211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233">Regras de Negócio</text:p>
          </table:table-cell>
          <table:table-cell table:style-name="Tabela30.B12" office:value-type="string">
            <text:p text:style-name="P233">RN1</text:p>
          </table:table-cell>
          <table:table-cell table:style-name="Tabela30.C12" office:value-type="string">
            <text:p text:style-name="P211">Somente serão exibidas as Transações Financeiras pertencentes a determinado Cliente/Fornecedor</text:p>
          </table:table-cell>
        </table:table-row>
        <table:table-row table:style-name="Tabela30.13">
          <table:table-cell table:style-name="Tabela30.A1" office:value-type="string">
            <text:p text:style-name="P119">Pós Condições</text:p>
          </table:table-cell>
          <table:table-cell table:style-name="Tabela30.B13" office:value-type="string">
            <text:p text:style-name="P233">PC1</text:p>
          </table:table-cell>
          <table:table-cell table:style-name="Tabela30.C13" office:value-type="string">
            <text:p text:style-name="P185">O sistema deverá emitir <text:span text:style-name="T33">os dados</text:span> <text:span text:style-name="T37">da Transação Financeira </text:span>correspondente a <text:span text:style-name="T34">descrição</text:span> inserid<text:span text:style-name="T33">a</text:span> pelo Usuário</text:p>
          </table:table-cell>
        </table:table-row>
        <table:table-row table:style-name="Tabela30.1">
          <table:table-cell table:style-name="Tabela30.A1" office:value-type="string">
            <text:p text:style-name="P119">Casos de Uso Afetados</text:p>
          </table:table-cell>
          <table:table-cell table:style-name="Tabela30.B14" table:number-columns-spanned="2" office:value-type="string">
            <text:p text:style-name="P80">UC5.1, UC5.2, UC5.3, UC5.4 </text:p>
          </table:table-cell>
          <table:covered-table-cell/>
        </table:table-row>
      </table:table>
      <text:p text:style-name="P40"/>
      <text:p text:style-name="P40"/>
      <text:h text:style-name="Heading_20_3" text:outline-level="3"><text:bookmark-start text:name="__RefHeading___Toc5650_94557391"/>4.<text:span text:style-name="T35">5</text:span>.<text:span text:style-name="T57">5</text:span> UC<text:span text:style-name="T35">5</text:span>.<text:span text:style-name="T57">5</text:span> <text:span text:style-name="T57">Pagamentos</text:span><text:bookmark-end text:name="__RefHeading___Toc5650_94557391"/></text:h>
      <text:p text:style-name="P15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236">UC<text:span text:style-name="T57">5.5</text:span> – <text:span text:style-name="T57">Pagamentos</text:span></text:p>
          </table:table-cell>
          <table:covered-table-cell/>
          <table:covered-table-cell/>
        </table:table-row>
        <table:table-row table:style-name="Tabela34.1">
          <table:table-cell table:style-name="Tabela34.A1" table:number-rows-spanned="3" office:value-type="string">
            <text:p text:style-name="P236">Pré - Condições</text:p>
          </table:table-cell>
          <table:table-cell table:style-name="Tabela34.B2" office:value-type="string">
            <text:p text:style-name="P236">PC1</text:p>
          </table:table-cell>
          <table:table-cell table:style-name="Tabela34.C2" office:value-type="string">
            <text:p text:style-name="P236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59">PC2</text:p>
          </table:table-cell>
          <table:table-cell table:style-name="Tabela34.C3" office:value-type="string">
            <text:p text:style-name="P160"><text:span text:style-name="T35">A Transação Financeira </text:span>deve estar cadastrad<text:span text:style-name="T35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69">PC3</text:p>
          </table:table-cell>
          <table:table-cell table:style-name="Tabela34.C4" office:value-type="string">
            <text:p text:style-name="P212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236">Atores Envolvidos</text:p>
          </table:table-cell>
          <table:table-cell table:style-name="Tabela34.B5" table:number-columns-spanned="2" office:value-type="string">
            <text:p text:style-name="P94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236">Fluxo Principal</text:p>
          </table:table-cell>
          <table:table-cell table:style-name="Tabela34.B6" office:value-type="string">
            <text:p text:style-name="P236">FP1</text:p>
          </table:table-cell>
          <table:table-cell table:style-name="Tabela34.C6" office:value-type="string">
            <text:p text:style-name="P142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236">FP2</text:p>
          </table:table-cell>
          <table:table-cell table:style-name="Tabela34.C7" office:value-type="string">
            <text:p text:style-name="P212">O Administrador/Usuário deve inserir o valor correspondente ao <text:soft-page-break/>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236">FP3</text:p>
          </table:table-cell>
          <table:table-cell table:style-name="Tabela34.C8" office:value-type="string">
            <text:p text:style-name="P212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236">FP4</text:p>
          </table:table-cell>
          <table:table-cell table:style-name="Tabela34.C9" office:value-type="string">
            <text:p text:style-name="P142">Caso o <text:span text:style-name="T10">U</text:span>suário/<text:span text:style-name="T30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236">FP5</text:p>
          </table:table-cell>
          <table:table-cell table:style-name="Tabela34.C10" office:value-type="string">
            <text:p text:style-name="P236">O sistema <text:span text:style-name="T3">emitirá</text:span> a mensagem “<text:span text:style-name="T57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236">Fluxos Alternativos</text:p>
          </table:table-cell>
          <table:table-cell table:style-name="Tabela34.B11" office:value-type="string">
            <text:p text:style-name="P236">FA<text:span text:style-name="T13">1</text:span></text:p>
          </table:table-cell>
          <table:table-cell table:style-name="Tabela34.C11" office:value-type="string">
            <text:p text:style-name="P142">Se o <text:span text:style-name="T6">Administrador ou Usuário</text:span> clicar no botão Cancelar todas 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236">Regras de Negócio</text:p>
          </table:table-cell>
          <table:table-cell table:style-name="Tabela34.B12" office:value-type="string">
            <text:p text:style-name="P236">RN1</text:p>
          </table:table-cell>
          <table:table-cell table:style-name="Tabela34.C12" office:value-type="string">
            <text:p text:style-name="P212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212">RN2</text:p>
          </table:table-cell>
          <table:table-cell table:style-name="Tabela34.C13" office:value-type="string">
            <text:p text:style-name="P212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120">Pós Condições</text:p>
          </table:table-cell>
          <table:table-cell table:style-name="Tabela34.B14" office:value-type="string">
            <text:p text:style-name="P236">PC1</text:p>
          </table:table-cell>
          <table:table-cell table:style-name="Tabela34.C14" office:value-type="string">
            <text:p text:style-name="P236"><text:span text:style-name="T36">A Transação Financeira</text:span> deverá <text:span text:style-name="T4">estar</text:span> <text:span text:style-name="T14">alterada</text:span> no banco de dados, <text:span text:style-name="T57">se o valor do pagamento for igual ao da transação financeira o status deve ficar como “Pago”, se for menor o valor pendente da transação financeira deve ser subtrai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120">Casos de Uso Afetados</text:p>
          </table:table-cell>
          <table:table-cell table:style-name="Tabela34.B15" table:number-columns-spanned="2" office:value-type="string">
            <text:p text:style-name="P80">UC5.2 </text:p>
          </table:table-cell>
          <table:covered-table-cell/>
        </table:table-row>
      </table:table>
      <text:p text:style-name="P15"/>
      <text:p text:style-name="P15"/>
      <text:p text:style-name="P40"/>
      <text:p text:style-name="P40"/>
      <text:h text:style-name="Heading_20_2" text:outline-level="2"><text:bookmark-start text:name="__RefHeading___Toc5652_94557391"/>4.5 UC<text:span text:style-name="T38">6</text:span>.0 Gerenciar <text:span text:style-name="T38">Relatórios</text:span><text:bookmark-end text:name="__RefHeading___Toc5652_94557391"/></text:h>
      <text:h text:style-name="Heading_20_3" text:outline-level="3"><text:bookmark-start text:name="__RefHeading___Toc5654_94557391"/>4.<text:span text:style-name="T38">6</text:span>.1 UC<text:span text:style-name="T38">6</text:span>.1 <text:span text:style-name="T39">Gerar Relatório</text:span><text:bookmark-end text:name="__RefHeading___Toc5654_94557391"/></text:h>
      <text:p text:style-name="P16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237">UC<text:span text:style-name="T39">6</text:span>.<text:span text:style-name="T9">1</text:span> – <text:span text:style-name="T38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237">Pré - Condições</text:p>
          </table:table-cell>
          <table:table-cell table:style-name="Tabela31.B2" office:value-type="string">
            <text:p text:style-name="P237">PC1</text:p>
          </table:table-cell>
          <table:table-cell table:style-name="Tabela31.C2" office:value-type="string">
            <text:p text:style-name="P213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237">Atores Envolvidos</text:p>
          </table:table-cell>
          <table:table-cell table:style-name="Tabela31.B3" table:number-columns-spanned="2" office:value-type="string">
            <text:p text:style-name="P95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237">Fluxo Principal</text:p>
          </table:table-cell>
          <table:table-cell table:style-name="Tabela31.B4" office:value-type="string">
            <text:p text:style-name="P237">FP1</text:p>
          </table:table-cell>
          <table:table-cell table:style-name="Tabela31.C4" office:value-type="string">
            <text:p text:style-name="P214"><text:span text:style-name="T58">Sempre que o </text:span>Usuário/Administrador <text:span text:style-name="T58">cadastra</text:span> uma Transação Financeira <text:span text:style-name="T58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office:value-type="string">
            <text:p text:style-name="P237">Fluxos Alternativos</text:p>
          </table:table-cell>
          <table:table-cell table:style-name="Tabela31.B5" office:value-type="string">
            <text:p text:style-name="P237">FA1</text:p>
          </table:table-cell>
          <table:table-cell table:style-name="Tabela31.C5" office:value-type="string">
            <text:p text:style-name="P215">Caso julgue necessário o Usuário/Administrador pode imprimir esse relatório clicando no botão “Imprimir <text:span text:style-name="T58">Relatório</text:span>” </text:p>
          </table:table-cell>
        </table:table-row>
        <text:soft-page-break/>
        <table:table-row table:style-name="Tabela31.1">
          <table:table-cell table:style-name="Tabela31.A1" office:value-type="string">
            <text:p text:style-name="P237">Regras de Negócio</text:p>
          </table:table-cell>
          <table:table-cell table:style-name="Tabela31.B6" office:value-type="string">
            <text:p text:style-name="P237">RN1</text:p>
          </table:table-cell>
          <table:table-cell table:style-name="Tabela31.C6" office:value-type="string">
            <text:p text:style-name="P148"/>
          </table:table-cell>
        </table:table-row>
        <table:table-row table:style-name="Tabela31.7">
          <table:table-cell table:style-name="Tabela31.A1" office:value-type="string">
            <text:p text:style-name="P121">Pós Condições</text:p>
          </table:table-cell>
          <table:table-cell table:style-name="Tabela31.B7" office:value-type="string">
            <text:p text:style-name="P237">PC1</text:p>
          </table:table-cell>
          <table:table-cell table:style-name="Tabela31.C7" office:value-type="string">
            <text:p text:style-name="P216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121">Casos de Uso Afetados</text:p>
          </table:table-cell>
          <table:table-cell table:style-name="Tabela31.B8" table:number-columns-spanned="2" office:value-type="string">
            <text:p text:style-name="P80">UC5.1 </text:p>
          </table:table-cell>
          <table:covered-table-cell/>
        </table:table-row>
      </table:table>
      <text:p text:style-name="P16"/>
      <text:h text:style-name="Heading_20_3" text:outline-level="3"><text:bookmark-start text:name="__RefHeading___Toc5656_94557391"/>4.<text:span text:style-name="T39">6</text:span>.<text:span text:style-name="T35">2</text:span> UC<text:span text:style-name="T39">6</text:span>.<text:span text:style-name="T30">2</text:span> <text:span text:style-name="T39">Buscar Relatórios</text:span><text:bookmark-end text:name="__RefHeading___Toc5656_94557391"/></text:h>
      <text:p text:style-name="P16"/>
      <table:table table:name="Tabela32" table:style-name="Tabela32">
        <table:table-column table:style-name="Tabela32.A"/>
        <table:table-column table:style-name="Tabela32.B"/>
        <table:table-column table:style-name="Tabela32.C"/>
        <table:table-row table:style-name="Tabela32.1">
          <table:table-cell table:style-name="Tabela32.A1" table:number-columns-spanned="3" office:value-type="string">
            <text:p text:style-name="P237">UC<text:span text:style-name="T39">6.2</text:span> – <text:span text:style-name="T39">Buscar Relatório</text:span></text:p>
          </table:table-cell>
          <table:covered-table-cell/>
          <table:covered-table-cell/>
        </table:table-row>
        <table:table-row table:style-name="Tabela32.1">
          <table:table-cell table:style-name="Tabela32.A1" table:number-rows-spanned="2" office:value-type="string">
            <text:p text:style-name="P237">Pré - Condições</text:p>
          </table:table-cell>
          <table:table-cell table:style-name="Tabela32.B2" office:value-type="string">
            <text:p text:style-name="P237">PC1</text:p>
          </table:table-cell>
          <table:table-cell table:style-name="Tabela32.C2" office:value-type="string">
            <text:p text:style-name="P237">O <text:span text:style-name="T5">Administrador ou Usuário</text:span> deve estar logado no sistema </text:p>
          </table:table-cell>
        </table:table-row>
        <table:table-row table:style-name="Tabela32.3">
          <table:covered-table-cell/>
          <table:table-cell table:style-name="Tabela32.B3" office:value-type="string">
            <text:p text:style-name="P60">PC2</text:p>
          </table:table-cell>
          <table:table-cell table:style-name="Tabela32.C3" office:value-type="string">
            <text:p text:style-name="P161"><text:span text:style-name="T39">A transação financeira correspondente ao relatório </text:span>deve estar cadastrad<text:span text:style-name="T35">a</text:span> no sistema</text:p>
          </table:table-cell>
        </table:table-row>
        <table:table-row table:style-name="Tabela32.4">
          <table:table-cell table:style-name="Tabela32.A1" office:value-type="string">
            <text:p text:style-name="P237">Atores Envolvidos</text:p>
          </table:table-cell>
          <table:table-cell table:style-name="Tabela32.B4" table:number-columns-spanned="2" office:value-type="string">
            <text:p text:style-name="P95">Administrador <text:span text:style-name="T9">e Usuário</text:span></text:p>
          </table:table-cell>
          <table:covered-table-cell/>
        </table:table-row>
        <table:table-row table:style-name="Tabela32.1">
          <table:table-cell table:style-name="Tabela32.A1" table:number-rows-spanned="2" office:value-type="string">
            <text:p text:style-name="P237">Fluxo Principal</text:p>
          </table:table-cell>
          <table:table-cell table:style-name="Tabela32.B5" office:value-type="string">
            <text:p text:style-name="P237">FP1</text:p>
          </table:table-cell>
          <table:table-cell table:style-name="Tabela32.C5" office:value-type="string">
            <text:p text:style-name="P143">O <text:span text:style-name="T7">Administrador</text:span> <text:span text:style-name="T11">ou Usuário deverá buscar e selecionar a transação financeira </text:span></text:p>
          </table:table-cell>
        </table:table-row>
        <table:table-row table:style-name="Tabela32.1">
          <table:covered-table-cell/>
          <table:table-cell table:style-name="Tabela32.B6" office:value-type="string">
            <text:p text:style-name="P237">FP2</text:p>
          </table:table-cell>
          <table:table-cell table:style-name="Tabela32.C6" office:value-type="string">
            <text:p text:style-name="P217">O sistema exibirá o relatório referente a transação financeira</text:p>
          </table:table-cell>
        </table:table-row>
        <table:table-row table:style-name="Tabela32.1">
          <table:table-cell table:style-name="Tabela32.A1" table:number-rows-spanned="2" office:value-type="string">
            <text:p text:style-name="P237">Fluxos Alternativos</text:p>
          </table:table-cell>
          <table:table-cell table:style-name="Tabela32.B7" office:value-type="string">
            <text:p text:style-name="P237">FA<text:span text:style-name="T13">1</text:span></text:p>
          </table:table-cell>
          <table:table-cell table:style-name="Tabela32.C7" office:value-type="string">
            <text:p text:style-name="P143">Se o <text:span text:style-name="T6">Administrador ou Usuário</text:span> clicar no botão Cancelar <text:span text:style-name="T59">a operação será cancelada</text:span></text:p>
          </table:table-cell>
        </table:table-row>
        <table:table-row table:style-name="Tabela32.1">
          <table:covered-table-cell/>
          <table:table-cell table:style-name="Tabela32.B8" office:value-type="string">
            <text:p text:style-name="P143">FA<text:span text:style-name="T14">2</text:span></text:p>
          </table:table-cell>
          <table:table-cell table:style-name="Tabela32.C8" office:value-type="string">
            <text:p text:style-name="P143">Se o <text:span text:style-name="T6">Administrador</text:span> <text:span text:style-name="T9">ou Usuário achar necessário pode imprimir o relatório clicando no botão “Imprimir relatório”</text:span></text:p>
          </table:table-cell>
        </table:table-row>
        <table:table-row table:style-name="Tabela32.1">
          <table:table-cell table:style-name="Tabela32.A1" office:value-type="string">
            <text:p text:style-name="P237">Regras de Negócio</text:p>
          </table:table-cell>
          <table:table-cell table:style-name="Tabela32.B9" office:value-type="string">
            <text:p text:style-name="P237">RN1</text:p>
          </table:table-cell>
          <table:table-cell table:style-name="Tabela32.C9" office:value-type="string">
            <text:p text:style-name="P148"/>
          </table:table-cell>
        </table:table-row>
        <table:table-row table:style-name="Tabela32.10">
          <table:table-cell table:style-name="Tabela32.A1" office:value-type="string">
            <text:p text:style-name="P121">Pós Condições</text:p>
          </table:table-cell>
          <table:table-cell table:style-name="Tabela32.B10" office:value-type="string">
            <text:p text:style-name="P237">PC1</text:p>
          </table:table-cell>
          <table:table-cell table:style-name="Tabela32.C10" office:value-type="string">
            <text:p text:style-name="P217">O Relatório deve estar exibido para o Usuário/Administrador</text:p>
          </table:table-cell>
        </table:table-row>
        <table:table-row table:style-name="Tabela32.1">
          <table:table-cell table:style-name="Tabela32.A1" office:value-type="string">
            <text:p text:style-name="P121">Casos de Uso Afetados</text:p>
          </table:table-cell>
          <table:table-cell table:style-name="Tabela32.B11" table:number-columns-spanned="2" office:value-type="string">
            <text:p text:style-name="P80">UC6.1, UC5.1, UC6.3 </text:p>
          </table:table-cell>
          <table:covered-table-cell/>
        </table:table-row>
      </table:table>
      <text:p text:style-name="P16"/>
      <text:h text:style-name="Heading_20_3" text:outline-level="3"><text:bookmark-start text:name="__RefHeading___Toc5658_94557391"/>4.<text:span text:style-name="T59">6</text:span>.<text:span text:style-name="T36">3</text:span> UC<text:span text:style-name="T59">6</text:span>.3 <text:span text:style-name="T59">Imprimir Relatório</text:span><text:bookmark-end text:name="__RefHeading___Toc5658_94557391"/></text:h>
      <text:p text:style-name="P30"/>
      <table:table table:name="Tabela33" table:style-name="Tabela33">
        <table:table-column table:style-name="Tabela33.A"/>
        <table:table-column table:style-name="Tabela33.B"/>
        <table:table-column table:style-name="Tabela33.C"/>
        <table:table-row table:style-name="Tabela33.1">
          <table:table-cell table:style-name="Tabela33.A1" table:number-columns-spanned="3" office:value-type="string">
            <text:p text:style-name="P237">UC<text:span text:style-name="T59">6</text:span>.<text:span text:style-name="T59">3</text:span> – <text:span text:style-name="T59">Imprimir Relatório</text:span></text:p>
          </table:table-cell>
          <table:covered-table-cell/>
          <table:covered-table-cell/>
        </table:table-row>
        <table:table-row table:style-name="Tabela33.1">
          <table:table-cell table:style-name="Tabela33.A1" table:number-rows-spanned="3" office:value-type="string">
            <text:p text:style-name="P237">Pré - Condições</text:p>
          </table:table-cell>
          <table:table-cell table:style-name="Tabela33.B2" office:value-type="string">
            <text:p text:style-name="P237">PC1</text:p>
          </table:table-cell>
          <table:table-cell table:style-name="Tabela33.C2" office:value-type="string">
            <text:p text:style-name="P237">O <text:span text:style-name="T5">Administrador ou Usuário</text:span> deve estar logado no sistema </text:p>
          </table:table-cell>
        </table:table-row>
        <table:table-row table:style-name="Tabela33.1">
          <table:covered-table-cell/>
          <table:table-cell table:style-name="Tabela33.B3" office:value-type="string">
            <text:p text:style-name="P60">PC2</text:p>
          </table:table-cell>
          <table:table-cell table:style-name="Tabela33.C3" office:value-type="string">
            <text:p text:style-name="P161"><text:span text:style-name="T36">A Transação Financeira correspondente ao relatório </text:span>deve estar cadastrado no sistema</text:p>
          </table:table-cell>
        </table:table-row>
        <table:table-row table:style-name="Tabela33.4">
          <table:covered-table-cell/>
          <table:table-cell table:style-name="Tabela33.B4" office:value-type="string">
            <text:p text:style-name="P70">PC3</text:p>
          </table:table-cell>
          <table:table-cell table:style-name="Tabela33.C4" office:value-type="string">
            <text:p text:style-name="P217">O Administrador/Usuário deve realizar uma busca pelo relatório </text:p>
          </table:table-cell>
        </table:table-row>
        <text:soft-page-break/>
        <table:table-row table:style-name="Tabela33.5">
          <table:table-cell table:style-name="Tabela33.A1" office:value-type="string">
            <text:p text:style-name="P237">Atores Envolvidos</text:p>
          </table:table-cell>
          <table:table-cell table:style-name="Tabela33.B5" table:number-columns-spanned="2" office:value-type="string">
            <text:p text:style-name="P95">Administrador <text:span text:style-name="T9">e Usuário</text:span></text:p>
          </table:table-cell>
          <table:covered-table-cell/>
        </table:table-row>
        <table:table-row table:style-name="Tabela33.1">
          <table:table-cell table:style-name="Tabela33.A1" office:value-type="string">
            <text:p text:style-name="P237">Fluxo Principal</text:p>
          </table:table-cell>
          <table:table-cell table:style-name="Tabela33.B6" office:value-type="string">
            <text:p text:style-name="P237">FP1</text:p>
          </table:table-cell>
          <table:table-cell table:style-name="Tabela33.C6" office:value-type="string">
            <text:p text:style-name="P217">O Administrador/Usuário deve clicar no botão “Imprimir relatório” para imprimir o relatório</text:p>
          </table:table-cell>
        </table:table-row>
        <table:table-row table:style-name="Tabela33.1">
          <table:table-cell table:style-name="Tabela33.A1" office:value-type="string">
            <text:p text:style-name="P237">Fluxos Alternativos</text:p>
          </table:table-cell>
          <table:table-cell table:style-name="Tabela33.B7" office:value-type="string">
            <text:p text:style-name="P237">FA<text:span text:style-name="T13">1</text:span></text:p>
          </table:table-cell>
          <table:table-cell table:style-name="Tabela33.C7" office:value-type="string">
            <text:p text:style-name="P217"/>
          </table:table-cell>
        </table:table-row>
        <table:table-row table:style-name="Tabela33.1">
          <table:table-cell table:style-name="Tabela33.A1" office:value-type="string">
            <text:p text:style-name="P237">Regras de Negócio</text:p>
          </table:table-cell>
          <table:table-cell table:style-name="Tabela33.B8" office:value-type="string">
            <text:p text:style-name="P237">RN1</text:p>
          </table:table-cell>
          <table:table-cell table:style-name="Tabela33.C8" office:value-type="string">
            <text:p text:style-name="P148"/>
          </table:table-cell>
        </table:table-row>
        <table:table-row table:style-name="Tabela33.9">
          <table:table-cell table:style-name="Tabela33.A1" office:value-type="string">
            <text:p text:style-name="P121">Pós Condições</text:p>
          </table:table-cell>
          <table:table-cell table:style-name="Tabela33.B9" office:value-type="string">
            <text:p text:style-name="P237">PC1</text:p>
          </table:table-cell>
          <table:table-cell table:style-name="Tabela33.C9" office:value-type="string">
            <text:p text:style-name="P218">O sistema deve imprimir o relatório</text:p>
          </table:table-cell>
        </table:table-row>
        <table:table-row table:style-name="Tabela33.1">
          <table:table-cell table:style-name="Tabela33.A1" office:value-type="string">
            <text:p text:style-name="P121">Casos de Uso Afetados</text:p>
          </table:table-cell>
          <table:table-cell table:style-name="Tabela33.B10" table:number-columns-spanned="2" office:value-type="string">
            <text:p text:style-name="P80">UC5.1, UC6.2</text:p>
          </table:table-cell>
          <table:covered-table-cell/>
        </table:table-row>
      </table:table>
      <text:p text:style-name="P16"/>
      <text:p text:style-name="P16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2</text:page-number></text:p>
      </style:footer>
    </style:master-page>
    <style:master-page style:name="MP0" style:page-layout-name="Mpm2">
      <style:footer>
        <text:p text:style-name="MP2"><text:page-number text:select-page="current">33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6-11T00:23:44.743000000</dc:date>
    <meta:editing-cycles>47</meta:editing-cycles>
    <meta:editing-duration>PT14H31M24S</meta:editing-duration>
    <meta:document-statistic meta:table-count="35" meta:image-count="0" meta:object-count="0" meta:page-count="32" meta:paragraph-count="1139" meta:word-count="6623" meta:character-count="41388" meta:non-whitespace-character-count="35780"/>
    <meta:template xlink:type="simple" xlink:actuate="onRequest" xlink:title="" xlink:href="Normal"/>
  </office:meta>
</office:document-meta>
</file>